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erif1"/>
    </style:style>
    <style:style style:name="ce3" style:family="table-cell" style:parent-style-name="Default">
      <style:map style:condition="cell-content-is-between(4600,3400)" style:apply-style-name="Good" style:base-cell-address="Sheet1.B3"/>
    </style:style>
    <style:style style:name="ce4" style:family="table-cell" style:parent-style-name="Default" style:data-style-name="N61"/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combined table</text:p>
          </table:table-cell>
          <table:table-cell table:style-name="Default" table:number-columns-repeated="6"/>
          <table:table-cell table:style-name="Default" office:value-type="string" calcext:value-type="string">
            <text:p>src of values</text:p>
          </table:table-cell>
          <table:table-cell table:style-name="Default" office:value-type="string" calcext:value-type="string">
            <text:p>Nilsson, Riedel: Electric Circuits (10e), p. 761</text:p>
          </table:table-cell>
          <table:table-cell table:style-name="Default" table:number-columns-repeated="16"/>
          <table:table-cell/>
        </table:table-row>
        <table:table-row table:style-name="ro1">
          <table:table-cell office:value-type="string" calcext:value-type="string">
            <text:p>R <text:span text:style-name="T1">↓</text:span> | C →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0.000000000022" calcext:value-type="float">
            <text:p>2.2E-11</text:p>
          </table:table-cell>
          <table:table-cell table:style-name="Default" office:value-type="float" office:value="0.000000000047" calcext:value-type="float">
            <text:p>4.7E-11</text:p>
          </table:table-cell>
          <table:table-cell table:style-name="ce1" office:value-type="float" office:value="0.0000000001" calcext:value-type="float">
            <text:p>1E-10</text:p>
          </table:table-cell>
          <table:table-cell table:style-name="ce1" office:value-type="float" office:value="0.00000000022" calcext:value-type="float">
            <text:p>2.2E-10</text:p>
          </table:table-cell>
          <table:table-cell table:style-name="Default" office:value-type="float" office:value="0.00000000047" calcext:value-type="float">
            <text:p>4.7E-10</text:p>
          </table:table-cell>
          <table:table-cell table:style-name="ce1" office:value-type="float" office:value="0.000000001" calcext:value-type="float">
            <text:p>1E-09</text:p>
          </table:table-cell>
          <table:table-cell table:style-name="ce1" office:value-type="float" office:value="0.0000000022" calcext:value-type="float">
            <text:p>2.2E-09</text:p>
          </table:table-cell>
          <table:table-cell table:style-name="Default" office:value-type="float" office:value="0.0000000047" calcext:value-type="float">
            <text:p>4.7E-09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0.000000022" calcext:value-type="float">
            <text:p>2.2E-08</text:p>
          </table:table-cell>
          <table:table-cell table:style-name="Default" office:value-type="float" office:value="0.000000047" calcext:value-type="float">
            <text:p>4.7E-08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0.00000022" calcext:value-type="float">
            <text:p>2.2E-07</text:p>
          </table:table-cell>
          <table:table-cell table:style-name="Default" office:value-type="float" office:value="0.00000047" calcext:value-type="float">
            <text:p>4.7E-07</text:p>
          </table:table-cell>
          <table:table-cell table:style-name="Default" office:value-type="float" office:value="0.000001" calcext:value-type="float">
            <text:p>1E-06</text:p>
          </table:table-cell>
          <table:table-cell table:style-name="Default" office:value-type="float" office:value="0.0000022" calcext:value-type="float">
            <text:p>2.2E-06</text:p>
          </table:table-cell>
          <table:table-cell table:style-name="Default" office:value-type="float" office:value="0.0000047" calcext:value-type="float">
            <text:p>4.7E-06</text:p>
          </table:table-cell>
          <table:table-cell table:style-name="Default" office:value-type="float" office:value="0.00001" calcext:value-type="float">
            <text:p>1E-05</text:p>
          </table:table-cell>
          <table:table-cell table:style-name="Default" office:value-type="float" office:value="0.000022" calcext:value-type="float">
            <text:p>2.2E-05</text:p>
          </table:table-cell>
          <table:table-cell table:style-name="Default" office:value-type="float" office:value="0.000047" calcext:value-type="float">
            <text:p>4.7E-05</text:p>
          </table:table-cell>
          <table:table-cell table:style-name="Default" office:value-type="float" office:value="0.0001" calcext:value-type="float">
            <text:p>1E-04</text:p>
          </table:table-cell>
          <table:table-cell table:style-name="Default" office:value-type="float" office:value="0.00022" calcext:value-type="float">
            <text:p>0.00022</text:p>
          </table:table-cell>
          <table:table-cell table:style-name="Default" office:value-type="float" office:value="0.00047" calcext:value-type="float">
            <text:p>0.0004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formula="of:=[$resistor.A2]" office:value-type="float" office:value="10" calcext:value-type="float">
            <text:p>10</text:p>
          </table:table-cell>
          <table:table-cell table:formula="of:=1/([.$A3]*[.B$2]*2*PI())" office:value-type="float" office:value="1591549430.91895" calcext:value-type="float">
            <text:p>1591549430.91895</text:p>
          </table:table-cell>
          <table:table-cell table:formula="of:=1/([.$A3]*[.C$2]*2*PI())" office:value-type="float" office:value="723431559.508615" calcext:value-type="float">
            <text:p>723431559.508615</text:p>
          </table:table-cell>
          <table:table-cell table:formula="of:=1/([.$A3]*[.D$2]*2*PI())" office:value-type="float" office:value="338627538.493394" calcext:value-type="float">
            <text:p>338627538.493394</text:p>
          </table:table-cell>
          <table:table-cell table:formula="of:=1/([.$A3]*[.E$2]*2*PI())" office:value-type="float" office:value="159154943.091895" calcext:value-type="float">
            <text:p>159154943.091895</text:p>
          </table:table-cell>
          <table:table-cell table:formula="of:=1/([.$A3]*[.F$2]*2*PI())" office:value-type="float" office:value="72343155.9508615" calcext:value-type="float">
            <text:p>72343155.9508615</text:p>
          </table:table-cell>
          <table:table-cell table:formula="of:=1/([.$A3]*[.G$2]*2*PI())" office:value-type="float" office:value="33862753.8493394" calcext:value-type="float">
            <text:p>33862753.8493394</text:p>
          </table:table-cell>
          <table:table-cell table:formula="of:=1/([.$A3]*[.H$2]*2*PI())" office:value-type="float" office:value="15915494.3091895" calcext:value-type="float">
            <text:p>15915494.3091895</text:p>
          </table:table-cell>
          <table:table-cell table:formula="of:=1/([.$A3]*[.I$2]*2*PI())" office:value-type="float" office:value="7234315.59508615" calcext:value-type="float">
            <text:p>7234315.59508615</text:p>
          </table:table-cell>
          <table:table-cell table:formula="of:=1/([.$A3]*[.J$2]*2*PI())" office:value-type="float" office:value="3386275.38493394" calcext:value-type="float">
            <text:p>3386275.38493394</text:p>
          </table:table-cell>
          <table:table-cell table:formula="of:=1/([.$A3]*[.K$2]*2*PI())" office:value-type="float" office:value="1591549.43091895" calcext:value-type="float">
            <text:p>1591549.43091895</text:p>
          </table:table-cell>
          <table:table-cell table:formula="of:=1/([.$A3]*[.L$2]*2*PI())" office:value-type="float" office:value="723431.559508615" calcext:value-type="float">
            <text:p>723431.559508615</text:p>
          </table:table-cell>
          <table:table-cell table:formula="of:=1/([.$A3]*[.M$2]*2*PI())" office:value-type="float" office:value="338627.538493394" calcext:value-type="float">
            <text:p>338627.538493394</text:p>
          </table:table-cell>
          <table:table-cell table:formula="of:=1/([.$A3]*[.N$2]*2*PI())" office:value-type="float" office:value="159154.943091895" calcext:value-type="float">
            <text:p>159154.943091895</text:p>
          </table:table-cell>
          <table:table-cell table:formula="of:=1/([.$A3]*[.O$2]*2*PI())" office:value-type="float" office:value="72343.1559508615" calcext:value-type="float">
            <text:p>72343.1559508615</text:p>
          </table:table-cell>
          <table:table-cell table:formula="of:=1/([.$A3]*[.P$2]*2*PI())" office:value-type="float" office:value="33862.7538493394" calcext:value-type="float">
            <text:p>33862.7538493394</text:p>
          </table:table-cell>
          <table:table-cell table:formula="of:=1/([.$A3]*[.Q$2]*2*PI())" office:value-type="float" office:value="15915.4943091895" calcext:value-type="float">
            <text:p>15915.4943091895</text:p>
          </table:table-cell>
          <table:table-cell table:formula="of:=1/([.$A3]*[.R$2]*2*PI())" office:value-type="float" office:value="7234.31559508615" calcext:value-type="float">
            <text:p>7234.31559508615</text:p>
          </table:table-cell>
          <table:table-cell table:formula="of:=1/([.$A3]*[.S$2]*2*PI())" office:value-type="float" office:value="3386.27538493394" calcext:value-type="float">
            <text:p>3386.27538493394</text:p>
          </table:table-cell>
          <table:table-cell table:formula="of:=1/([.$A3]*[.T$2]*2*PI())" office:value-type="float" office:value="1591.54943091895" calcext:value-type="float">
            <text:p>1591.54943091895</text:p>
          </table:table-cell>
          <table:table-cell table:formula="of:=1/([.$A3]*[.U$2]*2*PI())" office:value-type="float" office:value="723.431559508615" calcext:value-type="float">
            <text:p>723.431559508615</text:p>
          </table:table-cell>
          <table:table-cell table:formula="of:=1/([.$A3]*[.V$2]*2*PI())" office:value-type="float" office:value="338.627538493394" calcext:value-type="float">
            <text:p>338.627538493394</text:p>
          </table:table-cell>
          <table:table-cell table:formula="of:=1/([.$A3]*[.W$2]*2*PI())" office:value-type="float" office:value="159.154943091895" calcext:value-type="float">
            <text:p>159.154943091895</text:p>
          </table:table-cell>
          <table:table-cell table:formula="of:=1/([.$A3]*[.X$2]*2*PI())" office:value-type="float" office:value="72.3431559508615" calcext:value-type="float">
            <text:p>72.3431559508615</text:p>
          </table:table-cell>
          <table:table-cell table:formula="of:=1/([.$A3]*[.Y$2]*2*PI())" office:value-type="float" office:value="33.8627538493394" calcext:value-type="float">
            <text:p>33.8627538493394</text:p>
          </table:table-cell>
          <table:table-cell/>
        </table:table-row>
        <table:table-row table:style-name="ro1">
          <table:table-cell table:formula="of:=[$resistor.A3]" office:value-type="float" office:value="15" calcext:value-type="float">
            <text:p>15</text:p>
          </table:table-cell>
          <table:table-cell table:formula="of:=1/([.$A4]*[.B$2]*2*PI())" office:value-type="float" office:value="1061032953.94597" calcext:value-type="float">
            <text:p>1061032953.94597</text:p>
          </table:table-cell>
          <table:table-cell table:formula="of:=1/([.$A4]*[.C$2]*2*PI())" office:value-type="float" office:value="482287706.339077" calcext:value-type="float">
            <text:p>482287706.339077</text:p>
          </table:table-cell>
          <table:table-cell table:formula="of:=1/([.$A4]*[.D$2]*2*PI())" office:value-type="float" office:value="225751692.32893" calcext:value-type="float">
            <text:p>225751692.32893</text:p>
          </table:table-cell>
          <table:table-cell table:formula="of:=1/([.$A4]*[.E$2]*2*PI())" office:value-type="float" office:value="106103295.394597" calcext:value-type="float">
            <text:p>106103295.394597</text:p>
          </table:table-cell>
          <table:table-cell table:formula="of:=1/([.$A4]*[.F$2]*2*PI())" office:value-type="float" office:value="48228770.6339077" calcext:value-type="float">
            <text:p>48228770.6339077</text:p>
          </table:table-cell>
          <table:table-cell table:formula="of:=1/([.$A4]*[.G$2]*2*PI())" office:value-type="float" office:value="22575169.2328929" calcext:value-type="float">
            <text:p>22575169.2328929</text:p>
          </table:table-cell>
          <table:table-cell table:formula="of:=1/([.$A4]*[.H$2]*2*PI())" office:value-type="float" office:value="10610329.5394597" calcext:value-type="float">
            <text:p>10610329.5394597</text:p>
          </table:table-cell>
          <table:table-cell table:formula="of:=1/([.$A4]*[.I$2]*2*PI())" office:value-type="float" office:value="4822877.06339077" calcext:value-type="float">
            <text:p>4822877.06339077</text:p>
          </table:table-cell>
          <table:table-cell table:formula="of:=1/([.$A4]*[.J$2]*2*PI())" office:value-type="float" office:value="2257516.9232893" calcext:value-type="float">
            <text:p>2257516.9232893</text:p>
          </table:table-cell>
          <table:table-cell table:formula="of:=1/([.$A4]*[.K$2]*2*PI())" office:value-type="float" office:value="1061032.95394597" calcext:value-type="float">
            <text:p>1061032.95394597</text:p>
          </table:table-cell>
          <table:table-cell table:formula="of:=1/([.$A4]*[.L$2]*2*PI())" office:value-type="float" office:value="482287.706339077" calcext:value-type="float">
            <text:p>482287.706339077</text:p>
          </table:table-cell>
          <table:table-cell table:formula="of:=1/([.$A4]*[.M$2]*2*PI())" office:value-type="float" office:value="225751.69232893" calcext:value-type="float">
            <text:p>225751.69232893</text:p>
          </table:table-cell>
          <table:table-cell table:formula="of:=1/([.$A4]*[.N$2]*2*PI())" office:value-type="float" office:value="106103.295394597" calcext:value-type="float">
            <text:p>106103.295394597</text:p>
          </table:table-cell>
          <table:table-cell table:formula="of:=1/([.$A4]*[.O$2]*2*PI())" office:value-type="float" office:value="48228.7706339077" calcext:value-type="float">
            <text:p>48228.7706339077</text:p>
          </table:table-cell>
          <table:table-cell table:formula="of:=1/([.$A4]*[.P$2]*2*PI())" office:value-type="float" office:value="22575.1692328929" calcext:value-type="float">
            <text:p>22575.1692328929</text:p>
          </table:table-cell>
          <table:table-cell table:formula="of:=1/([.$A4]*[.Q$2]*2*PI())" office:value-type="float" office:value="10610.3295394597" calcext:value-type="float">
            <text:p>10610.3295394597</text:p>
          </table:table-cell>
          <table:table-cell table:formula="of:=1/([.$A4]*[.R$2]*2*PI())" office:value-type="float" office:value="4822.87706339077" calcext:value-type="float">
            <text:p>4822.87706339077</text:p>
          </table:table-cell>
          <table:table-cell table:formula="of:=1/([.$A4]*[.S$2]*2*PI())" office:value-type="float" office:value="2257.5169232893" calcext:value-type="float">
            <text:p>2257.5169232893</text:p>
          </table:table-cell>
          <table:table-cell table:formula="of:=1/([.$A4]*[.T$2]*2*PI())" office:value-type="float" office:value="1061.03295394597" calcext:value-type="float">
            <text:p>1061.03295394597</text:p>
          </table:table-cell>
          <table:table-cell table:formula="of:=1/([.$A4]*[.U$2]*2*PI())" office:value-type="float" office:value="482.287706339077" calcext:value-type="float">
            <text:p>482.287706339077</text:p>
          </table:table-cell>
          <table:table-cell table:formula="of:=1/([.$A4]*[.V$2]*2*PI())" office:value-type="float" office:value="225.75169232893" calcext:value-type="float">
            <text:p>225.75169232893</text:p>
          </table:table-cell>
          <table:table-cell table:formula="of:=1/([.$A4]*[.W$2]*2*PI())" office:value-type="float" office:value="106.103295394597" calcext:value-type="float">
            <text:p>106.103295394597</text:p>
          </table:table-cell>
          <table:table-cell table:formula="of:=1/([.$A4]*[.X$2]*2*PI())" office:value-type="float" office:value="48.2287706339077" calcext:value-type="float">
            <text:p>48.2287706339077</text:p>
          </table:table-cell>
          <table:table-cell table:formula="of:=1/([.$A4]*[.Y$2]*2*PI())" office:value-type="float" office:value="22.575169232893" calcext:value-type="float">
            <text:p>22.575169232893</text:p>
          </table:table-cell>
          <table:table-cell/>
        </table:table-row>
        <table:table-row table:style-name="ro1">
          <table:table-cell table:formula="of:=[$resistor.A4]" office:value-type="float" office:value="22" calcext:value-type="float">
            <text:p>22</text:p>
          </table:table-cell>
          <table:table-cell table:formula="of:=1/([.$A5]*[.B$2]*2*PI())" office:value-type="float" office:value="723431559.508615" calcext:value-type="float">
            <text:p>723431559.508615</text:p>
          </table:table-cell>
          <table:table-cell table:formula="of:=1/([.$A5]*[.C$2]*2*PI())" office:value-type="float" office:value="328832527.049371" calcext:value-type="float">
            <text:p>328832527.049371</text:p>
          </table:table-cell>
          <table:table-cell table:formula="of:=1/([.$A5]*[.D$2]*2*PI())" office:value-type="float" office:value="153921608.406088" calcext:value-type="float">
            <text:p>153921608.406088</text:p>
          </table:table-cell>
          <table:table-cell table:formula="of:=1/([.$A5]*[.E$2]*2*PI())" office:value-type="float" office:value="72343155.9508615" calcext:value-type="float">
            <text:p>72343155.9508615</text:p>
          </table:table-cell>
          <table:table-cell table:formula="of:=1/([.$A5]*[.F$2]*2*PI())" office:value-type="float" office:value="32883252.7049371" calcext:value-type="float">
            <text:p>32883252.7049371</text:p>
          </table:table-cell>
          <table:table-cell table:formula="of:=1/([.$A5]*[.G$2]*2*PI())" office:value-type="float" office:value="15392160.8406088" calcext:value-type="float">
            <text:p>15392160.8406088</text:p>
          </table:table-cell>
          <table:table-cell table:formula="of:=1/([.$A5]*[.H$2]*2*PI())" office:value-type="float" office:value="7234315.59508615" calcext:value-type="float">
            <text:p>7234315.59508615</text:p>
          </table:table-cell>
          <table:table-cell table:formula="of:=1/([.$A5]*[.I$2]*2*PI())" office:value-type="float" office:value="3288325.27049371" calcext:value-type="float">
            <text:p>3288325.27049371</text:p>
          </table:table-cell>
          <table:table-cell table:formula="of:=1/([.$A5]*[.J$2]*2*PI())" office:value-type="float" office:value="1539216.08406088" calcext:value-type="float">
            <text:p>1539216.08406088</text:p>
          </table:table-cell>
          <table:table-cell table:formula="of:=1/([.$A5]*[.K$2]*2*PI())" office:value-type="float" office:value="723431.559508615" calcext:value-type="float">
            <text:p>723431.559508615</text:p>
          </table:table-cell>
          <table:table-cell table:formula="of:=1/([.$A5]*[.L$2]*2*PI())" office:value-type="float" office:value="328832.527049371" calcext:value-type="float">
            <text:p>328832.527049371</text:p>
          </table:table-cell>
          <table:table-cell table:formula="of:=1/([.$A5]*[.M$2]*2*PI())" office:value-type="float" office:value="153921.608406088" calcext:value-type="float">
            <text:p>153921.608406088</text:p>
          </table:table-cell>
          <table:table-cell table:formula="of:=1/([.$A5]*[.N$2]*2*PI())" office:value-type="float" office:value="72343.1559508615" calcext:value-type="float">
            <text:p>72343.1559508615</text:p>
          </table:table-cell>
          <table:table-cell table:formula="of:=1/([.$A5]*[.O$2]*2*PI())" office:value-type="float" office:value="32883.2527049371" calcext:value-type="float">
            <text:p>32883.2527049371</text:p>
          </table:table-cell>
          <table:table-cell table:formula="of:=1/([.$A5]*[.P$2]*2*PI())" office:value-type="float" office:value="15392.1608406088" calcext:value-type="float">
            <text:p>15392.1608406088</text:p>
          </table:table-cell>
          <table:table-cell table:formula="of:=1/([.$A5]*[.Q$2]*2*PI())" office:value-type="float" office:value="7234.31559508615" calcext:value-type="float">
            <text:p>7234.31559508615</text:p>
          </table:table-cell>
          <table:table-cell table:formula="of:=1/([.$A5]*[.R$2]*2*PI())" office:value-type="float" office:value="3288.32527049371" calcext:value-type="float">
            <text:p>3288.32527049371</text:p>
          </table:table-cell>
          <table:table-cell table:formula="of:=1/([.$A5]*[.S$2]*2*PI())" office:value-type="float" office:value="1539.21608406088" calcext:value-type="float">
            <text:p>1539.21608406088</text:p>
          </table:table-cell>
          <table:table-cell table:formula="of:=1/([.$A5]*[.T$2]*2*PI())" office:value-type="float" office:value="723.431559508615" calcext:value-type="float">
            <text:p>723.431559508615</text:p>
          </table:table-cell>
          <table:table-cell table:formula="of:=1/([.$A5]*[.U$2]*2*PI())" office:value-type="float" office:value="328.832527049371" calcext:value-type="float">
            <text:p>328.832527049371</text:p>
          </table:table-cell>
          <table:table-cell table:formula="of:=1/([.$A5]*[.V$2]*2*PI())" office:value-type="float" office:value="153.921608406088" calcext:value-type="float">
            <text:p>153.921608406088</text:p>
          </table:table-cell>
          <table:table-cell table:formula="of:=1/([.$A5]*[.W$2]*2*PI())" office:value-type="float" office:value="72.3431559508615" calcext:value-type="float">
            <text:p>72.3431559508615</text:p>
          </table:table-cell>
          <table:table-cell table:formula="of:=1/([.$A5]*[.X$2]*2*PI())" office:value-type="float" office:value="32.8832527049371" calcext:value-type="float">
            <text:p>32.8832527049371</text:p>
          </table:table-cell>
          <table:table-cell table:formula="of:=1/([.$A5]*[.Y$2]*2*PI())" office:value-type="float" office:value="15.3921608406088" calcext:value-type="float">
            <text:p>15.3921608406088</text:p>
          </table:table-cell>
          <table:table-cell/>
        </table:table-row>
        <table:table-row table:style-name="ro1">
          <table:table-cell table:formula="of:=[$resistor.A5]" office:value-type="float" office:value="33" calcext:value-type="float">
            <text:p>33</text:p>
          </table:table-cell>
          <table:table-cell table:formula="of:=1/([.$A6]*[.B$2]*2*PI())" office:value-type="float" office:value="482287706.339077" calcext:value-type="float">
            <text:p>482287706.339077</text:p>
          </table:table-cell>
          <table:table-cell table:formula="of:=1/([.$A6]*[.C$2]*2*PI())" office:value-type="float" office:value="219221684.69958" calcext:value-type="float">
            <text:p>219221684.69958</text:p>
          </table:table-cell>
          <table:table-cell table:formula="of:=1/([.$A6]*[.D$2]*2*PI())" office:value-type="float" office:value="102614405.604059" calcext:value-type="float">
            <text:p>102614405.604059</text:p>
          </table:table-cell>
          <table:table-cell table:formula="of:=1/([.$A6]*[.E$2]*2*PI())" office:value-type="float" office:value="48228770.6339077" calcext:value-type="float">
            <text:p>48228770.6339077</text:p>
          </table:table-cell>
          <table:table-cell table:formula="of:=1/([.$A6]*[.F$2]*2*PI())" office:value-type="float" office:value="21922168.469958" calcext:value-type="float">
            <text:p>21922168.469958</text:p>
          </table:table-cell>
          <table:table-cell table:formula="of:=1/([.$A6]*[.G$2]*2*PI())" office:value-type="float" office:value="10261440.5604059" calcext:value-type="float">
            <text:p>10261440.5604059</text:p>
          </table:table-cell>
          <table:table-cell table:formula="of:=1/([.$A6]*[.H$2]*2*PI())" office:value-type="float" office:value="4822877.06339077" calcext:value-type="float">
            <text:p>4822877.06339077</text:p>
          </table:table-cell>
          <table:table-cell table:formula="of:=1/([.$A6]*[.I$2]*2*PI())" office:value-type="float" office:value="2192216.8469958" calcext:value-type="float">
            <text:p>2192216.8469958</text:p>
          </table:table-cell>
          <table:table-cell table:formula="of:=1/([.$A6]*[.J$2]*2*PI())" office:value-type="float" office:value="1026144.05604059" calcext:value-type="float">
            <text:p>1026144.05604059</text:p>
          </table:table-cell>
          <table:table-cell table:formula="of:=1/([.$A6]*[.K$2]*2*PI())" office:value-type="float" office:value="482287.706339077" calcext:value-type="float">
            <text:p>482287.706339077</text:p>
          </table:table-cell>
          <table:table-cell table:formula="of:=1/([.$A6]*[.L$2]*2*PI())" office:value-type="float" office:value="219221.68469958" calcext:value-type="float">
            <text:p>219221.68469958</text:p>
          </table:table-cell>
          <table:table-cell table:formula="of:=1/([.$A6]*[.M$2]*2*PI())" office:value-type="float" office:value="102614.405604059" calcext:value-type="float">
            <text:p>102614.405604059</text:p>
          </table:table-cell>
          <table:table-cell table:formula="of:=1/([.$A6]*[.N$2]*2*PI())" office:value-type="float" office:value="48228.7706339077" calcext:value-type="float">
            <text:p>48228.7706339077</text:p>
          </table:table-cell>
          <table:table-cell table:formula="of:=1/([.$A6]*[.O$2]*2*PI())" office:value-type="float" office:value="21922.168469958" calcext:value-type="float">
            <text:p>21922.168469958</text:p>
          </table:table-cell>
          <table:table-cell table:formula="of:=1/([.$A6]*[.P$2]*2*PI())" office:value-type="float" office:value="10261.4405604059" calcext:value-type="float">
            <text:p>10261.4405604059</text:p>
          </table:table-cell>
          <table:table-cell table:formula="of:=1/([.$A6]*[.Q$2]*2*PI())" office:value-type="float" office:value="4822.87706339077" calcext:value-type="float">
            <text:p>4822.87706339077</text:p>
          </table:table-cell>
          <table:table-cell table:formula="of:=1/([.$A6]*[.R$2]*2*PI())" office:value-type="float" office:value="2192.2168469958" calcext:value-type="float">
            <text:p>2192.2168469958</text:p>
          </table:table-cell>
          <table:table-cell table:formula="of:=1/([.$A6]*[.S$2]*2*PI())" office:value-type="float" office:value="1026.14405604059" calcext:value-type="float">
            <text:p>1026.14405604059</text:p>
          </table:table-cell>
          <table:table-cell table:formula="of:=1/([.$A6]*[.T$2]*2*PI())" office:value-type="float" office:value="482.287706339077" calcext:value-type="float">
            <text:p>482.287706339077</text:p>
          </table:table-cell>
          <table:table-cell table:formula="of:=1/([.$A6]*[.U$2]*2*PI())" office:value-type="float" office:value="219.22168469958" calcext:value-type="float">
            <text:p>219.22168469958</text:p>
          </table:table-cell>
          <table:table-cell table:formula="of:=1/([.$A6]*[.V$2]*2*PI())" office:value-type="float" office:value="102.614405604059" calcext:value-type="float">
            <text:p>102.614405604059</text:p>
          </table:table-cell>
          <table:table-cell table:formula="of:=1/([.$A6]*[.W$2]*2*PI())" office:value-type="float" office:value="48.2287706339077" calcext:value-type="float">
            <text:p>48.2287706339077</text:p>
          </table:table-cell>
          <table:table-cell table:formula="of:=1/([.$A6]*[.X$2]*2*PI())" office:value-type="float" office:value="21.922168469958" calcext:value-type="float">
            <text:p>21.922168469958</text:p>
          </table:table-cell>
          <table:table-cell table:formula="of:=1/([.$A6]*[.Y$2]*2*PI())" office:value-type="float" office:value="10.2614405604059" calcext:value-type="float">
            <text:p>10.2614405604059</text:p>
          </table:table-cell>
          <table:table-cell/>
        </table:table-row>
        <table:table-row table:style-name="ro1">
          <table:table-cell table:formula="of:=[$resistor.A6]" office:value-type="float" office:value="47" calcext:value-type="float">
            <text:p>47</text:p>
          </table:table-cell>
          <table:table-cell table:formula="of:=1/([.$A7]*[.B$2]*2*PI())" office:value-type="float" office:value="338627538.493394" calcext:value-type="float">
            <text:p>338627538.493394</text:p>
          </table:table-cell>
          <table:table-cell table:formula="of:=1/([.$A7]*[.C$2]*2*PI())" office:value-type="float" office:value="153921608.406088" calcext:value-type="float">
            <text:p>153921608.406088</text:p>
          </table:table-cell>
          <table:table-cell table:formula="of:=1/([.$A7]*[.D$2]*2*PI())" office:value-type="float" office:value="72048412.4454031" calcext:value-type="float">
            <text:p>72048412.4454031</text:p>
          </table:table-cell>
          <table:table-cell table:formula="of:=1/([.$A7]*[.E$2]*2*PI())" office:value-type="float" office:value="33862753.8493394" calcext:value-type="float">
            <text:p>33862753.8493394</text:p>
          </table:table-cell>
          <table:table-cell table:formula="of:=1/([.$A7]*[.F$2]*2*PI())" office:value-type="float" office:value="15392160.8406088" calcext:value-type="float">
            <text:p>15392160.8406088</text:p>
          </table:table-cell>
          <table:table-cell table:formula="of:=1/([.$A7]*[.G$2]*2*PI())" office:value-type="float" office:value="7204841.2445403" calcext:value-type="float">
            <text:p>7204841.2445403</text:p>
          </table:table-cell>
          <table:table-cell table:formula="of:=1/([.$A7]*[.H$2]*2*PI())" office:value-type="float" office:value="3386275.38493394" calcext:value-type="float">
            <text:p>3386275.38493394</text:p>
          </table:table-cell>
          <table:table-cell table:formula="of:=1/([.$A7]*[.I$2]*2*PI())" office:value-type="float" office:value="1539216.08406088" calcext:value-type="float">
            <text:p>1539216.08406088</text:p>
          </table:table-cell>
          <table:table-cell table:formula="of:=1/([.$A7]*[.J$2]*2*PI())" office:value-type="float" office:value="720484.124454031" calcext:value-type="float">
            <text:p>720484.124454031</text:p>
          </table:table-cell>
          <table:table-cell table:formula="of:=1/([.$A7]*[.K$2]*2*PI())" office:value-type="float" office:value="338627.538493394" calcext:value-type="float">
            <text:p>338627.538493394</text:p>
          </table:table-cell>
          <table:table-cell table:formula="of:=1/([.$A7]*[.L$2]*2*PI())" office:value-type="float" office:value="153921.608406088" calcext:value-type="float">
            <text:p>153921.608406088</text:p>
          </table:table-cell>
          <table:table-cell table:formula="of:=1/([.$A7]*[.M$2]*2*PI())" office:value-type="float" office:value="72048.4124454031" calcext:value-type="float">
            <text:p>72048.4124454031</text:p>
          </table:table-cell>
          <table:table-cell table:formula="of:=1/([.$A7]*[.N$2]*2*PI())" office:value-type="float" office:value="33862.7538493394" calcext:value-type="float">
            <text:p>33862.7538493394</text:p>
          </table:table-cell>
          <table:table-cell table:formula="of:=1/([.$A7]*[.O$2]*2*PI())" office:value-type="float" office:value="15392.1608406088" calcext:value-type="float">
            <text:p>15392.1608406088</text:p>
          </table:table-cell>
          <table:table-cell table:formula="of:=1/([.$A7]*[.P$2]*2*PI())" office:value-type="float" office:value="7204.84124454031" calcext:value-type="float">
            <text:p>7204.84124454031</text:p>
          </table:table-cell>
          <table:table-cell table:formula="of:=1/([.$A7]*[.Q$2]*2*PI())" office:value-type="float" office:value="3386.27538493394" calcext:value-type="float">
            <text:p>3386.27538493394</text:p>
          </table:table-cell>
          <table:table-cell table:formula="of:=1/([.$A7]*[.R$2]*2*PI())" office:value-type="float" office:value="1539.21608406088" calcext:value-type="float">
            <text:p>1539.21608406088</text:p>
          </table:table-cell>
          <table:table-cell table:formula="of:=1/([.$A7]*[.S$2]*2*PI())" office:value-type="float" office:value="720.484124454031" calcext:value-type="float">
            <text:p>720.484124454031</text:p>
          </table:table-cell>
          <table:table-cell table:formula="of:=1/([.$A7]*[.T$2]*2*PI())" office:value-type="float" office:value="338.627538493394" calcext:value-type="float">
            <text:p>338.627538493394</text:p>
          </table:table-cell>
          <table:table-cell table:formula="of:=1/([.$A7]*[.U$2]*2*PI())" office:value-type="float" office:value="153.921608406088" calcext:value-type="float">
            <text:p>153.921608406088</text:p>
          </table:table-cell>
          <table:table-cell table:formula="of:=1/([.$A7]*[.V$2]*2*PI())" office:value-type="float" office:value="72.048412445403" calcext:value-type="float">
            <text:p>72.048412445403</text:p>
          </table:table-cell>
          <table:table-cell table:formula="of:=1/([.$A7]*[.W$2]*2*PI())" office:value-type="float" office:value="33.8627538493394" calcext:value-type="float">
            <text:p>33.8627538493394</text:p>
          </table:table-cell>
          <table:table-cell table:formula="of:=1/([.$A7]*[.X$2]*2*PI())" office:value-type="float" office:value="15.3921608406088" calcext:value-type="float">
            <text:p>15.3921608406088</text:p>
          </table:table-cell>
          <table:table-cell table:formula="of:=1/([.$A7]*[.Y$2]*2*PI())" office:value-type="float" office:value="7.20484124454031" calcext:value-type="float">
            <text:p>7.20484124454031</text:p>
          </table:table-cell>
          <table:table-cell/>
        </table:table-row>
        <table:table-row table:style-name="ro1">
          <table:table-cell table:formula="of:=[$resistor.A7]" office:value-type="float" office:value="68" calcext:value-type="float">
            <text:p>68</text:p>
          </table:table-cell>
          <table:table-cell table:formula="of:=1/([.$A8]*[.B$2]*2*PI())" office:value-type="float" office:value="234051386.899846" calcext:value-type="float">
            <text:p>234051386.899846</text:p>
          </table:table-cell>
          <table:table-cell table:formula="of:=1/([.$A8]*[.C$2]*2*PI())" office:value-type="float" office:value="106386994.045385" calcext:value-type="float">
            <text:p>106386994.045385</text:p>
          </table:table-cell>
          <table:table-cell table:formula="of:=1/([.$A8]*[.D$2]*2*PI())" office:value-type="float" office:value="49798167.4254992" calcext:value-type="float">
            <text:p>49798167.4254992</text:p>
          </table:table-cell>
          <table:table-cell table:formula="of:=1/([.$A8]*[.E$2]*2*PI())" office:value-type="float" office:value="23405138.6899846" calcext:value-type="float">
            <text:p>23405138.6899846</text:p>
          </table:table-cell>
          <table:table-cell table:formula="of:=1/([.$A8]*[.F$2]*2*PI())" office:value-type="float" office:value="10638699.4045385" calcext:value-type="float">
            <text:p>10638699.4045385</text:p>
          </table:table-cell>
          <table:table-cell table:formula="of:=1/([.$A8]*[.G$2]*2*PI())" office:value-type="float" office:value="4979816.74254992" calcext:value-type="float">
            <text:p>4979816.74254992</text:p>
          </table:table-cell>
          <table:table-cell table:formula="of:=1/([.$A8]*[.H$2]*2*PI())" office:value-type="float" office:value="2340513.86899846" calcext:value-type="float">
            <text:p>2340513.86899846</text:p>
          </table:table-cell>
          <table:table-cell table:formula="of:=1/([.$A8]*[.I$2]*2*PI())" office:value-type="float" office:value="1063869.94045385" calcext:value-type="float">
            <text:p>1063869.94045385</text:p>
          </table:table-cell>
          <table:table-cell table:formula="of:=1/([.$A8]*[.J$2]*2*PI())" office:value-type="float" office:value="497981.674254992" calcext:value-type="float">
            <text:p>497981.674254992</text:p>
          </table:table-cell>
          <table:table-cell table:formula="of:=1/([.$A8]*[.K$2]*2*PI())" office:value-type="float" office:value="234051.386899846" calcext:value-type="float">
            <text:p>234051.386899846</text:p>
          </table:table-cell>
          <table:table-cell table:formula="of:=1/([.$A8]*[.L$2]*2*PI())" office:value-type="float" office:value="106386.994045385" calcext:value-type="float">
            <text:p>106386.994045385</text:p>
          </table:table-cell>
          <table:table-cell table:formula="of:=1/([.$A8]*[.M$2]*2*PI())" office:value-type="float" office:value="49798.1674254992" calcext:value-type="float">
            <text:p>49798.1674254992</text:p>
          </table:table-cell>
          <table:table-cell table:formula="of:=1/([.$A8]*[.N$2]*2*PI())" office:value-type="float" office:value="23405.1386899846" calcext:value-type="float">
            <text:p>23405.1386899846</text:p>
          </table:table-cell>
          <table:table-cell table:formula="of:=1/([.$A8]*[.O$2]*2*PI())" office:value-type="float" office:value="10638.6994045385" calcext:value-type="float">
            <text:p>10638.6994045385</text:p>
          </table:table-cell>
          <table:table-cell table:formula="of:=1/([.$A8]*[.P$2]*2*PI())" office:value-type="float" office:value="4979.81674254992" calcext:value-type="float">
            <text:p>4979.81674254992</text:p>
          </table:table-cell>
          <table:table-cell table:formula="of:=1/([.$A8]*[.Q$2]*2*PI())" office:value-type="float" office:value="2340.51386899846" calcext:value-type="float">
            <text:p>2340.51386899846</text:p>
          </table:table-cell>
          <table:table-cell table:formula="of:=1/([.$A8]*[.R$2]*2*PI())" office:value-type="float" office:value="1063.86994045385" calcext:value-type="float">
            <text:p>1063.86994045385</text:p>
          </table:table-cell>
          <table:table-cell table:formula="of:=1/([.$A8]*[.S$2]*2*PI())" office:value-type="float" office:value="497.981674254992" calcext:value-type="float">
            <text:p>497.981674254992</text:p>
          </table:table-cell>
          <table:table-cell table:formula="of:=1/([.$A8]*[.T$2]*2*PI())" office:value-type="float" office:value="234.051386899846" calcext:value-type="float">
            <text:p>234.051386899846</text:p>
          </table:table-cell>
          <table:table-cell table:formula="of:=1/([.$A8]*[.U$2]*2*PI())" office:value-type="float" office:value="106.386994045385" calcext:value-type="float">
            <text:p>106.386994045385</text:p>
          </table:table-cell>
          <table:table-cell table:formula="of:=1/([.$A8]*[.V$2]*2*PI())" office:value-type="float" office:value="49.7981674254992" calcext:value-type="float">
            <text:p>49.7981674254992</text:p>
          </table:table-cell>
          <table:table-cell table:formula="of:=1/([.$A8]*[.W$2]*2*PI())" office:value-type="float" office:value="23.4051386899846" calcext:value-type="float">
            <text:p>23.4051386899846</text:p>
          </table:table-cell>
          <table:table-cell table:formula="of:=1/([.$A8]*[.X$2]*2*PI())" office:value-type="float" office:value="10.6386994045385" calcext:value-type="float">
            <text:p>10.6386994045385</text:p>
          </table:table-cell>
          <table:table-cell table:formula="of:=1/([.$A8]*[.Y$2]*2*PI())" office:value-type="float" office:value="4.97981674254992" calcext:value-type="float">
            <text:p>4.97981674254992</text:p>
          </table:table-cell>
          <table:table-cell/>
        </table:table-row>
        <table:table-row table:style-name="ro1">
          <table:table-cell table:formula="of:=[$resistor.A8]" office:value-type="float" office:value="100" calcext:value-type="float">
            <text:p>100</text:p>
          </table:table-cell>
          <table:table-cell table:formula="of:=1/([.$A9]*[.B$2]*2*PI())" office:value-type="float" office:value="159154943.091895" calcext:value-type="float">
            <text:p>159154943.091895</text:p>
          </table:table-cell>
          <table:table-cell table:formula="of:=1/([.$A9]*[.C$2]*2*PI())" office:value-type="float" office:value="72343155.9508615" calcext:value-type="float">
            <text:p>72343155.9508615</text:p>
          </table:table-cell>
          <table:table-cell table:formula="of:=1/([.$A9]*[.D$2]*2*PI())" office:value-type="float" office:value="33862753.8493394" calcext:value-type="float">
            <text:p>33862753.8493394</text:p>
          </table:table-cell>
          <table:table-cell table:formula="of:=1/([.$A9]*[.E$2]*2*PI())" office:value-type="float" office:value="15915494.3091895" calcext:value-type="float">
            <text:p>15915494.3091895</text:p>
          </table:table-cell>
          <table:table-cell table:formula="of:=1/([.$A9]*[.F$2]*2*PI())" office:value-type="float" office:value="7234315.59508615" calcext:value-type="float">
            <text:p>7234315.59508615</text:p>
          </table:table-cell>
          <table:table-cell table:formula="of:=1/([.$A9]*[.G$2]*2*PI())" office:value-type="float" office:value="3386275.38493394" calcext:value-type="float">
            <text:p>3386275.38493394</text:p>
          </table:table-cell>
          <table:table-cell table:formula="of:=1/([.$A9]*[.H$2]*2*PI())" office:value-type="float" office:value="1591549.43091895" calcext:value-type="float">
            <text:p>1591549.43091895</text:p>
          </table:table-cell>
          <table:table-cell table:formula="of:=1/([.$A9]*[.I$2]*2*PI())" office:value-type="float" office:value="723431.559508615" calcext:value-type="float">
            <text:p>723431.559508615</text:p>
          </table:table-cell>
          <table:table-cell table:formula="of:=1/([.$A9]*[.J$2]*2*PI())" office:value-type="float" office:value="338627.538493394" calcext:value-type="float">
            <text:p>338627.538493394</text:p>
          </table:table-cell>
          <table:table-cell table:formula="of:=1/([.$A9]*[.K$2]*2*PI())" office:value-type="float" office:value="159154.943091895" calcext:value-type="float">
            <text:p>159154.943091895</text:p>
          </table:table-cell>
          <table:table-cell table:formula="of:=1/([.$A9]*[.L$2]*2*PI())" office:value-type="float" office:value="72343.1559508615" calcext:value-type="float">
            <text:p>72343.1559508615</text:p>
          </table:table-cell>
          <table:table-cell table:formula="of:=1/([.$A9]*[.M$2]*2*PI())" office:value-type="float" office:value="33862.7538493394" calcext:value-type="float">
            <text:p>33862.7538493394</text:p>
          </table:table-cell>
          <table:table-cell table:formula="of:=1/([.$A9]*[.N$2]*2*PI())" office:value-type="float" office:value="15915.4943091895" calcext:value-type="float">
            <text:p>15915.4943091895</text:p>
          </table:table-cell>
          <table:table-cell table:formula="of:=1/([.$A9]*[.O$2]*2*PI())" office:value-type="float" office:value="7234.31559508615" calcext:value-type="float">
            <text:p>7234.31559508615</text:p>
          </table:table-cell>
          <table:table-cell table:formula="of:=1/([.$A9]*[.P$2]*2*PI())" office:value-type="float" office:value="3386.27538493394" calcext:value-type="float">
            <text:p>3386.27538493394</text:p>
          </table:table-cell>
          <table:table-cell table:formula="of:=1/([.$A9]*[.Q$2]*2*PI())" office:value-type="float" office:value="1591.54943091895" calcext:value-type="float">
            <text:p>1591.54943091895</text:p>
          </table:table-cell>
          <table:table-cell table:formula="of:=1/([.$A9]*[.R$2]*2*PI())" office:value-type="float" office:value="723.431559508615" calcext:value-type="float">
            <text:p>723.431559508615</text:p>
          </table:table-cell>
          <table:table-cell table:formula="of:=1/([.$A9]*[.S$2]*2*PI())" office:value-type="float" office:value="338.627538493394" calcext:value-type="float">
            <text:p>338.627538493394</text:p>
          </table:table-cell>
          <table:table-cell table:formula="of:=1/([.$A9]*[.T$2]*2*PI())" office:value-type="float" office:value="159.154943091895" calcext:value-type="float">
            <text:p>159.154943091895</text:p>
          </table:table-cell>
          <table:table-cell table:formula="of:=1/([.$A9]*[.U$2]*2*PI())" office:value-type="float" office:value="72.3431559508615" calcext:value-type="float">
            <text:p>72.3431559508615</text:p>
          </table:table-cell>
          <table:table-cell table:formula="of:=1/([.$A9]*[.V$2]*2*PI())" office:value-type="float" office:value="33.8627538493394" calcext:value-type="float">
            <text:p>33.8627538493394</text:p>
          </table:table-cell>
          <table:table-cell table:formula="of:=1/([.$A9]*[.W$2]*2*PI())" office:value-type="float" office:value="15.9154943091895" calcext:value-type="float">
            <text:p>15.9154943091895</text:p>
          </table:table-cell>
          <table:table-cell table:formula="of:=1/([.$A9]*[.X$2]*2*PI())" office:value-type="float" office:value="7.23431559508615" calcext:value-type="float">
            <text:p>7.23431559508615</text:p>
          </table:table-cell>
          <table:table-cell table:formula="of:=1/([.$A9]*[.Y$2]*2*PI())" office:value-type="float" office:value="3.38627538493394" calcext:value-type="float">
            <text:p>3.38627538493394</text:p>
          </table:table-cell>
          <table:table-cell/>
        </table:table-row>
        <table:table-row table:style-name="ro1">
          <table:table-cell table:formula="of:=[$resistor.A9]" office:value-type="float" office:value="120" calcext:value-type="float">
            <text:p>120</text:p>
          </table:table-cell>
          <table:table-cell table:formula="of:=1/([.$A10]*[.B$2]*2*PI())" office:value-type="float" office:value="132629119.243246" calcext:value-type="float">
            <text:p>132629119.243246</text:p>
          </table:table-cell>
          <table:table-cell table:formula="of:=1/([.$A10]*[.C$2]*2*PI())" office:value-type="float" office:value="60285963.2923846" calcext:value-type="float">
            <text:p>60285963.2923846</text:p>
          </table:table-cell>
          <table:table-cell table:formula="of:=1/([.$A10]*[.D$2]*2*PI())" office:value-type="float" office:value="28218961.5411162" calcext:value-type="float">
            <text:p>28218961.5411162</text:p>
          </table:table-cell>
          <table:table-cell table:formula="of:=1/([.$A10]*[.E$2]*2*PI())" office:value-type="float" office:value="13262911.9243246" calcext:value-type="float">
            <text:p>13262911.9243246</text:p>
          </table:table-cell>
          <table:table-cell table:formula="of:=1/([.$A10]*[.F$2]*2*PI())" office:value-type="float" office:value="6028596.32923846" calcext:value-type="float">
            <text:p>6028596.32923846</text:p>
          </table:table-cell>
          <table:table-cell table:formula="of:=1/([.$A10]*[.G$2]*2*PI())" office:value-type="float" office:value="2821896.15411162" calcext:value-type="float">
            <text:p>2821896.15411162</text:p>
          </table:table-cell>
          <table:table-cell table:formula="of:=1/([.$A10]*[.H$2]*2*PI())" office:value-type="float" office:value="1326291.19243246" calcext:value-type="float">
            <text:p>1326291.19243246</text:p>
          </table:table-cell>
          <table:table-cell table:formula="of:=1/([.$A10]*[.I$2]*2*PI())" office:value-type="float" office:value="602859.632923846" calcext:value-type="float">
            <text:p>602859.632923846</text:p>
          </table:table-cell>
          <table:table-cell table:formula="of:=1/([.$A10]*[.J$2]*2*PI())" office:value-type="float" office:value="282189.615411162" calcext:value-type="float">
            <text:p>282189.615411162</text:p>
          </table:table-cell>
          <table:table-cell table:formula="of:=1/([.$A10]*[.K$2]*2*PI())" office:value-type="float" office:value="132629.119243246" calcext:value-type="float">
            <text:p>132629.119243246</text:p>
          </table:table-cell>
          <table:table-cell table:formula="of:=1/([.$A10]*[.L$2]*2*PI())" office:value-type="float" office:value="60285.9632923846" calcext:value-type="float">
            <text:p>60285.9632923846</text:p>
          </table:table-cell>
          <table:table-cell table:formula="of:=1/([.$A10]*[.M$2]*2*PI())" office:value-type="float" office:value="28218.9615411162" calcext:value-type="float">
            <text:p>28218.9615411162</text:p>
          </table:table-cell>
          <table:table-cell table:formula="of:=1/([.$A10]*[.N$2]*2*PI())" office:value-type="float" office:value="13262.9119243246" calcext:value-type="float">
            <text:p>13262.9119243246</text:p>
          </table:table-cell>
          <table:table-cell table:formula="of:=1/([.$A10]*[.O$2]*2*PI())" office:value-type="float" office:value="6028.59632923846" calcext:value-type="float">
            <text:p>6028.59632923846</text:p>
          </table:table-cell>
          <table:table-cell table:formula="of:=1/([.$A10]*[.P$2]*2*PI())" office:value-type="float" office:value="2821.89615411162" calcext:value-type="float">
            <text:p>2821.89615411162</text:p>
          </table:table-cell>
          <table:table-cell table:formula="of:=1/([.$A10]*[.Q$2]*2*PI())" office:value-type="float" office:value="1326.29119243246" calcext:value-type="float">
            <text:p>1326.29119243246</text:p>
          </table:table-cell>
          <table:table-cell table:formula="of:=1/([.$A10]*[.R$2]*2*PI())" office:value-type="float" office:value="602.859632923846" calcext:value-type="float">
            <text:p>602.859632923846</text:p>
          </table:table-cell>
          <table:table-cell table:formula="of:=1/([.$A10]*[.S$2]*2*PI())" office:value-type="float" office:value="282.189615411162" calcext:value-type="float">
            <text:p>282.189615411162</text:p>
          </table:table-cell>
          <table:table-cell table:formula="of:=1/([.$A10]*[.T$2]*2*PI())" office:value-type="float" office:value="132.629119243246" calcext:value-type="float">
            <text:p>132.629119243246</text:p>
          </table:table-cell>
          <table:table-cell table:formula="of:=1/([.$A10]*[.U$2]*2*PI())" office:value-type="float" office:value="60.2859632923846" calcext:value-type="float">
            <text:p>60.2859632923846</text:p>
          </table:table-cell>
          <table:table-cell table:formula="of:=1/([.$A10]*[.V$2]*2*PI())" office:value-type="float" office:value="28.2189615411162" calcext:value-type="float">
            <text:p>28.2189615411162</text:p>
          </table:table-cell>
          <table:table-cell table:formula="of:=1/([.$A10]*[.W$2]*2*PI())" office:value-type="float" office:value="13.2629119243246" calcext:value-type="float">
            <text:p>13.2629119243246</text:p>
          </table:table-cell>
          <table:table-cell table:formula="of:=1/([.$A10]*[.X$2]*2*PI())" office:value-type="float" office:value="6.02859632923846" calcext:value-type="float">
            <text:p>6.02859632923846</text:p>
          </table:table-cell>
          <table:table-cell table:formula="of:=1/([.$A10]*[.Y$2]*2*PI())" office:value-type="float" office:value="2.82189615411162" calcext:value-type="float">
            <text:p>2.82189615411162</text:p>
          </table:table-cell>
          <table:table-cell/>
        </table:table-row>
        <table:table-row table:style-name="ro1">
          <table:table-cell table:formula="of:=[$resistor.A10]" office:value-type="float" office:value="150" calcext:value-type="float">
            <text:p>150</text:p>
          </table:table-cell>
          <table:table-cell table:formula="of:=1/([.$A11]*[.B$2]*2*PI())" office:value-type="float" office:value="106103295.394597" calcext:value-type="float">
            <text:p>106103295.394597</text:p>
          </table:table-cell>
          <table:table-cell table:formula="of:=1/([.$A11]*[.C$2]*2*PI())" office:value-type="float" office:value="48228770.6339077" calcext:value-type="float">
            <text:p>48228770.6339077</text:p>
          </table:table-cell>
          <table:table-cell table:formula="of:=1/([.$A11]*[.D$2]*2*PI())" office:value-type="float" office:value="22575169.2328929" calcext:value-type="float">
            <text:p>22575169.2328929</text:p>
          </table:table-cell>
          <table:table-cell table:formula="of:=1/([.$A11]*[.E$2]*2*PI())" office:value-type="float" office:value="10610329.5394597" calcext:value-type="float">
            <text:p>10610329.5394597</text:p>
          </table:table-cell>
          <table:table-cell table:formula="of:=1/([.$A11]*[.F$2]*2*PI())" office:value-type="float" office:value="4822877.06339077" calcext:value-type="float">
            <text:p>4822877.06339077</text:p>
          </table:table-cell>
          <table:table-cell table:formula="of:=1/([.$A11]*[.G$2]*2*PI())" office:value-type="float" office:value="2257516.9232893" calcext:value-type="float">
            <text:p>2257516.9232893</text:p>
          </table:table-cell>
          <table:table-cell table:formula="of:=1/([.$A11]*[.H$2]*2*PI())" office:value-type="float" office:value="1061032.95394597" calcext:value-type="float">
            <text:p>1061032.95394597</text:p>
          </table:table-cell>
          <table:table-cell table:formula="of:=1/([.$A11]*[.I$2]*2*PI())" office:value-type="float" office:value="482287.706339077" calcext:value-type="float">
            <text:p>482287.706339077</text:p>
          </table:table-cell>
          <table:table-cell table:formula="of:=1/([.$A11]*[.J$2]*2*PI())" office:value-type="float" office:value="225751.692328929" calcext:value-type="float">
            <text:p>225751.692328929</text:p>
          </table:table-cell>
          <table:table-cell table:formula="of:=1/([.$A11]*[.K$2]*2*PI())" office:value-type="float" office:value="106103.295394597" calcext:value-type="float">
            <text:p>106103.295394597</text:p>
          </table:table-cell>
          <table:table-cell table:formula="of:=1/([.$A11]*[.L$2]*2*PI())" office:value-type="float" office:value="48228.7706339077" calcext:value-type="float">
            <text:p>48228.7706339077</text:p>
          </table:table-cell>
          <table:table-cell table:formula="of:=1/([.$A11]*[.M$2]*2*PI())" office:value-type="float" office:value="22575.169232893" calcext:value-type="float">
            <text:p>22575.169232893</text:p>
          </table:table-cell>
          <table:table-cell table:formula="of:=1/([.$A11]*[.N$2]*2*PI())" office:value-type="float" office:value="10610.3295394597" calcext:value-type="float">
            <text:p>10610.3295394597</text:p>
          </table:table-cell>
          <table:table-cell table:formula="of:=1/([.$A11]*[.O$2]*2*PI())" office:value-type="float" office:value="4822.87706339077" calcext:value-type="float">
            <text:p>4822.87706339077</text:p>
          </table:table-cell>
          <table:table-cell table:formula="of:=1/([.$A11]*[.P$2]*2*PI())" office:value-type="float" office:value="2257.5169232893" calcext:value-type="float">
            <text:p>2257.5169232893</text:p>
          </table:table-cell>
          <table:table-cell table:formula="of:=1/([.$A11]*[.Q$2]*2*PI())" office:value-type="float" office:value="1061.03295394597" calcext:value-type="float">
            <text:p>1061.03295394597</text:p>
          </table:table-cell>
          <table:table-cell table:formula="of:=1/([.$A11]*[.R$2]*2*PI())" office:value-type="float" office:value="482.287706339077" calcext:value-type="float">
            <text:p>482.287706339077</text:p>
          </table:table-cell>
          <table:table-cell table:formula="of:=1/([.$A11]*[.S$2]*2*PI())" office:value-type="float" office:value="225.75169232893" calcext:value-type="float">
            <text:p>225.75169232893</text:p>
          </table:table-cell>
          <table:table-cell table:formula="of:=1/([.$A11]*[.T$2]*2*PI())" office:value-type="float" office:value="106.103295394597" calcext:value-type="float">
            <text:p>106.103295394597</text:p>
          </table:table-cell>
          <table:table-cell table:formula="of:=1/([.$A11]*[.U$2]*2*PI())" office:value-type="float" office:value="48.2287706339077" calcext:value-type="float">
            <text:p>48.2287706339077</text:p>
          </table:table-cell>
          <table:table-cell table:formula="of:=1/([.$A11]*[.V$2]*2*PI())" office:value-type="float" office:value="22.575169232893" calcext:value-type="float">
            <text:p>22.575169232893</text:p>
          </table:table-cell>
          <table:table-cell table:formula="of:=1/([.$A11]*[.W$2]*2*PI())" office:value-type="float" office:value="10.6103295394597" calcext:value-type="float">
            <text:p>10.6103295394597</text:p>
          </table:table-cell>
          <table:table-cell table:formula="of:=1/([.$A11]*[.X$2]*2*PI())" office:value-type="float" office:value="4.82287706339077" calcext:value-type="float">
            <text:p>4.82287706339077</text:p>
          </table:table-cell>
          <table:table-cell table:formula="of:=1/([.$A11]*[.Y$2]*2*PI())" office:value-type="float" office:value="2.2575169232893" calcext:value-type="float">
            <text:p>2.2575169232893</text:p>
          </table:table-cell>
          <table:table-cell/>
        </table:table-row>
        <table:table-row table:style-name="ro1">
          <table:table-cell table:style-name="ce1" table:formula="of:=[$resistor.A11]" office:value-type="float" office:value="180" calcext:value-type="float">
            <text:p>180</text:p>
          </table:table-cell>
          <table:table-cell table:formula="of:=1/([.$A12]*[.B$2]*2*PI())" office:value-type="float" office:value="88419412.8288308" calcext:value-type="float">
            <text:p>88419412.8288308</text:p>
          </table:table-cell>
          <table:table-cell table:formula="of:=1/([.$A12]*[.C$2]*2*PI())" office:value-type="float" office:value="40190642.1949231" calcext:value-type="float">
            <text:p>40190642.1949231</text:p>
          </table:table-cell>
          <table:table-cell table:formula="of:=1/([.$A12]*[.D$2]*2*PI())" office:value-type="float" office:value="18812641.0274108" calcext:value-type="float">
            <text:p>18812641.0274108</text:p>
          </table:table-cell>
          <table:table-cell table:formula="of:=1/([.$A12]*[.E$2]*2*PI())" office:value-type="float" office:value="8841941.28288307" calcext:value-type="float">
            <text:p>8841941.28288307</text:p>
          </table:table-cell>
          <table:table-cell table:formula="of:=1/([.$A12]*[.F$2]*2*PI())" office:value-type="float" office:value="4019064.21949231" calcext:value-type="float">
            <text:p>4019064.21949231</text:p>
          </table:table-cell>
          <table:table-cell table:formula="of:=1/([.$A12]*[.G$2]*2*PI())" office:value-type="float" office:value="1881264.10274108" calcext:value-type="float">
            <text:p>1881264.10274108</text:p>
          </table:table-cell>
          <table:table-cell table:formula="of:=1/([.$A12]*[.H$2]*2*PI())" office:value-type="float" office:value="884194.128288307" calcext:value-type="float">
            <text:p>884194.128288307</text:p>
          </table:table-cell>
          <table:table-cell table:formula="of:=1/([.$A12]*[.I$2]*2*PI())" office:value-type="float" office:value="401906.421949231" calcext:value-type="float">
            <text:p>401906.421949231</text:p>
          </table:table-cell>
          <table:table-cell table:formula="of:=1/([.$A12]*[.J$2]*2*PI())" office:value-type="float" office:value="188126.410274108" calcext:value-type="float">
            <text:p>188126.410274108</text:p>
          </table:table-cell>
          <table:table-cell table:formula="of:=1/([.$A12]*[.K$2]*2*PI())" office:value-type="float" office:value="88419.4128288307" calcext:value-type="float">
            <text:p>88419.4128288307</text:p>
          </table:table-cell>
          <table:table-cell table:formula="of:=1/([.$A12]*[.L$2]*2*PI())" office:value-type="float" office:value="40190.6421949231" calcext:value-type="float">
            <text:p>40190.6421949231</text:p>
          </table:table-cell>
          <table:table-cell table:formula="of:=1/([.$A12]*[.M$2]*2*PI())" office:value-type="float" office:value="18812.6410274108" calcext:value-type="float">
            <text:p>18812.6410274108</text:p>
          </table:table-cell>
          <table:table-cell table:formula="of:=1/([.$A12]*[.N$2]*2*PI())" office:value-type="float" office:value="8841.94128288308" calcext:value-type="float">
            <text:p>8841.94128288308</text:p>
          </table:table-cell>
          <table:table-cell table:formula="of:=1/([.$A12]*[.O$2]*2*PI())" office:value-type="float" office:value="4019.06421949231" calcext:value-type="float">
            <text:p>4019.06421949231</text:p>
          </table:table-cell>
          <table:table-cell table:formula="of:=1/([.$A12]*[.P$2]*2*PI())" office:value-type="float" office:value="1881.26410274108" calcext:value-type="float">
            <text:p>1881.26410274108</text:p>
          </table:table-cell>
          <table:table-cell table:formula="of:=1/([.$A12]*[.Q$2]*2*PI())" office:value-type="float" office:value="884.194128288308" calcext:value-type="float">
            <text:p>884.194128288308</text:p>
          </table:table-cell>
          <table:table-cell table:formula="of:=1/([.$A12]*[.R$2]*2*PI())" office:value-type="float" office:value="401.906421949231" calcext:value-type="float">
            <text:p>401.906421949231</text:p>
          </table:table-cell>
          <table:table-cell table:formula="of:=1/([.$A12]*[.S$2]*2*PI())" office:value-type="float" office:value="188.126410274108" calcext:value-type="float">
            <text:p>188.126410274108</text:p>
          </table:table-cell>
          <table:table-cell table:formula="of:=1/([.$A12]*[.T$2]*2*PI())" office:value-type="float" office:value="88.4194128288307" calcext:value-type="float">
            <text:p>88.4194128288307</text:p>
          </table:table-cell>
          <table:table-cell table:formula="of:=1/([.$A12]*[.U$2]*2*PI())" office:value-type="float" office:value="40.1906421949231" calcext:value-type="float">
            <text:p>40.1906421949231</text:p>
          </table:table-cell>
          <table:table-cell table:formula="of:=1/([.$A12]*[.V$2]*2*PI())" office:value-type="float" office:value="18.8126410274108" calcext:value-type="float">
            <text:p>18.8126410274108</text:p>
          </table:table-cell>
          <table:table-cell table:formula="of:=1/([.$A12]*[.W$2]*2*PI())" office:value-type="float" office:value="8.84194128288308" calcext:value-type="float">
            <text:p>8.84194128288308</text:p>
          </table:table-cell>
          <table:table-cell table:formula="of:=1/([.$A12]*[.X$2]*2*PI())" office:value-type="float" office:value="4.01906421949231" calcext:value-type="float">
            <text:p>4.01906421949231</text:p>
          </table:table-cell>
          <table:table-cell table:formula="of:=1/([.$A12]*[.Y$2]*2*PI())" office:value-type="float" office:value="1.88126410274108" calcext:value-type="float">
            <text:p>1.88126410274108</text:p>
          </table:table-cell>
          <table:table-cell/>
        </table:table-row>
        <table:table-row table:style-name="ro1">
          <table:table-cell table:formula="of:=[$resistor.A12]" office:value-type="float" office:value="220" calcext:value-type="float">
            <text:p>220</text:p>
          </table:table-cell>
          <table:table-cell table:formula="of:=1/([.$A13]*[.B$2]*2*PI())" office:value-type="float" office:value="72343155.9508615" calcext:value-type="float">
            <text:p>72343155.9508615</text:p>
          </table:table-cell>
          <table:table-cell table:formula="of:=1/([.$A13]*[.C$2]*2*PI())" office:value-type="float" office:value="32883252.7049371" calcext:value-type="float">
            <text:p>32883252.7049371</text:p>
          </table:table-cell>
          <table:table-cell table:formula="of:=1/([.$A13]*[.D$2]*2*PI())" office:value-type="float" office:value="15392160.8406088" calcext:value-type="float">
            <text:p>15392160.8406088</text:p>
          </table:table-cell>
          <table:table-cell table:formula="of:=1/([.$A13]*[.E$2]*2*PI())" office:value-type="float" office:value="7234315.59508615" calcext:value-type="float">
            <text:p>7234315.59508615</text:p>
          </table:table-cell>
          <table:table-cell table:formula="of:=1/([.$A13]*[.F$2]*2*PI())" office:value-type="float" office:value="3288325.27049371" calcext:value-type="float">
            <text:p>3288325.27049371</text:p>
          </table:table-cell>
          <table:table-cell table:formula="of:=1/([.$A13]*[.G$2]*2*PI())" office:value-type="float" office:value="1539216.08406088" calcext:value-type="float">
            <text:p>1539216.08406088</text:p>
          </table:table-cell>
          <table:table-cell table:formula="of:=1/([.$A13]*[.H$2]*2*PI())" office:value-type="float" office:value="723431.559508615" calcext:value-type="float">
            <text:p>723431.559508615</text:p>
          </table:table-cell>
          <table:table-cell table:formula="of:=1/([.$A13]*[.I$2]*2*PI())" office:value-type="float" office:value="328832.527049371" calcext:value-type="float">
            <text:p>328832.527049371</text:p>
          </table:table-cell>
          <table:table-cell table:formula="of:=1/([.$A13]*[.J$2]*2*PI())" office:value-type="float" office:value="153921.608406088" calcext:value-type="float">
            <text:p>153921.608406088</text:p>
          </table:table-cell>
          <table:table-cell table:formula="of:=1/([.$A13]*[.K$2]*2*PI())" office:value-type="float" office:value="72343.1559508615" calcext:value-type="float">
            <text:p>72343.1559508615</text:p>
          </table:table-cell>
          <table:table-cell table:formula="of:=1/([.$A13]*[.L$2]*2*PI())" office:value-type="float" office:value="32883.2527049371" calcext:value-type="float">
            <text:p>32883.2527049371</text:p>
          </table:table-cell>
          <table:table-cell table:formula="of:=1/([.$A13]*[.M$2]*2*PI())" office:value-type="float" office:value="15392.1608406088" calcext:value-type="float">
            <text:p>15392.1608406088</text:p>
          </table:table-cell>
          <table:table-cell table:formula="of:=1/([.$A13]*[.N$2]*2*PI())" office:value-type="float" office:value="7234.31559508615" calcext:value-type="float">
            <text:p>7234.31559508615</text:p>
          </table:table-cell>
          <table:table-cell table:formula="of:=1/([.$A13]*[.O$2]*2*PI())" office:value-type="float" office:value="3288.32527049371" calcext:value-type="float">
            <text:p>3288.32527049371</text:p>
          </table:table-cell>
          <table:table-cell table:formula="of:=1/([.$A13]*[.P$2]*2*PI())" office:value-type="float" office:value="1539.21608406088" calcext:value-type="float">
            <text:p>1539.21608406088</text:p>
          </table:table-cell>
          <table:table-cell table:formula="of:=1/([.$A13]*[.Q$2]*2*PI())" office:value-type="float" office:value="723.431559508615" calcext:value-type="float">
            <text:p>723.431559508615</text:p>
          </table:table-cell>
          <table:table-cell table:formula="of:=1/([.$A13]*[.R$2]*2*PI())" office:value-type="float" office:value="328.832527049371" calcext:value-type="float">
            <text:p>328.832527049371</text:p>
          </table:table-cell>
          <table:table-cell table:formula="of:=1/([.$A13]*[.S$2]*2*PI())" office:value-type="float" office:value="153.921608406088" calcext:value-type="float">
            <text:p>153.921608406088</text:p>
          </table:table-cell>
          <table:table-cell table:formula="of:=1/([.$A13]*[.T$2]*2*PI())" office:value-type="float" office:value="72.3431559508615" calcext:value-type="float">
            <text:p>72.3431559508615</text:p>
          </table:table-cell>
          <table:table-cell table:formula="of:=1/([.$A13]*[.U$2]*2*PI())" office:value-type="float" office:value="32.8832527049371" calcext:value-type="float">
            <text:p>32.8832527049371</text:p>
          </table:table-cell>
          <table:table-cell table:formula="of:=1/([.$A13]*[.V$2]*2*PI())" office:value-type="float" office:value="15.3921608406088" calcext:value-type="float">
            <text:p>15.3921608406088</text:p>
          </table:table-cell>
          <table:table-cell table:formula="of:=1/([.$A13]*[.W$2]*2*PI())" office:value-type="float" office:value="7.23431559508615" calcext:value-type="float">
            <text:p>7.23431559508615</text:p>
          </table:table-cell>
          <table:table-cell table:formula="of:=1/([.$A13]*[.X$2]*2*PI())" office:value-type="float" office:value="3.28832527049371" calcext:value-type="float">
            <text:p>3.28832527049371</text:p>
          </table:table-cell>
          <table:table-cell table:formula="of:=1/([.$A13]*[.Y$2]*2*PI())" office:value-type="float" office:value="1.53921608406088" calcext:value-type="float">
            <text:p>1.53921608406088</text:p>
          </table:table-cell>
          <table:table-cell/>
        </table:table-row>
        <table:table-row table:style-name="ro1">
          <table:table-cell table:formula="of:=[$resistor.A13]" office:value-type="float" office:value="270" calcext:value-type="float">
            <text:p>270</text:p>
          </table:table-cell>
          <table:table-cell table:formula="of:=1/([.$A14]*[.B$2]*2*PI())" office:value-type="float" office:value="58946275.2192205" calcext:value-type="float">
            <text:p>58946275.2192205</text:p>
          </table:table-cell>
          <table:table-cell table:formula="of:=1/([.$A14]*[.C$2]*2*PI())" office:value-type="float" office:value="26793761.463282" calcext:value-type="float">
            <text:p>26793761.463282</text:p>
          </table:table-cell>
          <table:table-cell table:formula="of:=1/([.$A14]*[.D$2]*2*PI())" office:value-type="float" office:value="12541760.6849405" calcext:value-type="float">
            <text:p>12541760.6849405</text:p>
          </table:table-cell>
          <table:table-cell table:formula="of:=1/([.$A14]*[.E$2]*2*PI())" office:value-type="float" office:value="5894627.52192205" calcext:value-type="float">
            <text:p>5894627.52192205</text:p>
          </table:table-cell>
          <table:table-cell table:formula="of:=1/([.$A14]*[.F$2]*2*PI())" office:value-type="float" office:value="2679376.1463282" calcext:value-type="float">
            <text:p>2679376.1463282</text:p>
          </table:table-cell>
          <table:table-cell table:formula="of:=1/([.$A14]*[.G$2]*2*PI())" office:value-type="float" office:value="1254176.06849405" calcext:value-type="float">
            <text:p>1254176.06849405</text:p>
          </table:table-cell>
          <table:table-cell table:formula="of:=1/([.$A14]*[.H$2]*2*PI())" office:value-type="float" office:value="589462.752192205" calcext:value-type="float">
            <text:p>589462.752192205</text:p>
          </table:table-cell>
          <table:table-cell table:formula="of:=1/([.$A14]*[.I$2]*2*PI())" office:value-type="float" office:value="267937.61463282" calcext:value-type="float">
            <text:p>267937.61463282</text:p>
          </table:table-cell>
          <table:table-cell table:formula="of:=1/([.$A14]*[.J$2]*2*PI())" office:value-type="float" office:value="125417.606849405" calcext:value-type="float">
            <text:p>125417.606849405</text:p>
          </table:table-cell>
          <table:table-cell table:formula="of:=1/([.$A14]*[.K$2]*2*PI())" office:value-type="float" office:value="58946.2752192205" calcext:value-type="float">
            <text:p>58946.2752192205</text:p>
          </table:table-cell>
          <table:table-cell table:formula="of:=1/([.$A14]*[.L$2]*2*PI())" office:value-type="float" office:value="26793.761463282" calcext:value-type="float">
            <text:p>26793.761463282</text:p>
          </table:table-cell>
          <table:table-cell table:formula="of:=1/([.$A14]*[.M$2]*2*PI())" office:value-type="float" office:value="12541.7606849405" calcext:value-type="float">
            <text:p>12541.7606849405</text:p>
          </table:table-cell>
          <table:table-cell table:formula="of:=1/([.$A14]*[.N$2]*2*PI())" office:value-type="float" office:value="5894.62752192205" calcext:value-type="float">
            <text:p>5894.62752192205</text:p>
          </table:table-cell>
          <table:table-cell table:formula="of:=1/([.$A14]*[.O$2]*2*PI())" office:value-type="float" office:value="2679.3761463282" calcext:value-type="float">
            <text:p>2679.3761463282</text:p>
          </table:table-cell>
          <table:table-cell table:formula="of:=1/([.$A14]*[.P$2]*2*PI())" office:value-type="float" office:value="1254.17606849405" calcext:value-type="float">
            <text:p>1254.17606849405</text:p>
          </table:table-cell>
          <table:table-cell table:formula="of:=1/([.$A14]*[.Q$2]*2*PI())" office:value-type="float" office:value="589.462752192205" calcext:value-type="float">
            <text:p>589.462752192205</text:p>
          </table:table-cell>
          <table:table-cell table:formula="of:=1/([.$A14]*[.R$2]*2*PI())" office:value-type="float" office:value="267.93761463282" calcext:value-type="float">
            <text:p>267.93761463282</text:p>
          </table:table-cell>
          <table:table-cell table:formula="of:=1/([.$A14]*[.S$2]*2*PI())" office:value-type="float" office:value="125.417606849405" calcext:value-type="float">
            <text:p>125.417606849405</text:p>
          </table:table-cell>
          <table:table-cell table:formula="of:=1/([.$A14]*[.T$2]*2*PI())" office:value-type="float" office:value="58.9462752192205" calcext:value-type="float">
            <text:p>58.9462752192205</text:p>
          </table:table-cell>
          <table:table-cell table:formula="of:=1/([.$A14]*[.U$2]*2*PI())" office:value-type="float" office:value="26.793761463282" calcext:value-type="float">
            <text:p>26.793761463282</text:p>
          </table:table-cell>
          <table:table-cell table:formula="of:=1/([.$A14]*[.V$2]*2*PI())" office:value-type="float" office:value="12.5417606849405" calcext:value-type="float">
            <text:p>12.5417606849405</text:p>
          </table:table-cell>
          <table:table-cell table:formula="of:=1/([.$A14]*[.W$2]*2*PI())" office:value-type="float" office:value="5.89462752192205" calcext:value-type="float">
            <text:p>5.89462752192205</text:p>
          </table:table-cell>
          <table:table-cell table:formula="of:=1/([.$A14]*[.X$2]*2*PI())" office:value-type="float" office:value="2.6793761463282" calcext:value-type="float">
            <text:p>2.6793761463282</text:p>
          </table:table-cell>
          <table:table-cell table:formula="of:=1/([.$A14]*[.Y$2]*2*PI())" office:value-type="float" office:value="1.25417606849405" calcext:value-type="float">
            <text:p>1.25417606849405</text:p>
          </table:table-cell>
          <table:table-cell/>
        </table:table-row>
        <table:table-row table:style-name="ro1">
          <table:table-cell table:formula="of:=[$resistor.A14]" office:value-type="float" office:value="330" calcext:value-type="float">
            <text:p>330</text:p>
          </table:table-cell>
          <table:table-cell table:formula="of:=1/([.$A15]*[.B$2]*2*PI())" office:value-type="float" office:value="48228770.6339077" calcext:value-type="float">
            <text:p>48228770.6339077</text:p>
          </table:table-cell>
          <table:table-cell table:formula="of:=1/([.$A15]*[.C$2]*2*PI())" office:value-type="float" office:value="21922168.469958" calcext:value-type="float">
            <text:p>21922168.469958</text:p>
          </table:table-cell>
          <table:table-cell table:formula="of:=1/([.$A15]*[.D$2]*2*PI())" office:value-type="float" office:value="10261440.5604059" calcext:value-type="float">
            <text:p>10261440.5604059</text:p>
          </table:table-cell>
          <table:table-cell table:formula="of:=1/([.$A15]*[.E$2]*2*PI())" office:value-type="float" office:value="4822877.06339077" calcext:value-type="float">
            <text:p>4822877.06339077</text:p>
          </table:table-cell>
          <table:table-cell table:formula="of:=1/([.$A15]*[.F$2]*2*PI())" office:value-type="float" office:value="2192216.8469958" calcext:value-type="float">
            <text:p>2192216.8469958</text:p>
          </table:table-cell>
          <table:table-cell table:formula="of:=1/([.$A15]*[.G$2]*2*PI())" office:value-type="float" office:value="1026144.05604059" calcext:value-type="float">
            <text:p>1026144.05604059</text:p>
          </table:table-cell>
          <table:table-cell table:formula="of:=1/([.$A15]*[.H$2]*2*PI())" office:value-type="float" office:value="482287.706339077" calcext:value-type="float">
            <text:p>482287.706339077</text:p>
          </table:table-cell>
          <table:table-cell table:formula="of:=1/([.$A15]*[.I$2]*2*PI())" office:value-type="float" office:value="219221.68469958" calcext:value-type="float">
            <text:p>219221.68469958</text:p>
          </table:table-cell>
          <table:table-cell table:formula="of:=1/([.$A15]*[.J$2]*2*PI())" office:value-type="float" office:value="102614.405604059" calcext:value-type="float">
            <text:p>102614.405604059</text:p>
          </table:table-cell>
          <table:table-cell table:formula="of:=1/([.$A15]*[.K$2]*2*PI())" office:value-type="float" office:value="48228.7706339077" calcext:value-type="float">
            <text:p>48228.7706339077</text:p>
          </table:table-cell>
          <table:table-cell table:formula="of:=1/([.$A15]*[.L$2]*2*PI())" office:value-type="float" office:value="21922.168469958" calcext:value-type="float">
            <text:p>21922.168469958</text:p>
          </table:table-cell>
          <table:table-cell table:formula="of:=1/([.$A15]*[.M$2]*2*PI())" office:value-type="float" office:value="10261.4405604059" calcext:value-type="float">
            <text:p>10261.4405604059</text:p>
          </table:table-cell>
          <table:table-cell table:formula="of:=1/([.$A15]*[.N$2]*2*PI())" office:value-type="float" office:value="4822.87706339077" calcext:value-type="float">
            <text:p>4822.87706339077</text:p>
          </table:table-cell>
          <table:table-cell table:formula="of:=1/([.$A15]*[.O$2]*2*PI())" office:value-type="float" office:value="2192.2168469958" calcext:value-type="float">
            <text:p>2192.2168469958</text:p>
          </table:table-cell>
          <table:table-cell table:formula="of:=1/([.$A15]*[.P$2]*2*PI())" office:value-type="float" office:value="1026.14405604059" calcext:value-type="float">
            <text:p>1026.14405604059</text:p>
          </table:table-cell>
          <table:table-cell table:formula="of:=1/([.$A15]*[.Q$2]*2*PI())" office:value-type="float" office:value="482.287706339077" calcext:value-type="float">
            <text:p>482.287706339077</text:p>
          </table:table-cell>
          <table:table-cell table:formula="of:=1/([.$A15]*[.R$2]*2*PI())" office:value-type="float" office:value="219.22168469958" calcext:value-type="float">
            <text:p>219.22168469958</text:p>
          </table:table-cell>
          <table:table-cell table:formula="of:=1/([.$A15]*[.S$2]*2*PI())" office:value-type="float" office:value="102.614405604059" calcext:value-type="float">
            <text:p>102.614405604059</text:p>
          </table:table-cell>
          <table:table-cell table:formula="of:=1/([.$A15]*[.T$2]*2*PI())" office:value-type="float" office:value="48.2287706339077" calcext:value-type="float">
            <text:p>48.2287706339077</text:p>
          </table:table-cell>
          <table:table-cell table:formula="of:=1/([.$A15]*[.U$2]*2*PI())" office:value-type="float" office:value="21.922168469958" calcext:value-type="float">
            <text:p>21.922168469958</text:p>
          </table:table-cell>
          <table:table-cell table:formula="of:=1/([.$A15]*[.V$2]*2*PI())" office:value-type="float" office:value="10.2614405604059" calcext:value-type="float">
            <text:p>10.2614405604059</text:p>
          </table:table-cell>
          <table:table-cell table:formula="of:=1/([.$A15]*[.W$2]*2*PI())" office:value-type="float" office:value="4.82287706339077" calcext:value-type="float">
            <text:p>4.82287706339077</text:p>
          </table:table-cell>
          <table:table-cell table:formula="of:=1/([.$A15]*[.X$2]*2*PI())" office:value-type="float" office:value="2.1922168469958" calcext:value-type="float">
            <text:p>2.1922168469958</text:p>
          </table:table-cell>
          <table:table-cell table:formula="of:=1/([.$A15]*[.Y$2]*2*PI())" office:value-type="float" office:value="1.02614405604059" calcext:value-type="float">
            <text:p>1.02614405604059</text:p>
          </table:table-cell>
          <table:table-cell/>
        </table:table-row>
        <table:table-row table:style-name="ro1">
          <table:table-cell table:style-name="ce1" table:formula="of:=[$resistor.A15]" office:value-type="float" office:value="390" calcext:value-type="float">
            <text:p>390</text:p>
          </table:table-cell>
          <table:table-cell table:formula="of:=1/([.$A16]*[.B$2]*2*PI())" office:value-type="float" office:value="40808959.7671527" calcext:value-type="float">
            <text:p>40808959.7671527</text:p>
          </table:table-cell>
          <table:table-cell table:formula="of:=1/([.$A16]*[.C$2]*2*PI())" office:value-type="float" office:value="18549527.1668876" calcext:value-type="float">
            <text:p>18549527.1668876</text:p>
          </table:table-cell>
          <table:table-cell table:formula="of:=1/([.$A16]*[.D$2]*2*PI())" office:value-type="float" office:value="8682757.39726652" calcext:value-type="float">
            <text:p>8682757.39726652</text:p>
          </table:table-cell>
          <table:table-cell table:formula="of:=1/([.$A16]*[.E$2]*2*PI())" office:value-type="float" office:value="4080895.97671527" calcext:value-type="float">
            <text:p>4080895.97671527</text:p>
          </table:table-cell>
          <table:table-cell table:formula="of:=1/([.$A16]*[.F$2]*2*PI())" office:value-type="float" office:value="1854952.71668876" calcext:value-type="float">
            <text:p>1854952.71668876</text:p>
          </table:table-cell>
          <table:table-cell table:formula="of:=1/([.$A16]*[.G$2]*2*PI())" office:value-type="float" office:value="868275.739726652" calcext:value-type="float">
            <text:p>868275.739726652</text:p>
          </table:table-cell>
          <table:table-cell table:formula="of:=1/([.$A16]*[.H$2]*2*PI())" office:value-type="float" office:value="408089.597671527" calcext:value-type="float">
            <text:p>408089.597671527</text:p>
          </table:table-cell>
          <table:table-cell table:formula="of:=1/([.$A16]*[.I$2]*2*PI())" office:value-type="float" office:value="185495.271668876" calcext:value-type="float">
            <text:p>185495.271668876</text:p>
          </table:table-cell>
          <table:table-cell table:formula="of:=1/([.$A16]*[.J$2]*2*PI())" office:value-type="float" office:value="86827.5739726652" calcext:value-type="float">
            <text:p>86827.5739726652</text:p>
          </table:table-cell>
          <table:table-cell table:formula="of:=1/([.$A16]*[.K$2]*2*PI())" office:value-type="float" office:value="40808.9597671527" calcext:value-type="float">
            <text:p>40808.9597671527</text:p>
          </table:table-cell>
          <table:table-cell table:formula="of:=1/([.$A16]*[.L$2]*2*PI())" office:value-type="float" office:value="18549.5271668876" calcext:value-type="float">
            <text:p>18549.5271668876</text:p>
          </table:table-cell>
          <table:table-cell table:formula="of:=1/([.$A16]*[.M$2]*2*PI())" office:value-type="float" office:value="8682.75739726652" calcext:value-type="float">
            <text:p>8682.75739726652</text:p>
          </table:table-cell>
          <table:table-cell table:formula="of:=1/([.$A16]*[.N$2]*2*PI())" office:value-type="float" office:value="4080.89597671527" calcext:value-type="float">
            <text:p>4080.89597671527</text:p>
          </table:table-cell>
          <table:table-cell table:formula="of:=1/([.$A16]*[.O$2]*2*PI())" office:value-type="float" office:value="1854.95271668876" calcext:value-type="float">
            <text:p>1854.95271668876</text:p>
          </table:table-cell>
          <table:table-cell table:formula="of:=1/([.$A16]*[.P$2]*2*PI())" office:value-type="float" office:value="868.275739726652" calcext:value-type="float">
            <text:p>868.275739726652</text:p>
          </table:table-cell>
          <table:table-cell table:formula="of:=1/([.$A16]*[.Q$2]*2*PI())" office:value-type="float" office:value="408.089597671527" calcext:value-type="float">
            <text:p>408.089597671527</text:p>
          </table:table-cell>
          <table:table-cell table:formula="of:=1/([.$A16]*[.R$2]*2*PI())" office:value-type="float" office:value="185.495271668876" calcext:value-type="float">
            <text:p>185.495271668876</text:p>
          </table:table-cell>
          <table:table-cell table:formula="of:=1/([.$A16]*[.S$2]*2*PI())" office:value-type="float" office:value="86.8275739726652" calcext:value-type="float">
            <text:p>86.8275739726652</text:p>
          </table:table-cell>
          <table:table-cell table:formula="of:=1/([.$A16]*[.T$2]*2*PI())" office:value-type="float" office:value="40.8089597671527" calcext:value-type="float">
            <text:p>40.8089597671527</text:p>
          </table:table-cell>
          <table:table-cell table:formula="of:=1/([.$A16]*[.U$2]*2*PI())" office:value-type="float" office:value="18.5495271668876" calcext:value-type="float">
            <text:p>18.5495271668876</text:p>
          </table:table-cell>
          <table:table-cell table:formula="of:=1/([.$A16]*[.V$2]*2*PI())" office:value-type="float" office:value="8.68275739726652" calcext:value-type="float">
            <text:p>8.68275739726652</text:p>
          </table:table-cell>
          <table:table-cell table:formula="of:=1/([.$A16]*[.W$2]*2*PI())" office:value-type="float" office:value="4.08089597671527" calcext:value-type="float">
            <text:p>4.08089597671527</text:p>
          </table:table-cell>
          <table:table-cell table:formula="of:=1/([.$A16]*[.X$2]*2*PI())" office:value-type="float" office:value="1.85495271668876" calcext:value-type="float">
            <text:p>1.85495271668876</text:p>
          </table:table-cell>
          <table:table-cell table:formula="of:=1/([.$A16]*[.Y$2]*2*PI())" office:value-type="float" office:value="0.868275739726652" calcext:value-type="float">
            <text:p>0.868275739726652</text:p>
          </table:table-cell>
          <table:table-cell/>
        </table:table-row>
        <table:table-row table:style-name="ro1">
          <table:table-cell table:formula="of:=[$resistor.A16]" office:value-type="float" office:value="470" calcext:value-type="float">
            <text:p>470</text:p>
          </table:table-cell>
          <table:table-cell table:formula="of:=1/([.$A17]*[.B$2]*2*PI())" office:value-type="float" office:value="33862753.8493394" calcext:value-type="float">
            <text:p>33862753.8493394</text:p>
          </table:table-cell>
          <table:table-cell table:formula="of:=1/([.$A17]*[.C$2]*2*PI())" office:value-type="float" office:value="15392160.8406088" calcext:value-type="float">
            <text:p>15392160.8406088</text:p>
          </table:table-cell>
          <table:table-cell table:formula="of:=1/([.$A17]*[.D$2]*2*PI())" office:value-type="float" office:value="7204841.2445403" calcext:value-type="float">
            <text:p>7204841.2445403</text:p>
          </table:table-cell>
          <table:table-cell table:formula="of:=1/([.$A17]*[.E$2]*2*PI())" office:value-type="float" office:value="3386275.38493394" calcext:value-type="float">
            <text:p>3386275.38493394</text:p>
          </table:table-cell>
          <table:table-cell table:formula="of:=1/([.$A17]*[.F$2]*2*PI())" office:value-type="float" office:value="1539216.08406088" calcext:value-type="float">
            <text:p>1539216.08406088</text:p>
          </table:table-cell>
          <table:table-cell table:formula="of:=1/([.$A17]*[.G$2]*2*PI())" office:value-type="float" office:value="720484.12445403" calcext:value-type="float">
            <text:p>720484.12445403</text:p>
          </table:table-cell>
          <table:table-cell table:formula="of:=1/([.$A17]*[.H$2]*2*PI())" office:value-type="float" office:value="338627.538493394" calcext:value-type="float">
            <text:p>338627.538493394</text:p>
          </table:table-cell>
          <table:table-cell table:formula="of:=1/([.$A17]*[.I$2]*2*PI())" office:value-type="float" office:value="153921.608406088" calcext:value-type="float">
            <text:p>153921.608406088</text:p>
          </table:table-cell>
          <table:table-cell table:formula="of:=1/([.$A17]*[.J$2]*2*PI())" office:value-type="float" office:value="72048.4124454031" calcext:value-type="float">
            <text:p>72048.4124454031</text:p>
          </table:table-cell>
          <table:table-cell table:formula="of:=1/([.$A17]*[.K$2]*2*PI())" office:value-type="float" office:value="33862.7538493394" calcext:value-type="float">
            <text:p>33862.7538493394</text:p>
          </table:table-cell>
          <table:table-cell table:formula="of:=1/([.$A17]*[.L$2]*2*PI())" office:value-type="float" office:value="15392.1608406088" calcext:value-type="float">
            <text:p>15392.1608406088</text:p>
          </table:table-cell>
          <table:table-cell table:formula="of:=1/([.$A17]*[.M$2]*2*PI())" office:value-type="float" office:value="7204.84124454031" calcext:value-type="float">
            <text:p>7204.84124454031</text:p>
          </table:table-cell>
          <table:table-cell table:formula="of:=1/([.$A17]*[.N$2]*2*PI())" office:value-type="float" office:value="3386.27538493394" calcext:value-type="float">
            <text:p>3386.27538493394</text:p>
          </table:table-cell>
          <table:table-cell table:formula="of:=1/([.$A17]*[.O$2]*2*PI())" office:value-type="float" office:value="1539.21608406088" calcext:value-type="float">
            <text:p>1539.21608406088</text:p>
          </table:table-cell>
          <table:table-cell table:formula="of:=1/([.$A17]*[.P$2]*2*PI())" office:value-type="float" office:value="720.484124454031" calcext:value-type="float">
            <text:p>720.484124454031</text:p>
          </table:table-cell>
          <table:table-cell table:formula="of:=1/([.$A17]*[.Q$2]*2*PI())" office:value-type="float" office:value="338.627538493394" calcext:value-type="float">
            <text:p>338.627538493394</text:p>
          </table:table-cell>
          <table:table-cell table:formula="of:=1/([.$A17]*[.R$2]*2*PI())" office:value-type="float" office:value="153.921608406088" calcext:value-type="float">
            <text:p>153.921608406088</text:p>
          </table:table-cell>
          <table:table-cell table:formula="of:=1/([.$A17]*[.S$2]*2*PI())" office:value-type="float" office:value="72.048412445403" calcext:value-type="float">
            <text:p>72.048412445403</text:p>
          </table:table-cell>
          <table:table-cell table:formula="of:=1/([.$A17]*[.T$2]*2*PI())" office:value-type="float" office:value="33.8627538493394" calcext:value-type="float">
            <text:p>33.8627538493394</text:p>
          </table:table-cell>
          <table:table-cell table:formula="of:=1/([.$A17]*[.U$2]*2*PI())" office:value-type="float" office:value="15.3921608406088" calcext:value-type="float">
            <text:p>15.3921608406088</text:p>
          </table:table-cell>
          <table:table-cell table:formula="of:=1/([.$A17]*[.V$2]*2*PI())" office:value-type="float" office:value="7.20484124454031" calcext:value-type="float">
            <text:p>7.20484124454031</text:p>
          </table:table-cell>
          <table:table-cell table:formula="of:=1/([.$A17]*[.W$2]*2*PI())" office:value-type="float" office:value="3.38627538493394" calcext:value-type="float">
            <text:p>3.38627538493394</text:p>
          </table:table-cell>
          <table:table-cell table:formula="of:=1/([.$A17]*[.X$2]*2*PI())" office:value-type="float" office:value="1.53921608406088" calcext:value-type="float">
            <text:p>1.53921608406088</text:p>
          </table:table-cell>
          <table:table-cell table:formula="of:=1/([.$A17]*[.Y$2]*2*PI())" office:value-type="float" office:value="0.720484124454031" calcext:value-type="float">
            <text:p>0.720484124454031</text:p>
          </table:table-cell>
          <table:table-cell/>
        </table:table-row>
        <table:table-row table:style-name="ro1">
          <table:table-cell table:formula="of:=[$resistor.A17]" office:value-type="float" office:value="560" calcext:value-type="float">
            <text:p>560</text:p>
          </table:table-cell>
          <table:table-cell table:formula="of:=1/([.$A18]*[.B$2]*2*PI())" office:value-type="float" office:value="28420525.5521242" calcext:value-type="float">
            <text:p>28420525.5521242</text:p>
          </table:table-cell>
          <table:table-cell table:formula="of:=1/([.$A18]*[.C$2]*2*PI())" office:value-type="float" office:value="12918420.705511" calcext:value-type="float">
            <text:p>12918420.705511</text:p>
          </table:table-cell>
          <table:table-cell table:formula="of:=1/([.$A18]*[.D$2]*2*PI())" office:value-type="float" office:value="6046920.33023918" calcext:value-type="float">
            <text:p>6046920.33023918</text:p>
          </table:table-cell>
          <table:table-cell table:formula="of:=1/([.$A18]*[.E$2]*2*PI())" office:value-type="float" office:value="2842052.55521242" calcext:value-type="float">
            <text:p>2842052.55521242</text:p>
          </table:table-cell>
          <table:table-cell table:formula="of:=1/([.$A18]*[.F$2]*2*PI())" office:value-type="float" office:value="1291842.0705511" calcext:value-type="float">
            <text:p>1291842.0705511</text:p>
          </table:table-cell>
          <table:table-cell table:formula="of:=1/([.$A18]*[.G$2]*2*PI())" office:value-type="float" office:value="604692.033023918" calcext:value-type="float">
            <text:p>604692.033023918</text:p>
          </table:table-cell>
          <table:table-cell table:formula="of:=1/([.$A18]*[.H$2]*2*PI())" office:value-type="float" office:value="284205.255521242" calcext:value-type="float">
            <text:p>284205.255521242</text:p>
          </table:table-cell>
          <table:table-cell table:formula="of:=1/([.$A18]*[.I$2]*2*PI())" office:value-type="float" office:value="129184.20705511" calcext:value-type="float">
            <text:p>129184.20705511</text:p>
          </table:table-cell>
          <table:table-cell table:formula="of:=1/([.$A18]*[.J$2]*2*PI())" office:value-type="float" office:value="60469.2033023919" calcext:value-type="float">
            <text:p>60469.2033023919</text:p>
          </table:table-cell>
          <table:table-cell table:formula="of:=1/([.$A18]*[.K$2]*2*PI())" office:value-type="float" office:value="28420.5255521242" calcext:value-type="float">
            <text:p>28420.5255521242</text:p>
          </table:table-cell>
          <table:table-cell table:formula="of:=1/([.$A18]*[.L$2]*2*PI())" office:value-type="float" office:value="12918.420705511" calcext:value-type="float">
            <text:p>12918.420705511</text:p>
          </table:table-cell>
          <table:table-cell table:formula="of:=1/([.$A18]*[.M$2]*2*PI())" office:value-type="float" office:value="6046.92033023919" calcext:value-type="float">
            <text:p>6046.92033023919</text:p>
          </table:table-cell>
          <table:table-cell table:formula="of:=1/([.$A18]*[.N$2]*2*PI())" office:value-type="float" office:value="2842.05255521242" calcext:value-type="float">
            <text:p>2842.05255521242</text:p>
          </table:table-cell>
          <table:table-cell table:formula="of:=1/([.$A18]*[.O$2]*2*PI())" office:value-type="float" office:value="1291.8420705511" calcext:value-type="float">
            <text:p>1291.8420705511</text:p>
          </table:table-cell>
          <table:table-cell table:formula="of:=1/([.$A18]*[.P$2]*2*PI())" office:value-type="float" office:value="604.692033023919" calcext:value-type="float">
            <text:p>604.692033023919</text:p>
          </table:table-cell>
          <table:table-cell table:formula="of:=1/([.$A18]*[.Q$2]*2*PI())" office:value-type="float" office:value="284.205255521242" calcext:value-type="float">
            <text:p>284.205255521242</text:p>
          </table:table-cell>
          <table:table-cell table:formula="of:=1/([.$A18]*[.R$2]*2*PI())" office:value-type="float" office:value="129.18420705511" calcext:value-type="float">
            <text:p>129.18420705511</text:p>
          </table:table-cell>
          <table:table-cell table:formula="of:=1/([.$A18]*[.S$2]*2*PI())" office:value-type="float" office:value="60.4692033023919" calcext:value-type="float">
            <text:p>60.4692033023919</text:p>
          </table:table-cell>
          <table:table-cell table:formula="of:=1/([.$A18]*[.T$2]*2*PI())" office:value-type="float" office:value="28.4205255521242" calcext:value-type="float">
            <text:p>28.4205255521242</text:p>
          </table:table-cell>
          <table:table-cell table:formula="of:=1/([.$A18]*[.U$2]*2*PI())" office:value-type="float" office:value="12.918420705511" calcext:value-type="float">
            <text:p>12.918420705511</text:p>
          </table:table-cell>
          <table:table-cell table:formula="of:=1/([.$A18]*[.V$2]*2*PI())" office:value-type="float" office:value="6.04692033023919" calcext:value-type="float">
            <text:p>6.04692033023919</text:p>
          </table:table-cell>
          <table:table-cell table:formula="of:=1/([.$A18]*[.W$2]*2*PI())" office:value-type="float" office:value="2.84205255521242" calcext:value-type="float">
            <text:p>2.84205255521242</text:p>
          </table:table-cell>
          <table:table-cell table:formula="of:=1/([.$A18]*[.X$2]*2*PI())" office:value-type="float" office:value="1.2918420705511" calcext:value-type="float">
            <text:p>1.2918420705511</text:p>
          </table:table-cell>
          <table:table-cell table:formula="of:=1/([.$A18]*[.Y$2]*2*PI())" office:value-type="float" office:value="0.604692033023918" calcext:value-type="float">
            <text:p>0.604692033023918</text:p>
          </table:table-cell>
          <table:table-cell/>
        </table:table-row>
        <table:table-row table:style-name="ro1">
          <table:table-cell table:formula="of:=[$resistor.A18]" office:value-type="float" office:value="680" calcext:value-type="float">
            <text:p>680</text:p>
          </table:table-cell>
          <table:table-cell table:formula="of:=1/([.$A19]*[.B$2]*2*PI())" office:value-type="float" office:value="23405138.6899846" calcext:value-type="float">
            <text:p>23405138.6899846</text:p>
          </table:table-cell>
          <table:table-cell table:formula="of:=1/([.$A19]*[.C$2]*2*PI())" office:value-type="float" office:value="10638699.4045385" calcext:value-type="float">
            <text:p>10638699.4045385</text:p>
          </table:table-cell>
          <table:table-cell table:formula="of:=1/([.$A19]*[.D$2]*2*PI())" office:value-type="float" office:value="4979816.74254992" calcext:value-type="float">
            <text:p>4979816.74254992</text:p>
          </table:table-cell>
          <table:table-cell table:formula="of:=1/([.$A19]*[.E$2]*2*PI())" office:value-type="float" office:value="2340513.86899846" calcext:value-type="float">
            <text:p>2340513.86899846</text:p>
          </table:table-cell>
          <table:table-cell table:formula="of:=1/([.$A19]*[.F$2]*2*PI())" office:value-type="float" office:value="1063869.94045385" calcext:value-type="float">
            <text:p>1063869.94045385</text:p>
          </table:table-cell>
          <table:table-cell table:formula="of:=1/([.$A19]*[.G$2]*2*PI())" office:value-type="float" office:value="497981.674254992" calcext:value-type="float">
            <text:p>497981.674254992</text:p>
          </table:table-cell>
          <table:table-cell table:formula="of:=1/([.$A19]*[.H$2]*2*PI())" office:value-type="float" office:value="234051.386899846" calcext:value-type="float">
            <text:p>234051.386899846</text:p>
          </table:table-cell>
          <table:table-cell table:formula="of:=1/([.$A19]*[.I$2]*2*PI())" office:value-type="float" office:value="106386.994045385" calcext:value-type="float">
            <text:p>106386.994045385</text:p>
          </table:table-cell>
          <table:table-cell table:formula="of:=1/([.$A19]*[.J$2]*2*PI())" office:value-type="float" office:value="49798.1674254992" calcext:value-type="float">
            <text:p>49798.1674254992</text:p>
          </table:table-cell>
          <table:table-cell table:formula="of:=1/([.$A19]*[.K$2]*2*PI())" office:value-type="float" office:value="23405.1386899846" calcext:value-type="float">
            <text:p>23405.1386899846</text:p>
          </table:table-cell>
          <table:table-cell table:formula="of:=1/([.$A19]*[.L$2]*2*PI())" office:value-type="float" office:value="10638.6994045385" calcext:value-type="float">
            <text:p>10638.6994045385</text:p>
          </table:table-cell>
          <table:table-cell table:formula="of:=1/([.$A19]*[.M$2]*2*PI())" office:value-type="float" office:value="4979.81674254992" calcext:value-type="float">
            <text:p>4979.81674254992</text:p>
          </table:table-cell>
          <table:table-cell table:formula="of:=1/([.$A19]*[.N$2]*2*PI())" office:value-type="float" office:value="2340.51386899846" calcext:value-type="float">
            <text:p>2340.51386899846</text:p>
          </table:table-cell>
          <table:table-cell table:formula="of:=1/([.$A19]*[.O$2]*2*PI())" office:value-type="float" office:value="1063.86994045385" calcext:value-type="float">
            <text:p>1063.86994045385</text:p>
          </table:table-cell>
          <table:table-cell table:formula="of:=1/([.$A19]*[.P$2]*2*PI())" office:value-type="float" office:value="497.981674254992" calcext:value-type="float">
            <text:p>497.981674254992</text:p>
          </table:table-cell>
          <table:table-cell table:formula="of:=1/([.$A19]*[.Q$2]*2*PI())" office:value-type="float" office:value="234.051386899846" calcext:value-type="float">
            <text:p>234.051386899846</text:p>
          </table:table-cell>
          <table:table-cell table:formula="of:=1/([.$A19]*[.R$2]*2*PI())" office:value-type="float" office:value="106.386994045385" calcext:value-type="float">
            <text:p>106.386994045385</text:p>
          </table:table-cell>
          <table:table-cell table:formula="of:=1/([.$A19]*[.S$2]*2*PI())" office:value-type="float" office:value="49.7981674254992" calcext:value-type="float">
            <text:p>49.7981674254992</text:p>
          </table:table-cell>
          <table:table-cell table:formula="of:=1/([.$A19]*[.T$2]*2*PI())" office:value-type="float" office:value="23.4051386899846" calcext:value-type="float">
            <text:p>23.4051386899846</text:p>
          </table:table-cell>
          <table:table-cell table:formula="of:=1/([.$A19]*[.U$2]*2*PI())" office:value-type="float" office:value="10.6386994045385" calcext:value-type="float">
            <text:p>10.6386994045385</text:p>
          </table:table-cell>
          <table:table-cell table:formula="of:=1/([.$A19]*[.V$2]*2*PI())" office:value-type="float" office:value="4.97981674254992" calcext:value-type="float">
            <text:p>4.97981674254992</text:p>
          </table:table-cell>
          <table:table-cell table:formula="of:=1/([.$A19]*[.W$2]*2*PI())" office:value-type="float" office:value="2.34051386899846" calcext:value-type="float">
            <text:p>2.34051386899846</text:p>
          </table:table-cell>
          <table:table-cell table:formula="of:=1/([.$A19]*[.X$2]*2*PI())" office:value-type="float" office:value="1.06386994045385" calcext:value-type="float">
            <text:p>1.06386994045385</text:p>
          </table:table-cell>
          <table:table-cell table:formula="of:=1/([.$A19]*[.Y$2]*2*PI())" office:value-type="float" office:value="0.497981674254992" calcext:value-type="float">
            <text:p>0.497981674254992</text:p>
          </table:table-cell>
          <table:table-cell/>
        </table:table-row>
        <table:table-row table:style-name="ro1">
          <table:table-cell table:formula="of:=[$resistor.A19]" office:value-type="float" office:value="1000" calcext:value-type="float">
            <text:p>1000</text:p>
          </table:table-cell>
          <table:table-cell table:formula="of:=1/([.$A20]*[.B$2]*2*PI())" office:value-type="float" office:value="15915494.3091895" calcext:value-type="float">
            <text:p>15915494.3091895</text:p>
          </table:table-cell>
          <table:table-cell table:formula="of:=1/([.$A20]*[.C$2]*2*PI())" office:value-type="float" office:value="7234315.59508615" calcext:value-type="float">
            <text:p>7234315.59508615</text:p>
          </table:table-cell>
          <table:table-cell table:formula="of:=1/([.$A20]*[.D$2]*2*PI())" office:value-type="float" office:value="3386275.38493394" calcext:value-type="float">
            <text:p>3386275.38493394</text:p>
          </table:table-cell>
          <table:table-cell table:formula="of:=1/([.$A20]*[.E$2]*2*PI())" office:value-type="float" office:value="1591549.43091895" calcext:value-type="float">
            <text:p>1591549.43091895</text:p>
          </table:table-cell>
          <table:table-cell table:formula="of:=1/([.$A20]*[.F$2]*2*PI())" office:value-type="float" office:value="723431.559508615" calcext:value-type="float">
            <text:p>723431.559508615</text:p>
          </table:table-cell>
          <table:table-cell table:formula="of:=1/([.$A20]*[.G$2]*2*PI())" office:value-type="float" office:value="338627.538493394" calcext:value-type="float">
            <text:p>338627.538493394</text:p>
          </table:table-cell>
          <table:table-cell table:formula="of:=1/([.$A20]*[.H$2]*2*PI())" office:value-type="float" office:value="159154.943091895" calcext:value-type="float">
            <text:p>159154.943091895</text:p>
          </table:table-cell>
          <table:table-cell table:formula="of:=1/([.$A20]*[.I$2]*2*PI())" office:value-type="float" office:value="72343.1559508615" calcext:value-type="float">
            <text:p>72343.1559508615</text:p>
          </table:table-cell>
          <table:table-cell table:formula="of:=1/([.$A20]*[.J$2]*2*PI())" office:value-type="float" office:value="33862.7538493394" calcext:value-type="float">
            <text:p>33862.7538493394</text:p>
          </table:table-cell>
          <table:table-cell table:formula="of:=1/([.$A20]*[.K$2]*2*PI())" office:value-type="float" office:value="15915.4943091895" calcext:value-type="float">
            <text:p>15915.4943091895</text:p>
          </table:table-cell>
          <table:table-cell table:formula="of:=1/([.$A20]*[.L$2]*2*PI())" office:value-type="float" office:value="7234.31559508615" calcext:value-type="float">
            <text:p>7234.31559508615</text:p>
          </table:table-cell>
          <table:table-cell table:formula="of:=1/([.$A20]*[.M$2]*2*PI())" office:value-type="float" office:value="3386.27538493394" calcext:value-type="float">
            <text:p>3386.27538493394</text:p>
          </table:table-cell>
          <table:table-cell table:formula="of:=1/([.$A20]*[.N$2]*2*PI())" office:value-type="float" office:value="1591.54943091895" calcext:value-type="float">
            <text:p>1591.54943091895</text:p>
          </table:table-cell>
          <table:table-cell table:formula="of:=1/([.$A20]*[.O$2]*2*PI())" office:value-type="float" office:value="723.431559508615" calcext:value-type="float">
            <text:p>723.431559508615</text:p>
          </table:table-cell>
          <table:table-cell table:formula="of:=1/([.$A20]*[.P$2]*2*PI())" office:value-type="float" office:value="338.627538493394" calcext:value-type="float">
            <text:p>338.627538493394</text:p>
          </table:table-cell>
          <table:table-cell table:formula="of:=1/([.$A20]*[.Q$2]*2*PI())" office:value-type="float" office:value="159.154943091895" calcext:value-type="float">
            <text:p>159.154943091895</text:p>
          </table:table-cell>
          <table:table-cell table:formula="of:=1/([.$A20]*[.R$2]*2*PI())" office:value-type="float" office:value="72.3431559508615" calcext:value-type="float">
            <text:p>72.3431559508615</text:p>
          </table:table-cell>
          <table:table-cell table:formula="of:=1/([.$A20]*[.S$2]*2*PI())" office:value-type="float" office:value="33.8627538493394" calcext:value-type="float">
            <text:p>33.8627538493394</text:p>
          </table:table-cell>
          <table:table-cell table:formula="of:=1/([.$A20]*[.T$2]*2*PI())" office:value-type="float" office:value="15.9154943091895" calcext:value-type="float">
            <text:p>15.9154943091895</text:p>
          </table:table-cell>
          <table:table-cell table:formula="of:=1/([.$A20]*[.U$2]*2*PI())" office:value-type="float" office:value="7.23431559508615" calcext:value-type="float">
            <text:p>7.23431559508615</text:p>
          </table:table-cell>
          <table:table-cell table:formula="of:=1/([.$A20]*[.V$2]*2*PI())" office:value-type="float" office:value="3.38627538493394" calcext:value-type="float">
            <text:p>3.38627538493394</text:p>
          </table:table-cell>
          <table:table-cell table:formula="of:=1/([.$A20]*[.W$2]*2*PI())" office:value-type="float" office:value="1.59154943091895" calcext:value-type="float">
            <text:p>1.59154943091895</text:p>
          </table:table-cell>
          <table:table-cell table:formula="of:=1/([.$A20]*[.X$2]*2*PI())" office:value-type="float" office:value="0.723431559508615" calcext:value-type="float">
            <text:p>0.723431559508615</text:p>
          </table:table-cell>
          <table:table-cell table:formula="of:=1/([.$A20]*[.Y$2]*2*PI())" office:value-type="float" office:value="0.338627538493394" calcext:value-type="float">
            <text:p>0.338627538493394</text:p>
          </table:table-cell>
          <table:table-cell/>
        </table:table-row>
        <table:table-row table:style-name="ro1">
          <table:table-cell table:formula="of:=[$resistor.A20]" office:value-type="float" office:value="1200" calcext:value-type="float">
            <text:p>1200</text:p>
          </table:table-cell>
          <table:table-cell table:formula="of:=1/([.$A21]*[.B$2]*2*PI())" office:value-type="float" office:value="13262911.9243246" calcext:value-type="float">
            <text:p>13262911.9243246</text:p>
          </table:table-cell>
          <table:table-cell table:formula="of:=1/([.$A21]*[.C$2]*2*PI())" office:value-type="float" office:value="6028596.32923846" calcext:value-type="float">
            <text:p>6028596.32923846</text:p>
          </table:table-cell>
          <table:table-cell table:formula="of:=1/([.$A21]*[.D$2]*2*PI())" office:value-type="float" office:value="2821896.15411162" calcext:value-type="float">
            <text:p>2821896.15411162</text:p>
          </table:table-cell>
          <table:table-cell table:formula="of:=1/([.$A21]*[.E$2]*2*PI())" office:value-type="float" office:value="1326291.19243246" calcext:value-type="float">
            <text:p>1326291.19243246</text:p>
          </table:table-cell>
          <table:table-cell table:formula="of:=1/([.$A21]*[.F$2]*2*PI())" office:value-type="float" office:value="602859.632923846" calcext:value-type="float">
            <text:p>602859.632923846</text:p>
          </table:table-cell>
          <table:table-cell table:formula="of:=1/([.$A21]*[.G$2]*2*PI())" office:value-type="float" office:value="282189.615411162" calcext:value-type="float">
            <text:p>282189.615411162</text:p>
          </table:table-cell>
          <table:table-cell table:formula="of:=1/([.$A21]*[.H$2]*2*PI())" office:value-type="float" office:value="132629.119243246" calcext:value-type="float">
            <text:p>132629.119243246</text:p>
          </table:table-cell>
          <table:table-cell table:formula="of:=1/([.$A21]*[.I$2]*2*PI())" office:value-type="float" office:value="60285.9632923846" calcext:value-type="float">
            <text:p>60285.9632923846</text:p>
          </table:table-cell>
          <table:table-cell table:formula="of:=1/([.$A21]*[.J$2]*2*PI())" office:value-type="float" office:value="28218.9615411162" calcext:value-type="float">
            <text:p>28218.9615411162</text:p>
          </table:table-cell>
          <table:table-cell table:formula="of:=1/([.$A21]*[.K$2]*2*PI())" office:value-type="float" office:value="13262.9119243246" calcext:value-type="float">
            <text:p>13262.9119243246</text:p>
          </table:table-cell>
          <table:table-cell table:formula="of:=1/([.$A21]*[.L$2]*2*PI())" office:value-type="float" office:value="6028.59632923846" calcext:value-type="float">
            <text:p>6028.59632923846</text:p>
          </table:table-cell>
          <table:table-cell table:formula="of:=1/([.$A21]*[.M$2]*2*PI())" office:value-type="float" office:value="2821.89615411162" calcext:value-type="float">
            <text:p>2821.89615411162</text:p>
          </table:table-cell>
          <table:table-cell table:formula="of:=1/([.$A21]*[.N$2]*2*PI())" office:value-type="float" office:value="1326.29119243246" calcext:value-type="float">
            <text:p>1326.29119243246</text:p>
          </table:table-cell>
          <table:table-cell table:formula="of:=1/([.$A21]*[.O$2]*2*PI())" office:value-type="float" office:value="602.859632923846" calcext:value-type="float">
            <text:p>602.859632923846</text:p>
          </table:table-cell>
          <table:table-cell table:formula="of:=1/([.$A21]*[.P$2]*2*PI())" office:value-type="float" office:value="282.189615411162" calcext:value-type="float">
            <text:p>282.189615411162</text:p>
          </table:table-cell>
          <table:table-cell table:formula="of:=1/([.$A21]*[.Q$2]*2*PI())" office:value-type="float" office:value="132.629119243246" calcext:value-type="float">
            <text:p>132.629119243246</text:p>
          </table:table-cell>
          <table:table-cell table:formula="of:=1/([.$A21]*[.R$2]*2*PI())" office:value-type="float" office:value="60.2859632923846" calcext:value-type="float">
            <text:p>60.2859632923846</text:p>
          </table:table-cell>
          <table:table-cell table:formula="of:=1/([.$A21]*[.S$2]*2*PI())" office:value-type="float" office:value="28.2189615411162" calcext:value-type="float">
            <text:p>28.2189615411162</text:p>
          </table:table-cell>
          <table:table-cell table:formula="of:=1/([.$A21]*[.T$2]*2*PI())" office:value-type="float" office:value="13.2629119243246" calcext:value-type="float">
            <text:p>13.2629119243246</text:p>
          </table:table-cell>
          <table:table-cell table:formula="of:=1/([.$A21]*[.U$2]*2*PI())" office:value-type="float" office:value="6.02859632923846" calcext:value-type="float">
            <text:p>6.02859632923846</text:p>
          </table:table-cell>
          <table:table-cell table:formula="of:=1/([.$A21]*[.V$2]*2*PI())" office:value-type="float" office:value="2.82189615411162" calcext:value-type="float">
            <text:p>2.82189615411162</text:p>
          </table:table-cell>
          <table:table-cell table:formula="of:=1/([.$A21]*[.W$2]*2*PI())" office:value-type="float" office:value="1.32629119243246" calcext:value-type="float">
            <text:p>1.32629119243246</text:p>
          </table:table-cell>
          <table:table-cell table:formula="of:=1/([.$A21]*[.X$2]*2*PI())" office:value-type="float" office:value="0.602859632923846" calcext:value-type="float">
            <text:p>0.602859632923846</text:p>
          </table:table-cell>
          <table:table-cell table:formula="of:=1/([.$A21]*[.Y$2]*2*PI())" office:value-type="float" office:value="0.282189615411162" calcext:value-type="float">
            <text:p>0.282189615411162</text:p>
          </table:table-cell>
          <table:table-cell/>
        </table:table-row>
        <table:table-row table:style-name="ro1">
          <table:table-cell table:formula="of:=[$resistor.A21]" office:value-type="float" office:value="1500" calcext:value-type="float">
            <text:p>1500</text:p>
          </table:table-cell>
          <table:table-cell table:formula="of:=1/([.$A22]*[.B$2]*2*PI())" office:value-type="float" office:value="10610329.5394597" calcext:value-type="float">
            <text:p>10610329.5394597</text:p>
          </table:table-cell>
          <table:table-cell table:formula="of:=1/([.$A22]*[.C$2]*2*PI())" office:value-type="float" office:value="4822877.06339077" calcext:value-type="float">
            <text:p>4822877.06339077</text:p>
          </table:table-cell>
          <table:table-cell table:formula="of:=1/([.$A22]*[.D$2]*2*PI())" office:value-type="float" office:value="2257516.9232893" calcext:value-type="float">
            <text:p>2257516.9232893</text:p>
          </table:table-cell>
          <table:table-cell table:formula="of:=1/([.$A22]*[.E$2]*2*PI())" office:value-type="float" office:value="1061032.95394597" calcext:value-type="float">
            <text:p>1061032.95394597</text:p>
          </table:table-cell>
          <table:table-cell table:formula="of:=1/([.$A22]*[.F$2]*2*PI())" office:value-type="float" office:value="482287.706339077" calcext:value-type="float">
            <text:p>482287.706339077</text:p>
          </table:table-cell>
          <table:table-cell table:formula="of:=1/([.$A22]*[.G$2]*2*PI())" office:value-type="float" office:value="225751.692328929" calcext:value-type="float">
            <text:p>225751.692328929</text:p>
          </table:table-cell>
          <table:table-cell table:formula="of:=1/([.$A22]*[.H$2]*2*PI())" office:value-type="float" office:value="106103.295394597" calcext:value-type="float">
            <text:p>106103.295394597</text:p>
          </table:table-cell>
          <table:table-cell table:formula="of:=1/([.$A22]*[.I$2]*2*PI())" office:value-type="float" office:value="48228.7706339077" calcext:value-type="float">
            <text:p>48228.7706339077</text:p>
          </table:table-cell>
          <table:table-cell table:formula="of:=1/([.$A22]*[.J$2]*2*PI())" office:value-type="float" office:value="22575.1692328929" calcext:value-type="float">
            <text:p>22575.1692328929</text:p>
          </table:table-cell>
          <table:table-cell table:formula="of:=1/([.$A22]*[.K$2]*2*PI())" office:value-type="float" office:value="10610.3295394597" calcext:value-type="float">
            <text:p>10610.3295394597</text:p>
          </table:table-cell>
          <table:table-cell table:formula="of:=1/([.$A22]*[.L$2]*2*PI())" office:value-type="float" office:value="4822.87706339077" calcext:value-type="float">
            <text:p>4822.87706339077</text:p>
          </table:table-cell>
          <table:table-cell table:formula="of:=1/([.$A22]*[.M$2]*2*PI())" office:value-type="float" office:value="2257.5169232893" calcext:value-type="float">
            <text:p>2257.5169232893</text:p>
          </table:table-cell>
          <table:table-cell table:formula="of:=1/([.$A22]*[.N$2]*2*PI())" office:value-type="float" office:value="1061.03295394597" calcext:value-type="float">
            <text:p>1061.03295394597</text:p>
          </table:table-cell>
          <table:table-cell table:formula="of:=1/([.$A22]*[.O$2]*2*PI())" office:value-type="float" office:value="482.287706339077" calcext:value-type="float">
            <text:p>482.287706339077</text:p>
          </table:table-cell>
          <table:table-cell table:formula="of:=1/([.$A22]*[.P$2]*2*PI())" office:value-type="float" office:value="225.75169232893" calcext:value-type="float">
            <text:p>225.75169232893</text:p>
          </table:table-cell>
          <table:table-cell table:formula="of:=1/([.$A22]*[.Q$2]*2*PI())" office:value-type="float" office:value="106.103295394597" calcext:value-type="float">
            <text:p>106.103295394597</text:p>
          </table:table-cell>
          <table:table-cell table:formula="of:=1/([.$A22]*[.R$2]*2*PI())" office:value-type="float" office:value="48.2287706339077" calcext:value-type="float">
            <text:p>48.2287706339077</text:p>
          </table:table-cell>
          <table:table-cell table:formula="of:=1/([.$A22]*[.S$2]*2*PI())" office:value-type="float" office:value="22.575169232893" calcext:value-type="float">
            <text:p>22.575169232893</text:p>
          </table:table-cell>
          <table:table-cell table:formula="of:=1/([.$A22]*[.T$2]*2*PI())" office:value-type="float" office:value="10.6103295394597" calcext:value-type="float">
            <text:p>10.6103295394597</text:p>
          </table:table-cell>
          <table:table-cell table:formula="of:=1/([.$A22]*[.U$2]*2*PI())" office:value-type="float" office:value="4.82287706339077" calcext:value-type="float">
            <text:p>4.82287706339077</text:p>
          </table:table-cell>
          <table:table-cell table:formula="of:=1/([.$A22]*[.V$2]*2*PI())" office:value-type="float" office:value="2.2575169232893" calcext:value-type="float">
            <text:p>2.2575169232893</text:p>
          </table:table-cell>
          <table:table-cell table:formula="of:=1/([.$A22]*[.W$2]*2*PI())" office:value-type="float" office:value="1.06103295394597" calcext:value-type="float">
            <text:p>1.06103295394597</text:p>
          </table:table-cell>
          <table:table-cell table:formula="of:=1/([.$A22]*[.X$2]*2*PI())" office:value-type="float" office:value="0.482287706339077" calcext:value-type="float">
            <text:p>0.482287706339077</text:p>
          </table:table-cell>
          <table:table-cell table:formula="of:=1/([.$A22]*[.Y$2]*2*PI())" office:value-type="float" office:value="0.22575169232893" calcext:value-type="float">
            <text:p>0.22575169232893</text:p>
          </table:table-cell>
          <table:table-cell/>
        </table:table-row>
        <table:table-row table:style-name="ro1">
          <table:table-cell table:style-name="ce1" table:formula="of:=[$resistor.A22]" office:value-type="float" office:value="1800" calcext:value-type="float">
            <text:p>1800</text:p>
          </table:table-cell>
          <table:table-cell table:formula="of:=1/([.$A23]*[.B$2]*2*PI())" office:value-type="float" office:value="8841941.28288307" calcext:value-type="float">
            <text:p>8841941.28288307</text:p>
          </table:table-cell>
          <table:table-cell table:formula="of:=1/([.$A23]*[.C$2]*2*PI())" office:value-type="float" office:value="4019064.21949231" calcext:value-type="float">
            <text:p>4019064.21949231</text:p>
          </table:table-cell>
          <table:table-cell table:formula="of:=1/([.$A23]*[.D$2]*2*PI())" office:value-type="float" office:value="1881264.10274108" calcext:value-type="float">
            <text:p>1881264.10274108</text:p>
          </table:table-cell>
          <table:table-cell table:formula="of:=1/([.$A23]*[.E$2]*2*PI())" office:value-type="float" office:value="884194.128288308" calcext:value-type="float">
            <text:p>884194.128288308</text:p>
          </table:table-cell>
          <table:table-cell table:formula="of:=1/([.$A23]*[.F$2]*2*PI())" office:value-type="float" office:value="401906.421949231" calcext:value-type="float">
            <text:p>401906.421949231</text:p>
          </table:table-cell>
          <table:table-cell table:formula="of:=1/([.$A23]*[.G$2]*2*PI())" office:value-type="float" office:value="188126.410274108" calcext:value-type="float">
            <text:p>188126.410274108</text:p>
          </table:table-cell>
          <table:table-cell table:formula="of:=1/([.$A23]*[.H$2]*2*PI())" office:value-type="float" office:value="88419.4128288307" calcext:value-type="float">
            <text:p>88419.4128288307</text:p>
          </table:table-cell>
          <table:table-cell table:formula="of:=1/([.$A23]*[.I$2]*2*PI())" office:value-type="float" office:value="40190.6421949231" calcext:value-type="float">
            <text:p>40190.6421949231</text:p>
          </table:table-cell>
          <table:table-cell table:formula="of:=1/([.$A23]*[.J$2]*2*PI())" office:value-type="float" office:value="18812.6410274108" calcext:value-type="float">
            <text:p>18812.6410274108</text:p>
          </table:table-cell>
          <table:table-cell table:formula="of:=1/([.$A23]*[.K$2]*2*PI())" office:value-type="float" office:value="8841.94128288308" calcext:value-type="float">
            <text:p>8841.94128288308</text:p>
          </table:table-cell>
          <table:table-cell table:formula="of:=1/([.$A23]*[.L$2]*2*PI())" office:value-type="float" office:value="4019.06421949231" calcext:value-type="float">
            <text:p>4019.06421949231</text:p>
          </table:table-cell>
          <table:table-cell table:formula="of:=1/([.$A23]*[.M$2]*2*PI())" office:value-type="float" office:value="1881.26410274108" calcext:value-type="float">
            <text:p>1881.26410274108</text:p>
          </table:table-cell>
          <table:table-cell table:formula="of:=1/([.$A23]*[.N$2]*2*PI())" office:value-type="float" office:value="884.194128288308" calcext:value-type="float">
            <text:p>884.194128288308</text:p>
          </table:table-cell>
          <table:table-cell table:formula="of:=1/([.$A23]*[.O$2]*2*PI())" office:value-type="float" office:value="401.906421949231" calcext:value-type="float">
            <text:p>401.906421949231</text:p>
          </table:table-cell>
          <table:table-cell table:formula="of:=1/([.$A23]*[.P$2]*2*PI())" office:value-type="float" office:value="188.126410274108" calcext:value-type="float">
            <text:p>188.126410274108</text:p>
          </table:table-cell>
          <table:table-cell table:formula="of:=1/([.$A23]*[.Q$2]*2*PI())" office:value-type="float" office:value="88.4194128288307" calcext:value-type="float">
            <text:p>88.4194128288307</text:p>
          </table:table-cell>
          <table:table-cell table:formula="of:=1/([.$A23]*[.R$2]*2*PI())" office:value-type="float" office:value="40.1906421949231" calcext:value-type="float">
            <text:p>40.1906421949231</text:p>
          </table:table-cell>
          <table:table-cell table:formula="of:=1/([.$A23]*[.S$2]*2*PI())" office:value-type="float" office:value="18.8126410274108" calcext:value-type="float">
            <text:p>18.8126410274108</text:p>
          </table:table-cell>
          <table:table-cell table:formula="of:=1/([.$A23]*[.T$2]*2*PI())" office:value-type="float" office:value="8.84194128288308" calcext:value-type="float">
            <text:p>8.84194128288308</text:p>
          </table:table-cell>
          <table:table-cell table:formula="of:=1/([.$A23]*[.U$2]*2*PI())" office:value-type="float" office:value="4.01906421949231" calcext:value-type="float">
            <text:p>4.01906421949231</text:p>
          </table:table-cell>
          <table:table-cell table:formula="of:=1/([.$A23]*[.V$2]*2*PI())" office:value-type="float" office:value="1.88126410274108" calcext:value-type="float">
            <text:p>1.88126410274108</text:p>
          </table:table-cell>
          <table:table-cell table:formula="of:=1/([.$A23]*[.W$2]*2*PI())" office:value-type="float" office:value="0.884194128288307" calcext:value-type="float">
            <text:p>0.884194128288307</text:p>
          </table:table-cell>
          <table:table-cell table:formula="of:=1/([.$A23]*[.X$2]*2*PI())" office:value-type="float" office:value="0.401906421949231" calcext:value-type="float">
            <text:p>0.401906421949231</text:p>
          </table:table-cell>
          <table:table-cell table:formula="of:=1/([.$A23]*[.Y$2]*2*PI())" office:value-type="float" office:value="0.188126410274108" calcext:value-type="float">
            <text:p>0.188126410274108</text:p>
          </table:table-cell>
          <table:table-cell/>
        </table:table-row>
        <table:table-row table:style-name="ro1">
          <table:table-cell table:formula="of:=[$resistor.A23]" office:value-type="float" office:value="2200" calcext:value-type="float">
            <text:p>2200</text:p>
          </table:table-cell>
          <table:table-cell table:formula="of:=1/([.$A24]*[.B$2]*2*PI())" office:value-type="float" office:value="7234315.59508615" calcext:value-type="float">
            <text:p>7234315.59508615</text:p>
          </table:table-cell>
          <table:table-cell table:formula="of:=1/([.$A24]*[.C$2]*2*PI())" office:value-type="float" office:value="3288325.27049371" calcext:value-type="float">
            <text:p>3288325.27049371</text:p>
          </table:table-cell>
          <table:table-cell table:formula="of:=1/([.$A24]*[.D$2]*2*PI())" office:value-type="float" office:value="1539216.08406088" calcext:value-type="float">
            <text:p>1539216.08406088</text:p>
          </table:table-cell>
          <table:table-cell table:formula="of:=1/([.$A24]*[.E$2]*2*PI())" office:value-type="float" office:value="723431.559508615" calcext:value-type="float">
            <text:p>723431.559508615</text:p>
          </table:table-cell>
          <table:table-cell table:formula="of:=1/([.$A24]*[.F$2]*2*PI())" office:value-type="float" office:value="328832.527049371" calcext:value-type="float">
            <text:p>328832.527049371</text:p>
          </table:table-cell>
          <table:table-cell table:formula="of:=1/([.$A24]*[.G$2]*2*PI())" office:value-type="float" office:value="153921.608406088" calcext:value-type="float">
            <text:p>153921.608406088</text:p>
          </table:table-cell>
          <table:table-cell table:formula="of:=1/([.$A24]*[.H$2]*2*PI())" office:value-type="float" office:value="72343.1559508615" calcext:value-type="float">
            <text:p>72343.1559508615</text:p>
          </table:table-cell>
          <table:table-cell table:formula="of:=1/([.$A24]*[.I$2]*2*PI())" office:value-type="float" office:value="32883.2527049371" calcext:value-type="float">
            <text:p>32883.2527049371</text:p>
          </table:table-cell>
          <table:table-cell table:formula="of:=1/([.$A24]*[.J$2]*2*PI())" office:value-type="float" office:value="15392.1608406088" calcext:value-type="float">
            <text:p>15392.1608406088</text:p>
          </table:table-cell>
          <table:table-cell table:formula="of:=1/([.$A24]*[.K$2]*2*PI())" office:value-type="float" office:value="7234.31559508615" calcext:value-type="float">
            <text:p>7234.31559508615</text:p>
          </table:table-cell>
          <table:table-cell table:formula="of:=1/([.$A24]*[.L$2]*2*PI())" office:value-type="float" office:value="3288.32527049371" calcext:value-type="float">
            <text:p>3288.32527049371</text:p>
          </table:table-cell>
          <table:table-cell table:formula="of:=1/([.$A24]*[.M$2]*2*PI())" office:value-type="float" office:value="1539.21608406088" calcext:value-type="float">
            <text:p>1539.21608406088</text:p>
          </table:table-cell>
          <table:table-cell table:formula="of:=1/([.$A24]*[.N$2]*2*PI())" office:value-type="float" office:value="723.431559508615" calcext:value-type="float">
            <text:p>723.431559508615</text:p>
          </table:table-cell>
          <table:table-cell table:formula="of:=1/([.$A24]*[.O$2]*2*PI())" office:value-type="float" office:value="328.832527049371" calcext:value-type="float">
            <text:p>328.832527049371</text:p>
          </table:table-cell>
          <table:table-cell table:formula="of:=1/([.$A24]*[.P$2]*2*PI())" office:value-type="float" office:value="153.921608406088" calcext:value-type="float">
            <text:p>153.921608406088</text:p>
          </table:table-cell>
          <table:table-cell table:formula="of:=1/([.$A24]*[.Q$2]*2*PI())" office:value-type="float" office:value="72.3431559508615" calcext:value-type="float">
            <text:p>72.3431559508615</text:p>
          </table:table-cell>
          <table:table-cell table:formula="of:=1/([.$A24]*[.R$2]*2*PI())" office:value-type="float" office:value="32.8832527049371" calcext:value-type="float">
            <text:p>32.8832527049371</text:p>
          </table:table-cell>
          <table:table-cell table:formula="of:=1/([.$A24]*[.S$2]*2*PI())" office:value-type="float" office:value="15.3921608406088" calcext:value-type="float">
            <text:p>15.3921608406088</text:p>
          </table:table-cell>
          <table:table-cell table:formula="of:=1/([.$A24]*[.T$2]*2*PI())" office:value-type="float" office:value="7.23431559508615" calcext:value-type="float">
            <text:p>7.23431559508615</text:p>
          </table:table-cell>
          <table:table-cell table:formula="of:=1/([.$A24]*[.U$2]*2*PI())" office:value-type="float" office:value="3.28832527049371" calcext:value-type="float">
            <text:p>3.28832527049371</text:p>
          </table:table-cell>
          <table:table-cell table:formula="of:=1/([.$A24]*[.V$2]*2*PI())" office:value-type="float" office:value="1.53921608406088" calcext:value-type="float">
            <text:p>1.53921608406088</text:p>
          </table:table-cell>
          <table:table-cell table:formula="of:=1/([.$A24]*[.W$2]*2*PI())" office:value-type="float" office:value="0.723431559508615" calcext:value-type="float">
            <text:p>0.723431559508615</text:p>
          </table:table-cell>
          <table:table-cell table:formula="of:=1/([.$A24]*[.X$2]*2*PI())" office:value-type="float" office:value="0.328832527049371" calcext:value-type="float">
            <text:p>0.328832527049371</text:p>
          </table:table-cell>
          <table:table-cell table:formula="of:=1/([.$A24]*[.Y$2]*2*PI())" office:value-type="float" office:value="0.153921608406088" calcext:value-type="float">
            <text:p>0.153921608406088</text:p>
          </table:table-cell>
          <table:table-cell/>
        </table:table-row>
        <table:table-row table:style-name="ro1">
          <table:table-cell table:formula="of:=[$resistor.A24]" office:value-type="float" office:value="2700" calcext:value-type="float">
            <text:p>2700</text:p>
          </table:table-cell>
          <table:table-cell table:formula="of:=1/([.$A25]*[.B$2]*2*PI())" office:value-type="float" office:value="5894627.52192205" calcext:value-type="float">
            <text:p>5894627.52192205</text:p>
          </table:table-cell>
          <table:table-cell table:formula="of:=1/([.$A25]*[.C$2]*2*PI())" office:value-type="float" office:value="2679376.1463282" calcext:value-type="float">
            <text:p>2679376.1463282</text:p>
          </table:table-cell>
          <table:table-cell table:formula="of:=1/([.$A25]*[.D$2]*2*PI())" office:value-type="float" office:value="1254176.06849405" calcext:value-type="float">
            <text:p>1254176.06849405</text:p>
          </table:table-cell>
          <table:table-cell table:formula="of:=1/([.$A25]*[.E$2]*2*PI())" office:value-type="float" office:value="589462.752192205" calcext:value-type="float">
            <text:p>589462.752192205</text:p>
          </table:table-cell>
          <table:table-cell table:formula="of:=1/([.$A25]*[.F$2]*2*PI())" office:value-type="float" office:value="267937.61463282" calcext:value-type="float">
            <text:p>267937.61463282</text:p>
          </table:table-cell>
          <table:table-cell table:formula="of:=1/([.$A25]*[.G$2]*2*PI())" office:value-type="float" office:value="125417.606849405" calcext:value-type="float">
            <text:p>125417.606849405</text:p>
          </table:table-cell>
          <table:table-cell table:formula="of:=1/([.$A25]*[.H$2]*2*PI())" office:value-type="float" office:value="58946.2752192205" calcext:value-type="float">
            <text:p>58946.2752192205</text:p>
          </table:table-cell>
          <table:table-cell table:formula="of:=1/([.$A25]*[.I$2]*2*PI())" office:value-type="float" office:value="26793.761463282" calcext:value-type="float">
            <text:p>26793.761463282</text:p>
          </table:table-cell>
          <table:table-cell table:formula="of:=1/([.$A25]*[.J$2]*2*PI())" office:value-type="float" office:value="12541.7606849405" calcext:value-type="float">
            <text:p>12541.7606849405</text:p>
          </table:table-cell>
          <table:table-cell table:formula="of:=1/([.$A25]*[.K$2]*2*PI())" office:value-type="float" office:value="5894.62752192205" calcext:value-type="float">
            <text:p>5894.62752192205</text:p>
          </table:table-cell>
          <table:table-cell table:formula="of:=1/([.$A25]*[.L$2]*2*PI())" office:value-type="float" office:value="2679.3761463282" calcext:value-type="float">
            <text:p>2679.3761463282</text:p>
          </table:table-cell>
          <table:table-cell table:formula="of:=1/([.$A25]*[.M$2]*2*PI())" office:value-type="float" office:value="1254.17606849405" calcext:value-type="float">
            <text:p>1254.17606849405</text:p>
          </table:table-cell>
          <table:table-cell table:formula="of:=1/([.$A25]*[.N$2]*2*PI())" office:value-type="float" office:value="589.462752192205" calcext:value-type="float">
            <text:p>589.462752192205</text:p>
          </table:table-cell>
          <table:table-cell table:formula="of:=1/([.$A25]*[.O$2]*2*PI())" office:value-type="float" office:value="267.93761463282" calcext:value-type="float">
            <text:p>267.93761463282</text:p>
          </table:table-cell>
          <table:table-cell table:formula="of:=1/([.$A25]*[.P$2]*2*PI())" office:value-type="float" office:value="125.417606849405" calcext:value-type="float">
            <text:p>125.417606849405</text:p>
          </table:table-cell>
          <table:table-cell table:formula="of:=1/([.$A25]*[.Q$2]*2*PI())" office:value-type="float" office:value="58.9462752192205" calcext:value-type="float">
            <text:p>58.9462752192205</text:p>
          </table:table-cell>
          <table:table-cell table:formula="of:=1/([.$A25]*[.R$2]*2*PI())" office:value-type="float" office:value="26.793761463282" calcext:value-type="float">
            <text:p>26.793761463282</text:p>
          </table:table-cell>
          <table:table-cell table:formula="of:=1/([.$A25]*[.S$2]*2*PI())" office:value-type="float" office:value="12.5417606849405" calcext:value-type="float">
            <text:p>12.5417606849405</text:p>
          </table:table-cell>
          <table:table-cell table:formula="of:=1/([.$A25]*[.T$2]*2*PI())" office:value-type="float" office:value="5.89462752192205" calcext:value-type="float">
            <text:p>5.89462752192205</text:p>
          </table:table-cell>
          <table:table-cell table:formula="of:=1/([.$A25]*[.U$2]*2*PI())" office:value-type="float" office:value="2.6793761463282" calcext:value-type="float">
            <text:p>2.6793761463282</text:p>
          </table:table-cell>
          <table:table-cell table:formula="of:=1/([.$A25]*[.V$2]*2*PI())" office:value-type="float" office:value="1.25417606849405" calcext:value-type="float">
            <text:p>1.25417606849405</text:p>
          </table:table-cell>
          <table:table-cell table:formula="of:=1/([.$A25]*[.W$2]*2*PI())" office:value-type="float" office:value="0.589462752192205" calcext:value-type="float">
            <text:p>0.589462752192205</text:p>
          </table:table-cell>
          <table:table-cell table:formula="of:=1/([.$A25]*[.X$2]*2*PI())" office:value-type="float" office:value="0.26793761463282" calcext:value-type="float">
            <text:p>0.26793761463282</text:p>
          </table:table-cell>
          <table:table-cell table:formula="of:=1/([.$A25]*[.Y$2]*2*PI())" office:value-type="float" office:value="0.125417606849405" calcext:value-type="float">
            <text:p>0.125417606849405</text:p>
          </table:table-cell>
          <table:table-cell/>
        </table:table-row>
        <table:table-row table:style-name="ro1">
          <table:table-cell table:formula="of:=[$resistor.A25]" office:value-type="float" office:value="3300" calcext:value-type="float">
            <text:p>3300</text:p>
          </table:table-cell>
          <table:table-cell table:formula="of:=1/([.$A26]*[.B$2]*2*PI())" office:value-type="float" office:value="4822877.06339077" calcext:value-type="float">
            <text:p>4822877.06339077</text:p>
          </table:table-cell>
          <table:table-cell table:formula="of:=1/([.$A26]*[.C$2]*2*PI())" office:value-type="float" office:value="2192216.8469958" calcext:value-type="float">
            <text:p>2192216.8469958</text:p>
          </table:table-cell>
          <table:table-cell table:formula="of:=1/([.$A26]*[.D$2]*2*PI())" office:value-type="float" office:value="1026144.05604059" calcext:value-type="float">
            <text:p>1026144.05604059</text:p>
          </table:table-cell>
          <table:table-cell table:formula="of:=1/([.$A26]*[.E$2]*2*PI())" office:value-type="float" office:value="482287.706339077" calcext:value-type="float">
            <text:p>482287.706339077</text:p>
          </table:table-cell>
          <table:table-cell table:formula="of:=1/([.$A26]*[.F$2]*2*PI())" office:value-type="float" office:value="219221.68469958" calcext:value-type="float">
            <text:p>219221.68469958</text:p>
          </table:table-cell>
          <table:table-cell table:formula="of:=1/([.$A26]*[.G$2]*2*PI())" office:value-type="float" office:value="102614.405604059" calcext:value-type="float">
            <text:p>102614.405604059</text:p>
          </table:table-cell>
          <table:table-cell table:formula="of:=1/([.$A26]*[.H$2]*2*PI())" office:value-type="float" office:value="48228.7706339077" calcext:value-type="float">
            <text:p>48228.7706339077</text:p>
          </table:table-cell>
          <table:table-cell table:formula="of:=1/([.$A26]*[.I$2]*2*PI())" office:value-type="float" office:value="21922.168469958" calcext:value-type="float">
            <text:p>21922.168469958</text:p>
          </table:table-cell>
          <table:table-cell table:formula="of:=1/([.$A26]*[.J$2]*2*PI())" office:value-type="float" office:value="10261.4405604059" calcext:value-type="float">
            <text:p>10261.4405604059</text:p>
          </table:table-cell>
          <table:table-cell table:formula="of:=1/([.$A26]*[.K$2]*2*PI())" office:value-type="float" office:value="4822.87706339077" calcext:value-type="float">
            <text:p>4822.87706339077</text:p>
          </table:table-cell>
          <table:table-cell table:formula="of:=1/([.$A26]*[.L$2]*2*PI())" office:value-type="float" office:value="2192.2168469958" calcext:value-type="float">
            <text:p>2192.2168469958</text:p>
          </table:table-cell>
          <table:table-cell table:formula="of:=1/([.$A26]*[.M$2]*2*PI())" office:value-type="float" office:value="1026.14405604059" calcext:value-type="float">
            <text:p>1026.14405604059</text:p>
          </table:table-cell>
          <table:table-cell table:formula="of:=1/([.$A26]*[.N$2]*2*PI())" office:value-type="float" office:value="482.287706339077" calcext:value-type="float">
            <text:p>482.287706339077</text:p>
          </table:table-cell>
          <table:table-cell table:formula="of:=1/([.$A26]*[.O$2]*2*PI())" office:value-type="float" office:value="219.22168469958" calcext:value-type="float">
            <text:p>219.22168469958</text:p>
          </table:table-cell>
          <table:table-cell table:formula="of:=1/([.$A26]*[.P$2]*2*PI())" office:value-type="float" office:value="102.614405604059" calcext:value-type="float">
            <text:p>102.614405604059</text:p>
          </table:table-cell>
          <table:table-cell table:formula="of:=1/([.$A26]*[.Q$2]*2*PI())" office:value-type="float" office:value="48.2287706339077" calcext:value-type="float">
            <text:p>48.2287706339077</text:p>
          </table:table-cell>
          <table:table-cell table:formula="of:=1/([.$A26]*[.R$2]*2*PI())" office:value-type="float" office:value="21.922168469958" calcext:value-type="float">
            <text:p>21.922168469958</text:p>
          </table:table-cell>
          <table:table-cell table:formula="of:=1/([.$A26]*[.S$2]*2*PI())" office:value-type="float" office:value="10.2614405604059" calcext:value-type="float">
            <text:p>10.2614405604059</text:p>
          </table:table-cell>
          <table:table-cell table:formula="of:=1/([.$A26]*[.T$2]*2*PI())" office:value-type="float" office:value="4.82287706339077" calcext:value-type="float">
            <text:p>4.82287706339077</text:p>
          </table:table-cell>
          <table:table-cell table:formula="of:=1/([.$A26]*[.U$2]*2*PI())" office:value-type="float" office:value="2.1922168469958" calcext:value-type="float">
            <text:p>2.1922168469958</text:p>
          </table:table-cell>
          <table:table-cell table:formula="of:=1/([.$A26]*[.V$2]*2*PI())" office:value-type="float" office:value="1.02614405604059" calcext:value-type="float">
            <text:p>1.02614405604059</text:p>
          </table:table-cell>
          <table:table-cell table:formula="of:=1/([.$A26]*[.W$2]*2*PI())" office:value-type="float" office:value="0.482287706339077" calcext:value-type="float">
            <text:p>0.482287706339077</text:p>
          </table:table-cell>
          <table:table-cell table:formula="of:=1/([.$A26]*[.X$2]*2*PI())" office:value-type="float" office:value="0.21922168469958" calcext:value-type="float">
            <text:p>0.21922168469958</text:p>
          </table:table-cell>
          <table:table-cell table:formula="of:=1/([.$A26]*[.Y$2]*2*PI())" office:value-type="float" office:value="0.102614405604059" calcext:value-type="float">
            <text:p>0.102614405604059</text:p>
          </table:table-cell>
          <table:table-cell/>
        </table:table-row>
        <table:table-row table:style-name="ro1">
          <table:table-cell table:style-name="ce1" table:formula="of:=[$resistor.A26]" office:value-type="float" office:value="3900" calcext:value-type="float">
            <text:p>3900</text:p>
          </table:table-cell>
          <table:table-cell table:formula="of:=1/([.$A27]*[.B$2]*2*PI())" office:value-type="float" office:value="4080895.97671527" calcext:value-type="float">
            <text:p>4080895.97671527</text:p>
          </table:table-cell>
          <table:table-cell table:formula="of:=1/([.$A27]*[.C$2]*2*PI())" office:value-type="float" office:value="1854952.71668876" calcext:value-type="float">
            <text:p>1854952.71668876</text:p>
          </table:table-cell>
          <table:table-cell table:formula="of:=1/([.$A27]*[.D$2]*2*PI())" office:value-type="float" office:value="868275.739726652" calcext:value-type="float">
            <text:p>868275.739726652</text:p>
          </table:table-cell>
          <table:table-cell table:formula="of:=1/([.$A27]*[.E$2]*2*PI())" office:value-type="float" office:value="408089.597671527" calcext:value-type="float">
            <text:p>408089.597671527</text:p>
          </table:table-cell>
          <table:table-cell table:formula="of:=1/([.$A27]*[.F$2]*2*PI())" office:value-type="float" office:value="185495.271668876" calcext:value-type="float">
            <text:p>185495.271668876</text:p>
          </table:table-cell>
          <table:table-cell table:formula="of:=1/([.$A27]*[.G$2]*2*PI())" office:value-type="float" office:value="86827.5739726652" calcext:value-type="float">
            <text:p>86827.5739726652</text:p>
          </table:table-cell>
          <table:table-cell table:formula="of:=1/([.$A27]*[.H$2]*2*PI())" office:value-type="float" office:value="40808.9597671527" calcext:value-type="float">
            <text:p>40808.9597671527</text:p>
          </table:table-cell>
          <table:table-cell table:formula="of:=1/([.$A27]*[.I$2]*2*PI())" office:value-type="float" office:value="18549.5271668876" calcext:value-type="float">
            <text:p>18549.5271668876</text:p>
          </table:table-cell>
          <table:table-cell table:formula="of:=1/([.$A27]*[.J$2]*2*PI())" office:value-type="float" office:value="8682.75739726652" calcext:value-type="float">
            <text:p>8682.75739726652</text:p>
          </table:table-cell>
          <table:table-cell table:formula="of:=1/([.$A27]*[.K$2]*2*PI())" office:value-type="float" office:value="4080.89597671527" calcext:value-type="float">
            <text:p>4080.89597671527</text:p>
          </table:table-cell>
          <table:table-cell table:formula="of:=1/([.$A27]*[.L$2]*2*PI())" office:value-type="float" office:value="1854.95271668876" calcext:value-type="float">
            <text:p>1854.95271668876</text:p>
          </table:table-cell>
          <table:table-cell table:formula="of:=1/([.$A27]*[.M$2]*2*PI())" office:value-type="float" office:value="868.275739726652" calcext:value-type="float">
            <text:p>868.275739726652</text:p>
          </table:table-cell>
          <table:table-cell table:formula="of:=1/([.$A27]*[.N$2]*2*PI())" office:value-type="float" office:value="408.089597671527" calcext:value-type="float">
            <text:p>408.089597671527</text:p>
          </table:table-cell>
          <table:table-cell table:formula="of:=1/([.$A27]*[.O$2]*2*PI())" office:value-type="float" office:value="185.495271668876" calcext:value-type="float">
            <text:p>185.495271668876</text:p>
          </table:table-cell>
          <table:table-cell table:formula="of:=1/([.$A27]*[.P$2]*2*PI())" office:value-type="float" office:value="86.8275739726652" calcext:value-type="float">
            <text:p>86.8275739726652</text:p>
          </table:table-cell>
          <table:table-cell table:formula="of:=1/([.$A27]*[.Q$2]*2*PI())" office:value-type="float" office:value="40.8089597671527" calcext:value-type="float">
            <text:p>40.8089597671527</text:p>
          </table:table-cell>
          <table:table-cell table:formula="of:=1/([.$A27]*[.R$2]*2*PI())" office:value-type="float" office:value="18.5495271668876" calcext:value-type="float">
            <text:p>18.5495271668876</text:p>
          </table:table-cell>
          <table:table-cell table:formula="of:=1/([.$A27]*[.S$2]*2*PI())" office:value-type="float" office:value="8.68275739726652" calcext:value-type="float">
            <text:p>8.68275739726652</text:p>
          </table:table-cell>
          <table:table-cell table:formula="of:=1/([.$A27]*[.T$2]*2*PI())" office:value-type="float" office:value="4.08089597671527" calcext:value-type="float">
            <text:p>4.08089597671527</text:p>
          </table:table-cell>
          <table:table-cell table:formula="of:=1/([.$A27]*[.U$2]*2*PI())" office:value-type="float" office:value="1.85495271668876" calcext:value-type="float">
            <text:p>1.85495271668876</text:p>
          </table:table-cell>
          <table:table-cell table:formula="of:=1/([.$A27]*[.V$2]*2*PI())" office:value-type="float" office:value="0.868275739726652" calcext:value-type="float">
            <text:p>0.868275739726652</text:p>
          </table:table-cell>
          <table:table-cell table:formula="of:=1/([.$A27]*[.W$2]*2*PI())" office:value-type="float" office:value="0.408089597671527" calcext:value-type="float">
            <text:p>0.408089597671527</text:p>
          </table:table-cell>
          <table:table-cell table:formula="of:=1/([.$A27]*[.X$2]*2*PI())" office:value-type="float" office:value="0.185495271668876" calcext:value-type="float">
            <text:p>0.185495271668876</text:p>
          </table:table-cell>
          <table:table-cell table:formula="of:=1/([.$A27]*[.Y$2]*2*PI())" office:value-type="float" office:value="0.0868275739726652" calcext:value-type="float">
            <text:p>0.086827573972665</text:p>
          </table:table-cell>
          <table:table-cell/>
        </table:table-row>
        <table:table-row table:style-name="ro1">
          <table:table-cell table:formula="of:=[$resistor.A27]" office:value-type="float" office:value="4700" calcext:value-type="float">
            <text:p>4700</text:p>
          </table:table-cell>
          <table:table-cell table:formula="of:=1/([.$A28]*[.B$2]*2*PI())" office:value-type="float" office:value="3386275.38493394" calcext:value-type="float">
            <text:p>3386275.38493394</text:p>
          </table:table-cell>
          <table:table-cell table:formula="of:=1/([.$A28]*[.C$2]*2*PI())" office:value-type="float" office:value="1539216.08406088" calcext:value-type="float">
            <text:p>1539216.08406088</text:p>
          </table:table-cell>
          <table:table-cell table:formula="of:=1/([.$A28]*[.D$2]*2*PI())" office:value-type="float" office:value="720484.124454031" calcext:value-type="float">
            <text:p>720484.124454031</text:p>
          </table:table-cell>
          <table:table-cell table:formula="of:=1/([.$A28]*[.E$2]*2*PI())" office:value-type="float" office:value="338627.538493394" calcext:value-type="float">
            <text:p>338627.538493394</text:p>
          </table:table-cell>
          <table:table-cell table:formula="of:=1/([.$A28]*[.F$2]*2*PI())" office:value-type="float" office:value="153921.608406088" calcext:value-type="float">
            <text:p>153921.608406088</text:p>
          </table:table-cell>
          <table:table-cell table:formula="of:=1/([.$A28]*[.G$2]*2*PI())" office:value-type="float" office:value="72048.4124454031" calcext:value-type="float">
            <text:p>72048.4124454031</text:p>
          </table:table-cell>
          <table:table-cell table:formula="of:=1/([.$A28]*[.H$2]*2*PI())" office:value-type="float" office:value="33862.7538493394" calcext:value-type="float">
            <text:p>33862.7538493394</text:p>
          </table:table-cell>
          <table:table-cell table:formula="of:=1/([.$A28]*[.I$2]*2*PI())" office:value-type="float" office:value="15392.1608406088" calcext:value-type="float">
            <text:p>15392.1608406088</text:p>
          </table:table-cell>
          <table:table-cell table:formula="of:=1/([.$A28]*[.J$2]*2*PI())" office:value-type="float" office:value="7204.84124454031" calcext:value-type="float">
            <text:p>7204.84124454031</text:p>
          </table:table-cell>
          <table:table-cell table:formula="of:=1/([.$A28]*[.K$2]*2*PI())" office:value-type="float" office:value="3386.27538493394" calcext:value-type="float">
            <text:p>3386.27538493394</text:p>
          </table:table-cell>
          <table:table-cell table:formula="of:=1/([.$A28]*[.L$2]*2*PI())" office:value-type="float" office:value="1539.21608406088" calcext:value-type="float">
            <text:p>1539.21608406088</text:p>
          </table:table-cell>
          <table:table-cell table:formula="of:=1/([.$A28]*[.M$2]*2*PI())" office:value-type="float" office:value="720.484124454031" calcext:value-type="float">
            <text:p>720.484124454031</text:p>
          </table:table-cell>
          <table:table-cell table:formula="of:=1/([.$A28]*[.N$2]*2*PI())" office:value-type="float" office:value="338.627538493394" calcext:value-type="float">
            <text:p>338.627538493394</text:p>
          </table:table-cell>
          <table:table-cell table:formula="of:=1/([.$A28]*[.O$2]*2*PI())" office:value-type="float" office:value="153.921608406088" calcext:value-type="float">
            <text:p>153.921608406088</text:p>
          </table:table-cell>
          <table:table-cell table:formula="of:=1/([.$A28]*[.P$2]*2*PI())" office:value-type="float" office:value="72.048412445403" calcext:value-type="float">
            <text:p>72.048412445403</text:p>
          </table:table-cell>
          <table:table-cell table:formula="of:=1/([.$A28]*[.Q$2]*2*PI())" office:value-type="float" office:value="33.8627538493394" calcext:value-type="float">
            <text:p>33.8627538493394</text:p>
          </table:table-cell>
          <table:table-cell table:formula="of:=1/([.$A28]*[.R$2]*2*PI())" office:value-type="float" office:value="15.3921608406088" calcext:value-type="float">
            <text:p>15.3921608406088</text:p>
          </table:table-cell>
          <table:table-cell table:formula="of:=1/([.$A28]*[.S$2]*2*PI())" office:value-type="float" office:value="7.20484124454031" calcext:value-type="float">
            <text:p>7.20484124454031</text:p>
          </table:table-cell>
          <table:table-cell table:formula="of:=1/([.$A28]*[.T$2]*2*PI())" office:value-type="float" office:value="3.38627538493394" calcext:value-type="float">
            <text:p>3.38627538493394</text:p>
          </table:table-cell>
          <table:table-cell table:formula="of:=1/([.$A28]*[.U$2]*2*PI())" office:value-type="float" office:value="1.53921608406088" calcext:value-type="float">
            <text:p>1.53921608406088</text:p>
          </table:table-cell>
          <table:table-cell table:formula="of:=1/([.$A28]*[.V$2]*2*PI())" office:value-type="float" office:value="0.720484124454031" calcext:value-type="float">
            <text:p>0.720484124454031</text:p>
          </table:table-cell>
          <table:table-cell table:formula="of:=1/([.$A28]*[.W$2]*2*PI())" office:value-type="float" office:value="0.338627538493394" calcext:value-type="float">
            <text:p>0.338627538493394</text:p>
          </table:table-cell>
          <table:table-cell table:formula="of:=1/([.$A28]*[.X$2]*2*PI())" office:value-type="float" office:value="0.153921608406088" calcext:value-type="float">
            <text:p>0.153921608406088</text:p>
          </table:table-cell>
          <table:table-cell table:formula="of:=1/([.$A28]*[.Y$2]*2*PI())" office:value-type="float" office:value="0.0720484124454031" calcext:value-type="float">
            <text:p>0.072048412445403</text:p>
          </table:table-cell>
          <table:table-cell/>
        </table:table-row>
        <table:table-row table:style-name="ro1">
          <table:table-cell table:formula="of:=[$resistor.A28]" office:value-type="float" office:value="5600" calcext:value-type="float">
            <text:p>5600</text:p>
          </table:table-cell>
          <table:table-cell table:formula="of:=1/([.$A29]*[.B$2]*2*PI())" office:value-type="float" office:value="2842052.55521242" calcext:value-type="float">
            <text:p>2842052.55521242</text:p>
          </table:table-cell>
          <table:table-cell table:formula="of:=1/([.$A29]*[.C$2]*2*PI())" office:value-type="float" office:value="1291842.0705511" calcext:value-type="float">
            <text:p>1291842.0705511</text:p>
          </table:table-cell>
          <table:table-cell table:formula="of:=1/([.$A29]*[.D$2]*2*PI())" office:value-type="float" office:value="604692.033023919" calcext:value-type="float">
            <text:p>604692.033023919</text:p>
          </table:table-cell>
          <table:table-cell table:formula="of:=1/([.$A29]*[.E$2]*2*PI())" office:value-type="float" office:value="284205.255521242" calcext:value-type="float">
            <text:p>284205.255521242</text:p>
          </table:table-cell>
          <table:table-cell table:formula="of:=1/([.$A29]*[.F$2]*2*PI())" office:value-type="float" office:value="129184.20705511" calcext:value-type="float">
            <text:p>129184.20705511</text:p>
          </table:table-cell>
          <table:table-cell table:formula="of:=1/([.$A29]*[.G$2]*2*PI())" office:value-type="float" office:value="60469.2033023918" calcext:value-type="float">
            <text:p>60469.2033023918</text:p>
          </table:table-cell>
          <table:table-cell table:formula="of:=1/([.$A29]*[.H$2]*2*PI())" office:value-type="float" office:value="28420.5255521242" calcext:value-type="float">
            <text:p>28420.5255521242</text:p>
          </table:table-cell>
          <table:table-cell table:formula="of:=1/([.$A29]*[.I$2]*2*PI())" office:value-type="float" office:value="12918.420705511" calcext:value-type="float">
            <text:p>12918.420705511</text:p>
          </table:table-cell>
          <table:table-cell table:formula="of:=1/([.$A29]*[.J$2]*2*PI())" office:value-type="float" office:value="6046.92033023919" calcext:value-type="float">
            <text:p>6046.92033023919</text:p>
          </table:table-cell>
          <table:table-cell table:formula="of:=1/([.$A29]*[.K$2]*2*PI())" office:value-type="float" office:value="2842.05255521242" calcext:value-type="float">
            <text:p>2842.05255521242</text:p>
          </table:table-cell>
          <table:table-cell table:formula="of:=1/([.$A29]*[.L$2]*2*PI())" office:value-type="float" office:value="1291.8420705511" calcext:value-type="float">
            <text:p>1291.8420705511</text:p>
          </table:table-cell>
          <table:table-cell table:formula="of:=1/([.$A29]*[.M$2]*2*PI())" office:value-type="float" office:value="604.692033023919" calcext:value-type="float">
            <text:p>604.692033023919</text:p>
          </table:table-cell>
          <table:table-cell table:formula="of:=1/([.$A29]*[.N$2]*2*PI())" office:value-type="float" office:value="284.205255521242" calcext:value-type="float">
            <text:p>284.205255521242</text:p>
          </table:table-cell>
          <table:table-cell table:formula="of:=1/([.$A29]*[.O$2]*2*PI())" office:value-type="float" office:value="129.18420705511" calcext:value-type="float">
            <text:p>129.18420705511</text:p>
          </table:table-cell>
          <table:table-cell table:formula="of:=1/([.$A29]*[.P$2]*2*PI())" office:value-type="float" office:value="60.4692033023919" calcext:value-type="float">
            <text:p>60.4692033023919</text:p>
          </table:table-cell>
          <table:table-cell table:formula="of:=1/([.$A29]*[.Q$2]*2*PI())" office:value-type="float" office:value="28.4205255521242" calcext:value-type="float">
            <text:p>28.4205255521242</text:p>
          </table:table-cell>
          <table:table-cell table:formula="of:=1/([.$A29]*[.R$2]*2*PI())" office:value-type="float" office:value="12.918420705511" calcext:value-type="float">
            <text:p>12.918420705511</text:p>
          </table:table-cell>
          <table:table-cell table:formula="of:=1/([.$A29]*[.S$2]*2*PI())" office:value-type="float" office:value="6.04692033023919" calcext:value-type="float">
            <text:p>6.04692033023919</text:p>
          </table:table-cell>
          <table:table-cell table:formula="of:=1/([.$A29]*[.T$2]*2*PI())" office:value-type="float" office:value="2.84205255521242" calcext:value-type="float">
            <text:p>2.84205255521242</text:p>
          </table:table-cell>
          <table:table-cell table:formula="of:=1/([.$A29]*[.U$2]*2*PI())" office:value-type="float" office:value="1.2918420705511" calcext:value-type="float">
            <text:p>1.2918420705511</text:p>
          </table:table-cell>
          <table:table-cell table:formula="of:=1/([.$A29]*[.V$2]*2*PI())" office:value-type="float" office:value="0.604692033023918" calcext:value-type="float">
            <text:p>0.604692033023918</text:p>
          </table:table-cell>
          <table:table-cell table:formula="of:=1/([.$A29]*[.W$2]*2*PI())" office:value-type="float" office:value="0.284205255521242" calcext:value-type="float">
            <text:p>0.284205255521242</text:p>
          </table:table-cell>
          <table:table-cell table:formula="of:=1/([.$A29]*[.X$2]*2*PI())" office:value-type="float" office:value="0.12918420705511" calcext:value-type="float">
            <text:p>0.12918420705511</text:p>
          </table:table-cell>
          <table:table-cell table:formula="of:=1/([.$A29]*[.Y$2]*2*PI())" office:value-type="float" office:value="0.0604692033023918" calcext:value-type="float">
            <text:p>0.060469203302392</text:p>
          </table:table-cell>
          <table:table-cell/>
        </table:table-row>
        <table:table-row table:style-name="ro1">
          <table:table-cell table:formula="of:=[$resistor.A29]" office:value-type="float" office:value="6800" calcext:value-type="float">
            <text:p>6800</text:p>
          </table:table-cell>
          <table:table-cell table:formula="of:=1/([.$A30]*[.B$2]*2*PI())" office:value-type="float" office:value="2340513.86899846" calcext:value-type="float">
            <text:p>2340513.86899846</text:p>
          </table:table-cell>
          <table:table-cell table:formula="of:=1/([.$A30]*[.C$2]*2*PI())" office:value-type="float" office:value="1063869.94045385" calcext:value-type="float">
            <text:p>1063869.94045385</text:p>
          </table:table-cell>
          <table:table-cell table:formula="of:=1/([.$A30]*[.D$2]*2*PI())" office:value-type="float" office:value="497981.674254992" calcext:value-type="float">
            <text:p>497981.674254992</text:p>
          </table:table-cell>
          <table:table-cell table:formula="of:=1/([.$A30]*[.E$2]*2*PI())" office:value-type="float" office:value="234051.386899846" calcext:value-type="float">
            <text:p>234051.386899846</text:p>
          </table:table-cell>
          <table:table-cell table:formula="of:=1/([.$A30]*[.F$2]*2*PI())" office:value-type="float" office:value="106386.994045385" calcext:value-type="float">
            <text:p>106386.994045385</text:p>
          </table:table-cell>
          <table:table-cell table:formula="of:=1/([.$A30]*[.G$2]*2*PI())" office:value-type="float" office:value="49798.1674254992" calcext:value-type="float">
            <text:p>49798.1674254992</text:p>
          </table:table-cell>
          <table:table-cell table:formula="of:=1/([.$A30]*[.H$2]*2*PI())" office:value-type="float" office:value="23405.1386899846" calcext:value-type="float">
            <text:p>23405.1386899846</text:p>
          </table:table-cell>
          <table:table-cell table:formula="of:=1/([.$A30]*[.I$2]*2*PI())" office:value-type="float" office:value="10638.6994045385" calcext:value-type="float">
            <text:p>10638.6994045385</text:p>
          </table:table-cell>
          <table:table-cell table:formula="of:=1/([.$A30]*[.J$2]*2*PI())" office:value-type="float" office:value="4979.81674254992" calcext:value-type="float">
            <text:p>4979.81674254992</text:p>
          </table:table-cell>
          <table:table-cell table:formula="of:=1/([.$A30]*[.K$2]*2*PI())" office:value-type="float" office:value="2340.51386899846" calcext:value-type="float">
            <text:p>2340.51386899846</text:p>
          </table:table-cell>
          <table:table-cell table:formula="of:=1/([.$A30]*[.L$2]*2*PI())" office:value-type="float" office:value="1063.86994045385" calcext:value-type="float">
            <text:p>1063.86994045385</text:p>
          </table:table-cell>
          <table:table-cell table:formula="of:=1/([.$A30]*[.M$2]*2*PI())" office:value-type="float" office:value="497.981674254992" calcext:value-type="float">
            <text:p>497.981674254992</text:p>
          </table:table-cell>
          <table:table-cell table:formula="of:=1/([.$A30]*[.N$2]*2*PI())" office:value-type="float" office:value="234.051386899846" calcext:value-type="float">
            <text:p>234.051386899846</text:p>
          </table:table-cell>
          <table:table-cell table:formula="of:=1/([.$A30]*[.O$2]*2*PI())" office:value-type="float" office:value="106.386994045385" calcext:value-type="float">
            <text:p>106.386994045385</text:p>
          </table:table-cell>
          <table:table-cell table:formula="of:=1/([.$A30]*[.P$2]*2*PI())" office:value-type="float" office:value="49.7981674254992" calcext:value-type="float">
            <text:p>49.7981674254992</text:p>
          </table:table-cell>
          <table:table-cell table:formula="of:=1/([.$A30]*[.Q$2]*2*PI())" office:value-type="float" office:value="23.4051386899846" calcext:value-type="float">
            <text:p>23.4051386899846</text:p>
          </table:table-cell>
          <table:table-cell table:formula="of:=1/([.$A30]*[.R$2]*2*PI())" office:value-type="float" office:value="10.6386994045385" calcext:value-type="float">
            <text:p>10.6386994045385</text:p>
          </table:table-cell>
          <table:table-cell table:formula="of:=1/([.$A30]*[.S$2]*2*PI())" office:value-type="float" office:value="4.97981674254992" calcext:value-type="float">
            <text:p>4.97981674254992</text:p>
          </table:table-cell>
          <table:table-cell table:formula="of:=1/([.$A30]*[.T$2]*2*PI())" office:value-type="float" office:value="2.34051386899846" calcext:value-type="float">
            <text:p>2.34051386899846</text:p>
          </table:table-cell>
          <table:table-cell table:formula="of:=1/([.$A30]*[.U$2]*2*PI())" office:value-type="float" office:value="1.06386994045385" calcext:value-type="float">
            <text:p>1.06386994045385</text:p>
          </table:table-cell>
          <table:table-cell table:formula="of:=1/([.$A30]*[.V$2]*2*PI())" office:value-type="float" office:value="0.497981674254992" calcext:value-type="float">
            <text:p>0.497981674254992</text:p>
          </table:table-cell>
          <table:table-cell table:formula="of:=1/([.$A30]*[.W$2]*2*PI())" office:value-type="float" office:value="0.234051386899846" calcext:value-type="float">
            <text:p>0.234051386899846</text:p>
          </table:table-cell>
          <table:table-cell table:formula="of:=1/([.$A30]*[.X$2]*2*PI())" office:value-type="float" office:value="0.106386994045385" calcext:value-type="float">
            <text:p>0.106386994045385</text:p>
          </table:table-cell>
          <table:table-cell table:formula="of:=1/([.$A30]*[.Y$2]*2*PI())" office:value-type="float" office:value="0.0497981674254992" calcext:value-type="float">
            <text:p>0.049798167425499</text:p>
          </table:table-cell>
          <table:table-cell/>
        </table:table-row>
        <table:table-row table:style-name="ro1">
          <table:table-cell table:formula="of:=[$resistor.A30]" office:value-type="float" office:value="10000" calcext:value-type="float">
            <text:p>10000</text:p>
          </table:table-cell>
          <table:table-cell table:formula="of:=1/([.$A31]*[.B$2]*2*PI())" office:value-type="float" office:value="1591549.43091895" calcext:value-type="float">
            <text:p>1591549.43091895</text:p>
          </table:table-cell>
          <table:table-cell table:formula="of:=1/([.$A31]*[.C$2]*2*PI())" office:value-type="float" office:value="723431.559508615" calcext:value-type="float">
            <text:p>723431.559508615</text:p>
          </table:table-cell>
          <table:table-cell table:formula="of:=1/([.$A31]*[.D$2]*2*PI())" office:value-type="float" office:value="338627.538493394" calcext:value-type="float">
            <text:p>338627.538493394</text:p>
          </table:table-cell>
          <table:table-cell table:formula="of:=1/([.$A31]*[.E$2]*2*PI())" office:value-type="float" office:value="159154.943091895" calcext:value-type="float">
            <text:p>159154.943091895</text:p>
          </table:table-cell>
          <table:table-cell table:formula="of:=1/([.$A31]*[.F$2]*2*PI())" office:value-type="float" office:value="72343.1559508615" calcext:value-type="float">
            <text:p>72343.1559508615</text:p>
          </table:table-cell>
          <table:table-cell table:formula="of:=1/([.$A31]*[.G$2]*2*PI())" office:value-type="float" office:value="33862.7538493394" calcext:value-type="float">
            <text:p>33862.7538493394</text:p>
          </table:table-cell>
          <table:table-cell table:formula="of:=1/([.$A31]*[.H$2]*2*PI())" office:value-type="float" office:value="15915.4943091895" calcext:value-type="float">
            <text:p>15915.4943091895</text:p>
          </table:table-cell>
          <table:table-cell table:formula="of:=1/([.$A31]*[.I$2]*2*PI())" office:value-type="float" office:value="7234.31559508615" calcext:value-type="float">
            <text:p>7234.31559508615</text:p>
          </table:table-cell>
          <table:table-cell table:formula="of:=1/([.$A31]*[.J$2]*2*PI())" office:value-type="float" office:value="3386.27538493394" calcext:value-type="float">
            <text:p>3386.27538493394</text:p>
          </table:table-cell>
          <table:table-cell table:formula="of:=1/([.$A31]*[.K$2]*2*PI())" office:value-type="float" office:value="1591.54943091895" calcext:value-type="float">
            <text:p>1591.54943091895</text:p>
          </table:table-cell>
          <table:table-cell table:formula="of:=1/([.$A31]*[.L$2]*2*PI())" office:value-type="float" office:value="723.431559508615" calcext:value-type="float">
            <text:p>723.431559508615</text:p>
          </table:table-cell>
          <table:table-cell table:formula="of:=1/([.$A31]*[.M$2]*2*PI())" office:value-type="float" office:value="338.627538493394" calcext:value-type="float">
            <text:p>338.627538493394</text:p>
          </table:table-cell>
          <table:table-cell table:formula="of:=1/([.$A31]*[.N$2]*2*PI())" office:value-type="float" office:value="159.154943091895" calcext:value-type="float">
            <text:p>159.154943091895</text:p>
          </table:table-cell>
          <table:table-cell table:formula="of:=1/([.$A31]*[.O$2]*2*PI())" office:value-type="float" office:value="72.3431559508615" calcext:value-type="float">
            <text:p>72.3431559508615</text:p>
          </table:table-cell>
          <table:table-cell table:formula="of:=1/([.$A31]*[.P$2]*2*PI())" office:value-type="float" office:value="33.8627538493394" calcext:value-type="float">
            <text:p>33.8627538493394</text:p>
          </table:table-cell>
          <table:table-cell table:formula="of:=1/([.$A31]*[.Q$2]*2*PI())" office:value-type="float" office:value="15.9154943091895" calcext:value-type="float">
            <text:p>15.9154943091895</text:p>
          </table:table-cell>
          <table:table-cell table:formula="of:=1/([.$A31]*[.R$2]*2*PI())" office:value-type="float" office:value="7.23431559508615" calcext:value-type="float">
            <text:p>7.23431559508615</text:p>
          </table:table-cell>
          <table:table-cell table:formula="of:=1/([.$A31]*[.S$2]*2*PI())" office:value-type="float" office:value="3.38627538493394" calcext:value-type="float">
            <text:p>3.38627538493394</text:p>
          </table:table-cell>
          <table:table-cell table:formula="of:=1/([.$A31]*[.T$2]*2*PI())" office:value-type="float" office:value="1.59154943091895" calcext:value-type="float">
            <text:p>1.59154943091895</text:p>
          </table:table-cell>
          <table:table-cell table:formula="of:=1/([.$A31]*[.U$2]*2*PI())" office:value-type="float" office:value="0.723431559508615" calcext:value-type="float">
            <text:p>0.723431559508615</text:p>
          </table:table-cell>
          <table:table-cell table:formula="of:=1/([.$A31]*[.V$2]*2*PI())" office:value-type="float" office:value="0.338627538493394" calcext:value-type="float">
            <text:p>0.338627538493394</text:p>
          </table:table-cell>
          <table:table-cell table:formula="of:=1/([.$A31]*[.W$2]*2*PI())" office:value-type="float" office:value="0.159154943091895" calcext:value-type="float">
            <text:p>0.159154943091895</text:p>
          </table:table-cell>
          <table:table-cell table:formula="of:=1/([.$A31]*[.X$2]*2*PI())" office:value-type="float" office:value="0.0723431559508615" calcext:value-type="float">
            <text:p>0.072343155950862</text:p>
          </table:table-cell>
          <table:table-cell table:formula="of:=1/([.$A31]*[.Y$2]*2*PI())" office:value-type="float" office:value="0.0338627538493394" calcext:value-type="float">
            <text:p>0.03386275384934</text:p>
          </table:table-cell>
          <table:table-cell/>
        </table:table-row>
        <table:table-row table:style-name="ro1">
          <table:table-cell table:formula="of:=[$resistor.A31]" office:value-type="float" office:value="12000" calcext:value-type="float">
            <text:p>12000</text:p>
          </table:table-cell>
          <table:table-cell table:formula="of:=1/([.$A32]*[.B$2]*2*PI())" office:value-type="float" office:value="1326291.19243246" calcext:value-type="float">
            <text:p>1326291.19243246</text:p>
          </table:table-cell>
          <table:table-cell table:formula="of:=1/([.$A32]*[.C$2]*2*PI())" office:value-type="float" office:value="602859.632923846" calcext:value-type="float">
            <text:p>602859.632923846</text:p>
          </table:table-cell>
          <table:table-cell table:formula="of:=1/([.$A32]*[.D$2]*2*PI())" office:value-type="float" office:value="282189.615411162" calcext:value-type="float">
            <text:p>282189.615411162</text:p>
          </table:table-cell>
          <table:table-cell table:formula="of:=1/([.$A32]*[.E$2]*2*PI())" office:value-type="float" office:value="132629.119243246" calcext:value-type="float">
            <text:p>132629.119243246</text:p>
          </table:table-cell>
          <table:table-cell table:formula="of:=1/([.$A32]*[.F$2]*2*PI())" office:value-type="float" office:value="60285.9632923846" calcext:value-type="float">
            <text:p>60285.9632923846</text:p>
          </table:table-cell>
          <table:table-cell table:formula="of:=1/([.$A32]*[.G$2]*2*PI())" office:value-type="float" office:value="28218.9615411162" calcext:value-type="float">
            <text:p>28218.9615411162</text:p>
          </table:table-cell>
          <table:table-cell table:formula="of:=1/([.$A32]*[.H$2]*2*PI())" office:value-type="float" office:value="13262.9119243246" calcext:value-type="float">
            <text:p>13262.9119243246</text:p>
          </table:table-cell>
          <table:table-cell table:formula="of:=1/([.$A32]*[.I$2]*2*PI())" office:value-type="float" office:value="6028.59632923846" calcext:value-type="float">
            <text:p>6028.59632923846</text:p>
          </table:table-cell>
          <table:table-cell table:formula="of:=1/([.$A32]*[.J$2]*2*PI())" office:value-type="float" office:value="2821.89615411162" calcext:value-type="float">
            <text:p>2821.89615411162</text:p>
          </table:table-cell>
          <table:table-cell table:formula="of:=1/([.$A32]*[.K$2]*2*PI())" office:value-type="float" office:value="1326.29119243246" calcext:value-type="float">
            <text:p>1326.29119243246</text:p>
          </table:table-cell>
          <table:table-cell table:formula="of:=1/([.$A32]*[.L$2]*2*PI())" office:value-type="float" office:value="602.859632923846" calcext:value-type="float">
            <text:p>602.859632923846</text:p>
          </table:table-cell>
          <table:table-cell table:formula="of:=1/([.$A32]*[.M$2]*2*PI())" office:value-type="float" office:value="282.189615411162" calcext:value-type="float">
            <text:p>282.189615411162</text:p>
          </table:table-cell>
          <table:table-cell table:formula="of:=1/([.$A32]*[.N$2]*2*PI())" office:value-type="float" office:value="132.629119243246" calcext:value-type="float">
            <text:p>132.629119243246</text:p>
          </table:table-cell>
          <table:table-cell table:formula="of:=1/([.$A32]*[.O$2]*2*PI())" office:value-type="float" office:value="60.2859632923846" calcext:value-type="float">
            <text:p>60.2859632923846</text:p>
          </table:table-cell>
          <table:table-cell table:formula="of:=1/([.$A32]*[.P$2]*2*PI())" office:value-type="float" office:value="28.2189615411162" calcext:value-type="float">
            <text:p>28.2189615411162</text:p>
          </table:table-cell>
          <table:table-cell table:formula="of:=1/([.$A32]*[.Q$2]*2*PI())" office:value-type="float" office:value="13.2629119243246" calcext:value-type="float">
            <text:p>13.2629119243246</text:p>
          </table:table-cell>
          <table:table-cell table:formula="of:=1/([.$A32]*[.R$2]*2*PI())" office:value-type="float" office:value="6.02859632923846" calcext:value-type="float">
            <text:p>6.02859632923846</text:p>
          </table:table-cell>
          <table:table-cell table:formula="of:=1/([.$A32]*[.S$2]*2*PI())" office:value-type="float" office:value="2.82189615411162" calcext:value-type="float">
            <text:p>2.82189615411162</text:p>
          </table:table-cell>
          <table:table-cell table:formula="of:=1/([.$A32]*[.T$2]*2*PI())" office:value-type="float" office:value="1.32629119243246" calcext:value-type="float">
            <text:p>1.32629119243246</text:p>
          </table:table-cell>
          <table:table-cell table:formula="of:=1/([.$A32]*[.U$2]*2*PI())" office:value-type="float" office:value="0.602859632923846" calcext:value-type="float">
            <text:p>0.602859632923846</text:p>
          </table:table-cell>
          <table:table-cell table:formula="of:=1/([.$A32]*[.V$2]*2*PI())" office:value-type="float" office:value="0.282189615411162" calcext:value-type="float">
            <text:p>0.282189615411162</text:p>
          </table:table-cell>
          <table:table-cell table:formula="of:=1/([.$A32]*[.W$2]*2*PI())" office:value-type="float" office:value="0.132629119243246" calcext:value-type="float">
            <text:p>0.132629119243246</text:p>
          </table:table-cell>
          <table:table-cell table:formula="of:=1/([.$A32]*[.X$2]*2*PI())" office:value-type="float" office:value="0.0602859632923846" calcext:value-type="float">
            <text:p>0.060285963292385</text:p>
          </table:table-cell>
          <table:table-cell table:formula="of:=1/([.$A32]*[.Y$2]*2*PI())" office:value-type="float" office:value="0.0282189615411162" calcext:value-type="float">
            <text:p>0.028218961541116</text:p>
          </table:table-cell>
          <table:table-cell/>
        </table:table-row>
        <table:table-row table:style-name="ro1">
          <table:table-cell table:formula="of:=[$resistor.A32]" office:value-type="float" office:value="15000" calcext:value-type="float">
            <text:p>15000</text:p>
          </table:table-cell>
          <table:table-cell table:formula="of:=1/([.$A33]*[.B$2]*2*PI())" office:value-type="float" office:value="1061032.95394597" calcext:value-type="float">
            <text:p>1061032.95394597</text:p>
          </table:table-cell>
          <table:table-cell table:formula="of:=1/([.$A33]*[.C$2]*2*PI())" office:value-type="float" office:value="482287.706339077" calcext:value-type="float">
            <text:p>482287.706339077</text:p>
          </table:table-cell>
          <table:table-cell table:formula="of:=1/([.$A33]*[.D$2]*2*PI())" office:value-type="float" office:value="225751.692328929" calcext:value-type="float">
            <text:p>225751.692328929</text:p>
          </table:table-cell>
          <table:table-cell table:formula="of:=1/([.$A33]*[.E$2]*2*PI())" office:value-type="float" office:value="106103.295394597" calcext:value-type="float">
            <text:p>106103.295394597</text:p>
          </table:table-cell>
          <table:table-cell table:formula="of:=1/([.$A33]*[.F$2]*2*PI())" office:value-type="float" office:value="48228.7706339077" calcext:value-type="float">
            <text:p>48228.7706339077</text:p>
          </table:table-cell>
          <table:table-cell table:formula="of:=1/([.$A33]*[.G$2]*2*PI())" office:value-type="float" office:value="22575.1692328929" calcext:value-type="float">
            <text:p>22575.1692328929</text:p>
          </table:table-cell>
          <table:table-cell table:formula="of:=1/([.$A33]*[.H$2]*2*PI())" office:value-type="float" office:value="10610.3295394597" calcext:value-type="float">
            <text:p>10610.3295394597</text:p>
          </table:table-cell>
          <table:table-cell table:formula="of:=1/([.$A33]*[.I$2]*2*PI())" office:value-type="float" office:value="4822.87706339077" calcext:value-type="float">
            <text:p>4822.87706339077</text:p>
          </table:table-cell>
          <table:table-cell table:formula="of:=1/([.$A33]*[.J$2]*2*PI())" office:value-type="float" office:value="2257.5169232893" calcext:value-type="float">
            <text:p>2257.5169232893</text:p>
          </table:table-cell>
          <table:table-cell table:formula="of:=1/([.$A33]*[.K$2]*2*PI())" office:value-type="float" office:value="1061.03295394597" calcext:value-type="float">
            <text:p>1061.03295394597</text:p>
          </table:table-cell>
          <table:table-cell table:formula="of:=1/([.$A33]*[.L$2]*2*PI())" office:value-type="float" office:value="482.287706339077" calcext:value-type="float">
            <text:p>482.287706339077</text:p>
          </table:table-cell>
          <table:table-cell table:formula="of:=1/([.$A33]*[.M$2]*2*PI())" office:value-type="float" office:value="225.75169232893" calcext:value-type="float">
            <text:p>225.75169232893</text:p>
          </table:table-cell>
          <table:table-cell table:formula="of:=1/([.$A33]*[.N$2]*2*PI())" office:value-type="float" office:value="106.103295394597" calcext:value-type="float">
            <text:p>106.103295394597</text:p>
          </table:table-cell>
          <table:table-cell table:formula="of:=1/([.$A33]*[.O$2]*2*PI())" office:value-type="float" office:value="48.2287706339077" calcext:value-type="float">
            <text:p>48.2287706339077</text:p>
          </table:table-cell>
          <table:table-cell table:formula="of:=1/([.$A33]*[.P$2]*2*PI())" office:value-type="float" office:value="22.575169232893" calcext:value-type="float">
            <text:p>22.575169232893</text:p>
          </table:table-cell>
          <table:table-cell table:formula="of:=1/([.$A33]*[.Q$2]*2*PI())" office:value-type="float" office:value="10.6103295394597" calcext:value-type="float">
            <text:p>10.6103295394597</text:p>
          </table:table-cell>
          <table:table-cell table:formula="of:=1/([.$A33]*[.R$2]*2*PI())" office:value-type="float" office:value="4.82287706339077" calcext:value-type="float">
            <text:p>4.82287706339077</text:p>
          </table:table-cell>
          <table:table-cell table:formula="of:=1/([.$A33]*[.S$2]*2*PI())" office:value-type="float" office:value="2.2575169232893" calcext:value-type="float">
            <text:p>2.2575169232893</text:p>
          </table:table-cell>
          <table:table-cell table:formula="of:=1/([.$A33]*[.T$2]*2*PI())" office:value-type="float" office:value="1.06103295394597" calcext:value-type="float">
            <text:p>1.06103295394597</text:p>
          </table:table-cell>
          <table:table-cell table:formula="of:=1/([.$A33]*[.U$2]*2*PI())" office:value-type="float" office:value="0.482287706339077" calcext:value-type="float">
            <text:p>0.482287706339077</text:p>
          </table:table-cell>
          <table:table-cell table:formula="of:=1/([.$A33]*[.V$2]*2*PI())" office:value-type="float" office:value="0.22575169232893" calcext:value-type="float">
            <text:p>0.22575169232893</text:p>
          </table:table-cell>
          <table:table-cell table:formula="of:=1/([.$A33]*[.W$2]*2*PI())" office:value-type="float" office:value="0.106103295394597" calcext:value-type="float">
            <text:p>0.106103295394597</text:p>
          </table:table-cell>
          <table:table-cell table:formula="of:=1/([.$A33]*[.X$2]*2*PI())" office:value-type="float" office:value="0.0482287706339077" calcext:value-type="float">
            <text:p>0.048228770633908</text:p>
          </table:table-cell>
          <table:table-cell table:formula="of:=1/([.$A33]*[.Y$2]*2*PI())" office:value-type="float" office:value="0.022575169232893" calcext:value-type="float">
            <text:p>0.022575169232893</text:p>
          </table:table-cell>
          <table:table-cell/>
        </table:table-row>
        <table:table-row table:style-name="ro1">
          <table:table-cell table:style-name="ce1" table:formula="of:=[$resistor.A33]" office:value-type="float" office:value="18000" calcext:value-type="float">
            <text:p>18000</text:p>
          </table:table-cell>
          <table:table-cell table:formula="of:=1/([.$A34]*[.B$2]*2*PI())" office:value-type="float" office:value="884194.128288308" calcext:value-type="float">
            <text:p>884194.128288308</text:p>
          </table:table-cell>
          <table:table-cell table:formula="of:=1/([.$A34]*[.C$2]*2*PI())" office:value-type="float" office:value="401906.421949231" calcext:value-type="float">
            <text:p>401906.421949231</text:p>
          </table:table-cell>
          <table:table-cell table:formula="of:=1/([.$A34]*[.D$2]*2*PI())" office:value-type="float" office:value="188126.410274108" calcext:value-type="float">
            <text:p>188126.410274108</text:p>
          </table:table-cell>
          <table:table-cell table:formula="of:=1/([.$A34]*[.E$2]*2*PI())" office:value-type="float" office:value="88419.4128288307" calcext:value-type="float">
            <text:p>88419.4128288307</text:p>
          </table:table-cell>
          <table:table-cell table:formula="of:=1/([.$A34]*[.F$2]*2*PI())" office:value-type="float" office:value="40190.6421949231" calcext:value-type="float">
            <text:p>40190.6421949231</text:p>
          </table:table-cell>
          <table:table-cell table:formula="of:=1/([.$A34]*[.G$2]*2*PI())" office:value-type="float" office:value="18812.6410274108" calcext:value-type="float">
            <text:p>18812.6410274108</text:p>
          </table:table-cell>
          <table:table-cell table:formula="of:=1/([.$A34]*[.H$2]*2*PI())" office:value-type="float" office:value="8841.94128288308" calcext:value-type="float">
            <text:p>8841.94128288308</text:p>
          </table:table-cell>
          <table:table-cell table:formula="of:=1/([.$A34]*[.I$2]*2*PI())" office:value-type="float" office:value="4019.06421949231" calcext:value-type="float">
            <text:p>4019.06421949231</text:p>
          </table:table-cell>
          <table:table-cell table:formula="of:=1/([.$A34]*[.J$2]*2*PI())" office:value-type="float" office:value="1881.26410274108" calcext:value-type="float">
            <text:p>1881.26410274108</text:p>
          </table:table-cell>
          <table:table-cell table:formula="of:=1/([.$A34]*[.K$2]*2*PI())" office:value-type="float" office:value="884.194128288307" calcext:value-type="float">
            <text:p>884.194128288307</text:p>
          </table:table-cell>
          <table:table-cell table:formula="of:=1/([.$A34]*[.L$2]*2*PI())" office:value-type="float" office:value="401.906421949231" calcext:value-type="float">
            <text:p>401.906421949231</text:p>
          </table:table-cell>
          <table:table-cell table:formula="of:=1/([.$A34]*[.M$2]*2*PI())" office:value-type="float" office:value="188.126410274108" calcext:value-type="float">
            <text:p>188.126410274108</text:p>
          </table:table-cell>
          <table:table-cell table:formula="of:=1/([.$A34]*[.N$2]*2*PI())" office:value-type="float" office:value="88.4194128288307" calcext:value-type="float">
            <text:p>88.4194128288307</text:p>
          </table:table-cell>
          <table:table-cell table:formula="of:=1/([.$A34]*[.O$2]*2*PI())" office:value-type="float" office:value="40.1906421949231" calcext:value-type="float">
            <text:p>40.1906421949231</text:p>
          </table:table-cell>
          <table:table-cell table:formula="of:=1/([.$A34]*[.P$2]*2*PI())" office:value-type="float" office:value="18.8126410274108" calcext:value-type="float">
            <text:p>18.8126410274108</text:p>
          </table:table-cell>
          <table:table-cell table:formula="of:=1/([.$A34]*[.Q$2]*2*PI())" office:value-type="float" office:value="8.84194128288308" calcext:value-type="float">
            <text:p>8.84194128288308</text:p>
          </table:table-cell>
          <table:table-cell table:formula="of:=1/([.$A34]*[.R$2]*2*PI())" office:value-type="float" office:value="4.01906421949231" calcext:value-type="float">
            <text:p>4.01906421949231</text:p>
          </table:table-cell>
          <table:table-cell table:formula="of:=1/([.$A34]*[.S$2]*2*PI())" office:value-type="float" office:value="1.88126410274108" calcext:value-type="float">
            <text:p>1.88126410274108</text:p>
          </table:table-cell>
          <table:table-cell table:formula="of:=1/([.$A34]*[.T$2]*2*PI())" office:value-type="float" office:value="0.884194128288307" calcext:value-type="float">
            <text:p>0.884194128288307</text:p>
          </table:table-cell>
          <table:table-cell table:formula="of:=1/([.$A34]*[.U$2]*2*PI())" office:value-type="float" office:value="0.401906421949231" calcext:value-type="float">
            <text:p>0.401906421949231</text:p>
          </table:table-cell>
          <table:table-cell table:formula="of:=1/([.$A34]*[.V$2]*2*PI())" office:value-type="float" office:value="0.188126410274108" calcext:value-type="float">
            <text:p>0.188126410274108</text:p>
          </table:table-cell>
          <table:table-cell table:formula="of:=1/([.$A34]*[.W$2]*2*PI())" office:value-type="float" office:value="0.0884194128288308" calcext:value-type="float">
            <text:p>0.088419412828831</text:p>
          </table:table-cell>
          <table:table-cell table:formula="of:=1/([.$A34]*[.X$2]*2*PI())" office:value-type="float" office:value="0.0401906421949231" calcext:value-type="float">
            <text:p>0.040190642194923</text:p>
          </table:table-cell>
          <table:table-cell table:formula="of:=1/([.$A34]*[.Y$2]*2*PI())" office:value-type="float" office:value="0.0188126410274108" calcext:value-type="float">
            <text:p>0.018812641027411</text:p>
          </table:table-cell>
          <table:table-cell/>
        </table:table-row>
        <table:table-row table:style-name="ro1">
          <table:table-cell table:formula="of:=[$resistor.A34]" office:value-type="float" office:value="22000" calcext:value-type="float">
            <text:p>22000</text:p>
          </table:table-cell>
          <table:table-cell table:formula="of:=1/([.$A35]*[.B$2]*2*PI())" office:value-type="float" office:value="723431.559508615" calcext:value-type="float">
            <text:p>723431.559508615</text:p>
          </table:table-cell>
          <table:table-cell table:formula="of:=1/([.$A35]*[.C$2]*2*PI())" office:value-type="float" office:value="328832.527049371" calcext:value-type="float">
            <text:p>328832.527049371</text:p>
          </table:table-cell>
          <table:table-cell table:formula="of:=1/([.$A35]*[.D$2]*2*PI())" office:value-type="float" office:value="153921.608406088" calcext:value-type="float">
            <text:p>153921.608406088</text:p>
          </table:table-cell>
          <table:table-cell table:formula="of:=1/([.$A35]*[.E$2]*2*PI())" office:value-type="float" office:value="72343.1559508615" calcext:value-type="float">
            <text:p>72343.1559508615</text:p>
          </table:table-cell>
          <table:table-cell table:formula="of:=1/([.$A35]*[.F$2]*2*PI())" office:value-type="float" office:value="32883.2527049371" calcext:value-type="float">
            <text:p>32883.2527049371</text:p>
          </table:table-cell>
          <table:table-cell table:formula="of:=1/([.$A35]*[.G$2]*2*PI())" office:value-type="float" office:value="15392.1608406088" calcext:value-type="float">
            <text:p>15392.1608406088</text:p>
          </table:table-cell>
          <table:table-cell table:formula="of:=1/([.$A35]*[.H$2]*2*PI())" office:value-type="float" office:value="7234.31559508615" calcext:value-type="float">
            <text:p>7234.31559508615</text:p>
          </table:table-cell>
          <table:table-cell table:formula="of:=1/([.$A35]*[.I$2]*2*PI())" office:value-type="float" office:value="3288.32527049371" calcext:value-type="float">
            <text:p>3288.32527049371</text:p>
          </table:table-cell>
          <table:table-cell table:formula="of:=1/([.$A35]*[.J$2]*2*PI())" office:value-type="float" office:value="1539.21608406088" calcext:value-type="float">
            <text:p>1539.21608406088</text:p>
          </table:table-cell>
          <table:table-cell table:formula="of:=1/([.$A35]*[.K$2]*2*PI())" office:value-type="float" office:value="723.431559508615" calcext:value-type="float">
            <text:p>723.431559508615</text:p>
          </table:table-cell>
          <table:table-cell table:formula="of:=1/([.$A35]*[.L$2]*2*PI())" office:value-type="float" office:value="328.832527049371" calcext:value-type="float">
            <text:p>328.832527049371</text:p>
          </table:table-cell>
          <table:table-cell table:formula="of:=1/([.$A35]*[.M$2]*2*PI())" office:value-type="float" office:value="153.921608406088" calcext:value-type="float">
            <text:p>153.921608406088</text:p>
          </table:table-cell>
          <table:table-cell table:formula="of:=1/([.$A35]*[.N$2]*2*PI())" office:value-type="float" office:value="72.3431559508615" calcext:value-type="float">
            <text:p>72.3431559508615</text:p>
          </table:table-cell>
          <table:table-cell table:formula="of:=1/([.$A35]*[.O$2]*2*PI())" office:value-type="float" office:value="32.8832527049371" calcext:value-type="float">
            <text:p>32.8832527049371</text:p>
          </table:table-cell>
          <table:table-cell table:formula="of:=1/([.$A35]*[.P$2]*2*PI())" office:value-type="float" office:value="15.3921608406088" calcext:value-type="float">
            <text:p>15.3921608406088</text:p>
          </table:table-cell>
          <table:table-cell table:formula="of:=1/([.$A35]*[.Q$2]*2*PI())" office:value-type="float" office:value="7.23431559508615" calcext:value-type="float">
            <text:p>7.23431559508615</text:p>
          </table:table-cell>
          <table:table-cell table:formula="of:=1/([.$A35]*[.R$2]*2*PI())" office:value-type="float" office:value="3.2883252704937" calcext:value-type="float">
            <text:p>3.2883252704937</text:p>
          </table:table-cell>
          <table:table-cell table:formula="of:=1/([.$A35]*[.S$2]*2*PI())" office:value-type="float" office:value="1.53921608406088" calcext:value-type="float">
            <text:p>1.53921608406088</text:p>
          </table:table-cell>
          <table:table-cell table:formula="of:=1/([.$A35]*[.T$2]*2*PI())" office:value-type="float" office:value="0.723431559508615" calcext:value-type="float">
            <text:p>0.723431559508615</text:p>
          </table:table-cell>
          <table:table-cell table:formula="of:=1/([.$A35]*[.U$2]*2*PI())" office:value-type="float" office:value="0.328832527049371" calcext:value-type="float">
            <text:p>0.328832527049371</text:p>
          </table:table-cell>
          <table:table-cell table:formula="of:=1/([.$A35]*[.V$2]*2*PI())" office:value-type="float" office:value="0.153921608406088" calcext:value-type="float">
            <text:p>0.153921608406088</text:p>
          </table:table-cell>
          <table:table-cell table:formula="of:=1/([.$A35]*[.W$2]*2*PI())" office:value-type="float" office:value="0.0723431559508615" calcext:value-type="float">
            <text:p>0.072343155950862</text:p>
          </table:table-cell>
          <table:table-cell table:formula="of:=1/([.$A35]*[.X$2]*2*PI())" office:value-type="float" office:value="0.0328832527049371" calcext:value-type="float">
            <text:p>0.032883252704937</text:p>
          </table:table-cell>
          <table:table-cell table:formula="of:=1/([.$A35]*[.Y$2]*2*PI())" office:value-type="float" office:value="0.0153921608406088" calcext:value-type="float">
            <text:p>0.015392160840609</text:p>
          </table:table-cell>
          <table:table-cell/>
        </table:table-row>
        <table:table-row table:style-name="ro1">
          <table:table-cell table:formula="of:=[$resistor.A35]" office:value-type="float" office:value="27000" calcext:value-type="float">
            <text:p>27000</text:p>
          </table:table-cell>
          <table:table-cell table:formula="of:=1/([.$A36]*[.B$2]*2*PI())" office:value-type="float" office:value="589462.752192205" calcext:value-type="float">
            <text:p>589462.752192205</text:p>
          </table:table-cell>
          <table:table-cell table:formula="of:=1/([.$A36]*[.C$2]*2*PI())" office:value-type="float" office:value="267937.61463282" calcext:value-type="float">
            <text:p>267937.61463282</text:p>
          </table:table-cell>
          <table:table-cell table:formula="of:=1/([.$A36]*[.D$2]*2*PI())" office:value-type="float" office:value="125417.606849405" calcext:value-type="float">
            <text:p>125417.606849405</text:p>
          </table:table-cell>
          <table:table-cell table:formula="of:=1/([.$A36]*[.E$2]*2*PI())" office:value-type="float" office:value="58946.2752192205" calcext:value-type="float">
            <text:p>58946.2752192205</text:p>
          </table:table-cell>
          <table:table-cell table:formula="of:=1/([.$A36]*[.F$2]*2*PI())" office:value-type="float" office:value="26793.761463282" calcext:value-type="float">
            <text:p>26793.761463282</text:p>
          </table:table-cell>
          <table:table-cell table:formula="of:=1/([.$A36]*[.G$2]*2*PI())" office:value-type="float" office:value="12541.7606849405" calcext:value-type="float">
            <text:p>12541.7606849405</text:p>
          </table:table-cell>
          <table:table-cell table:formula="of:=1/([.$A36]*[.H$2]*2*PI())" office:value-type="float" office:value="5894.62752192205" calcext:value-type="float">
            <text:p>5894.62752192205</text:p>
          </table:table-cell>
          <table:table-cell table:formula="of:=1/([.$A36]*[.I$2]*2*PI())" office:value-type="float" office:value="2679.3761463282" calcext:value-type="float">
            <text:p>2679.3761463282</text:p>
          </table:table-cell>
          <table:table-cell table:formula="of:=1/([.$A36]*[.J$2]*2*PI())" office:value-type="float" office:value="1254.17606849405" calcext:value-type="float">
            <text:p>1254.17606849405</text:p>
          </table:table-cell>
          <table:table-cell table:formula="of:=1/([.$A36]*[.K$2]*2*PI())" office:value-type="float" office:value="589.462752192205" calcext:value-type="float">
            <text:p>589.462752192205</text:p>
          </table:table-cell>
          <table:table-cell table:formula="of:=1/([.$A36]*[.L$2]*2*PI())" office:value-type="float" office:value="267.93761463282" calcext:value-type="float">
            <text:p>267.93761463282</text:p>
          </table:table-cell>
          <table:table-cell table:formula="of:=1/([.$A36]*[.M$2]*2*PI())" office:value-type="float" office:value="125.417606849405" calcext:value-type="float">
            <text:p>125.417606849405</text:p>
          </table:table-cell>
          <table:table-cell table:formula="of:=1/([.$A36]*[.N$2]*2*PI())" office:value-type="float" office:value="58.9462752192205" calcext:value-type="float">
            <text:p>58.9462752192205</text:p>
          </table:table-cell>
          <table:table-cell table:formula="of:=1/([.$A36]*[.O$2]*2*PI())" office:value-type="float" office:value="26.793761463282" calcext:value-type="float">
            <text:p>26.793761463282</text:p>
          </table:table-cell>
          <table:table-cell table:formula="of:=1/([.$A36]*[.P$2]*2*PI())" office:value-type="float" office:value="12.5417606849405" calcext:value-type="float">
            <text:p>12.5417606849405</text:p>
          </table:table-cell>
          <table:table-cell table:formula="of:=1/([.$A36]*[.Q$2]*2*PI())" office:value-type="float" office:value="5.89462752192205" calcext:value-type="float">
            <text:p>5.89462752192205</text:p>
          </table:table-cell>
          <table:table-cell table:formula="of:=1/([.$A36]*[.R$2]*2*PI())" office:value-type="float" office:value="2.6793761463282" calcext:value-type="float">
            <text:p>2.6793761463282</text:p>
          </table:table-cell>
          <table:table-cell table:formula="of:=1/([.$A36]*[.S$2]*2*PI())" office:value-type="float" office:value="1.25417606849405" calcext:value-type="float">
            <text:p>1.25417606849405</text:p>
          </table:table-cell>
          <table:table-cell table:formula="of:=1/([.$A36]*[.T$2]*2*PI())" office:value-type="float" office:value="0.589462752192205" calcext:value-type="float">
            <text:p>0.589462752192205</text:p>
          </table:table-cell>
          <table:table-cell table:formula="of:=1/([.$A36]*[.U$2]*2*PI())" office:value-type="float" office:value="0.26793761463282" calcext:value-type="float">
            <text:p>0.26793761463282</text:p>
          </table:table-cell>
          <table:table-cell table:formula="of:=1/([.$A36]*[.V$2]*2*PI())" office:value-type="float" office:value="0.125417606849405" calcext:value-type="float">
            <text:p>0.125417606849405</text:p>
          </table:table-cell>
          <table:table-cell table:formula="of:=1/([.$A36]*[.W$2]*2*PI())" office:value-type="float" office:value="0.0589462752192205" calcext:value-type="float">
            <text:p>0.058946275219221</text:p>
          </table:table-cell>
          <table:table-cell table:formula="of:=1/([.$A36]*[.X$2]*2*PI())" office:value-type="float" office:value="0.026793761463282" calcext:value-type="float">
            <text:p>0.026793761463282</text:p>
          </table:table-cell>
          <table:table-cell table:formula="of:=1/([.$A36]*[.Y$2]*2*PI())" office:value-type="float" office:value="0.0125417606849405" calcext:value-type="float">
            <text:p>0.012541760684941</text:p>
          </table:table-cell>
          <table:table-cell/>
        </table:table-row>
        <table:table-row table:style-name="ro1">
          <table:table-cell table:formula="of:=[$resistor.A36]" office:value-type="float" office:value="33000" calcext:value-type="float">
            <text:p>33000</text:p>
          </table:table-cell>
          <table:table-cell table:formula="of:=1/([.$A37]*[.B$2]*2*PI())" office:value-type="float" office:value="482287.706339077" calcext:value-type="float">
            <text:p>482287.706339077</text:p>
          </table:table-cell>
          <table:table-cell table:formula="of:=1/([.$A37]*[.C$2]*2*PI())" office:value-type="float" office:value="219221.68469958" calcext:value-type="float">
            <text:p>219221.68469958</text:p>
          </table:table-cell>
          <table:table-cell table:formula="of:=1/([.$A37]*[.D$2]*2*PI())" office:value-type="float" office:value="102614.405604059" calcext:value-type="float">
            <text:p>102614.405604059</text:p>
          </table:table-cell>
          <table:table-cell table:formula="of:=1/([.$A37]*[.E$2]*2*PI())" office:value-type="float" office:value="48228.7706339077" calcext:value-type="float">
            <text:p>48228.7706339077</text:p>
          </table:table-cell>
          <table:table-cell table:formula="of:=1/([.$A37]*[.F$2]*2*PI())" office:value-type="float" office:value="21922.168469958" calcext:value-type="float">
            <text:p>21922.168469958</text:p>
          </table:table-cell>
          <table:table-cell table:formula="of:=1/([.$A37]*[.G$2]*2*PI())" office:value-type="float" office:value="10261.4405604059" calcext:value-type="float">
            <text:p>10261.4405604059</text:p>
          </table:table-cell>
          <table:table-cell table:formula="of:=1/([.$A37]*[.H$2]*2*PI())" office:value-type="float" office:value="4822.87706339077" calcext:value-type="float">
            <text:p>4822.87706339077</text:p>
          </table:table-cell>
          <table:table-cell table:formula="of:=1/([.$A37]*[.I$2]*2*PI())" office:value-type="float" office:value="2192.2168469958" calcext:value-type="float">
            <text:p>2192.2168469958</text:p>
          </table:table-cell>
          <table:table-cell table:formula="of:=1/([.$A37]*[.J$2]*2*PI())" office:value-type="float" office:value="1026.14405604059" calcext:value-type="float">
            <text:p>1026.14405604059</text:p>
          </table:table-cell>
          <table:table-cell table:formula="of:=1/([.$A37]*[.K$2]*2*PI())" office:value-type="float" office:value="482.287706339077" calcext:value-type="float">
            <text:p>482.287706339077</text:p>
          </table:table-cell>
          <table:table-cell table:formula="of:=1/([.$A37]*[.L$2]*2*PI())" office:value-type="float" office:value="219.22168469958" calcext:value-type="float">
            <text:p>219.22168469958</text:p>
          </table:table-cell>
          <table:table-cell table:formula="of:=1/([.$A37]*[.M$2]*2*PI())" office:value-type="float" office:value="102.614405604059" calcext:value-type="float">
            <text:p>102.614405604059</text:p>
          </table:table-cell>
          <table:table-cell table:formula="of:=1/([.$A37]*[.N$2]*2*PI())" office:value-type="float" office:value="48.2287706339077" calcext:value-type="float">
            <text:p>48.2287706339077</text:p>
          </table:table-cell>
          <table:table-cell table:formula="of:=1/([.$A37]*[.O$2]*2*PI())" office:value-type="float" office:value="21.922168469958" calcext:value-type="float">
            <text:p>21.922168469958</text:p>
          </table:table-cell>
          <table:table-cell table:formula="of:=1/([.$A37]*[.P$2]*2*PI())" office:value-type="float" office:value="10.2614405604059" calcext:value-type="float">
            <text:p>10.2614405604059</text:p>
          </table:table-cell>
          <table:table-cell table:formula="of:=1/([.$A37]*[.Q$2]*2*PI())" office:value-type="float" office:value="4.82287706339077" calcext:value-type="float">
            <text:p>4.82287706339077</text:p>
          </table:table-cell>
          <table:table-cell table:formula="of:=1/([.$A37]*[.R$2]*2*PI())" office:value-type="float" office:value="2.1922168469958" calcext:value-type="float">
            <text:p>2.1922168469958</text:p>
          </table:table-cell>
          <table:table-cell table:formula="of:=1/([.$A37]*[.S$2]*2*PI())" office:value-type="float" office:value="1.02614405604059" calcext:value-type="float">
            <text:p>1.02614405604059</text:p>
          </table:table-cell>
          <table:table-cell table:formula="of:=1/([.$A37]*[.T$2]*2*PI())" office:value-type="float" office:value="0.482287706339077" calcext:value-type="float">
            <text:p>0.482287706339077</text:p>
          </table:table-cell>
          <table:table-cell table:formula="of:=1/([.$A37]*[.U$2]*2*PI())" office:value-type="float" office:value="0.21922168469958" calcext:value-type="float">
            <text:p>0.21922168469958</text:p>
          </table:table-cell>
          <table:table-cell table:formula="of:=1/([.$A37]*[.V$2]*2*PI())" office:value-type="float" office:value="0.102614405604059" calcext:value-type="float">
            <text:p>0.102614405604059</text:p>
          </table:table-cell>
          <table:table-cell table:formula="of:=1/([.$A37]*[.W$2]*2*PI())" office:value-type="float" office:value="0.0482287706339077" calcext:value-type="float">
            <text:p>0.048228770633908</text:p>
          </table:table-cell>
          <table:table-cell table:formula="of:=1/([.$A37]*[.X$2]*2*PI())" office:value-type="float" office:value="0.021922168469958" calcext:value-type="float">
            <text:p>0.021922168469958</text:p>
          </table:table-cell>
          <table:table-cell table:formula="of:=1/([.$A37]*[.Y$2]*2*PI())" office:value-type="float" office:value="0.0102614405604059" calcext:value-type="float">
            <text:p>0.010261440560406</text:p>
          </table:table-cell>
          <table:table-cell/>
        </table:table-row>
        <table:table-row table:style-name="ro1">
          <table:table-cell table:style-name="ce1" table:formula="of:=[$resistor.A37]" office:value-type="float" office:value="39000" calcext:value-type="float">
            <text:p>39000</text:p>
          </table:table-cell>
          <table:table-cell table:formula="of:=1/([.$A38]*[.B$2]*2*PI())" office:value-type="float" office:value="408089.597671527" calcext:value-type="float">
            <text:p>408089.597671527</text:p>
          </table:table-cell>
          <table:table-cell table:formula="of:=1/([.$A38]*[.C$2]*2*PI())" office:value-type="float" office:value="185495.271668876" calcext:value-type="float">
            <text:p>185495.271668876</text:p>
          </table:table-cell>
          <table:table-cell table:formula="of:=1/([.$A38]*[.D$2]*2*PI())" office:value-type="float" office:value="86827.5739726652" calcext:value-type="float">
            <text:p>86827.5739726652</text:p>
          </table:table-cell>
          <table:table-cell table:formula="of:=1/([.$A38]*[.E$2]*2*PI())" office:value-type="float" office:value="40808.9597671527" calcext:value-type="float">
            <text:p>40808.9597671527</text:p>
          </table:table-cell>
          <table:table-cell table:formula="of:=1/([.$A38]*[.F$2]*2*PI())" office:value-type="float" office:value="18549.5271668876" calcext:value-type="float">
            <text:p>18549.5271668876</text:p>
          </table:table-cell>
          <table:table-cell table:formula="of:=1/([.$A38]*[.G$2]*2*PI())" office:value-type="float" office:value="8682.75739726652" calcext:value-type="float">
            <text:p>8682.75739726652</text:p>
          </table:table-cell>
          <table:table-cell table:formula="of:=1/([.$A38]*[.H$2]*2*PI())" office:value-type="float" office:value="4080.89597671527" calcext:value-type="float">
            <text:p>4080.89597671527</text:p>
          </table:table-cell>
          <table:table-cell table:formula="of:=1/([.$A38]*[.I$2]*2*PI())" office:value-type="float" office:value="1854.95271668876" calcext:value-type="float">
            <text:p>1854.95271668876</text:p>
          </table:table-cell>
          <table:table-cell table:formula="of:=1/([.$A38]*[.J$2]*2*PI())" office:value-type="float" office:value="868.275739726652" calcext:value-type="float">
            <text:p>868.275739726652</text:p>
          </table:table-cell>
          <table:table-cell table:formula="of:=1/([.$A38]*[.K$2]*2*PI())" office:value-type="float" office:value="408.089597671527" calcext:value-type="float">
            <text:p>408.089597671527</text:p>
          </table:table-cell>
          <table:table-cell table:formula="of:=1/([.$A38]*[.L$2]*2*PI())" office:value-type="float" office:value="185.495271668876" calcext:value-type="float">
            <text:p>185.495271668876</text:p>
          </table:table-cell>
          <table:table-cell table:formula="of:=1/([.$A38]*[.M$2]*2*PI())" office:value-type="float" office:value="86.8275739726652" calcext:value-type="float">
            <text:p>86.8275739726652</text:p>
          </table:table-cell>
          <table:table-cell table:formula="of:=1/([.$A38]*[.N$2]*2*PI())" office:value-type="float" office:value="40.8089597671527" calcext:value-type="float">
            <text:p>40.8089597671527</text:p>
          </table:table-cell>
          <table:table-cell table:formula="of:=1/([.$A38]*[.O$2]*2*PI())" office:value-type="float" office:value="18.5495271668876" calcext:value-type="float">
            <text:p>18.5495271668876</text:p>
          </table:table-cell>
          <table:table-cell table:formula="of:=1/([.$A38]*[.P$2]*2*PI())" office:value-type="float" office:value="8.68275739726652" calcext:value-type="float">
            <text:p>8.68275739726652</text:p>
          </table:table-cell>
          <table:table-cell table:formula="of:=1/([.$A38]*[.Q$2]*2*PI())" office:value-type="float" office:value="4.08089597671527" calcext:value-type="float">
            <text:p>4.08089597671527</text:p>
          </table:table-cell>
          <table:table-cell table:formula="of:=1/([.$A38]*[.R$2]*2*PI())" office:value-type="float" office:value="1.85495271668876" calcext:value-type="float">
            <text:p>1.85495271668876</text:p>
          </table:table-cell>
          <table:table-cell table:formula="of:=1/([.$A38]*[.S$2]*2*PI())" office:value-type="float" office:value="0.868275739726652" calcext:value-type="float">
            <text:p>0.868275739726652</text:p>
          </table:table-cell>
          <table:table-cell table:formula="of:=1/([.$A38]*[.T$2]*2*PI())" office:value-type="float" office:value="0.408089597671527" calcext:value-type="float">
            <text:p>0.408089597671527</text:p>
          </table:table-cell>
          <table:table-cell table:formula="of:=1/([.$A38]*[.U$2]*2*PI())" office:value-type="float" office:value="0.185495271668876" calcext:value-type="float">
            <text:p>0.185495271668876</text:p>
          </table:table-cell>
          <table:table-cell table:formula="of:=1/([.$A38]*[.V$2]*2*PI())" office:value-type="float" office:value="0.0868275739726652" calcext:value-type="float">
            <text:p>0.086827573972665</text:p>
          </table:table-cell>
          <table:table-cell table:formula="of:=1/([.$A38]*[.W$2]*2*PI())" office:value-type="float" office:value="0.0408089597671527" calcext:value-type="float">
            <text:p>0.040808959767153</text:p>
          </table:table-cell>
          <table:table-cell table:formula="of:=1/([.$A38]*[.X$2]*2*PI())" office:value-type="float" office:value="0.0185495271668876" calcext:value-type="float">
            <text:p>0.018549527166888</text:p>
          </table:table-cell>
          <table:table-cell table:formula="of:=1/([.$A38]*[.Y$2]*2*PI())" office:value-type="float" office:value="0.00868275739726652" calcext:value-type="float">
            <text:p>0.008682757397267</text:p>
          </table:table-cell>
          <table:table-cell/>
        </table:table-row>
        <table:table-row table:style-name="ro1">
          <table:table-cell table:formula="of:=[$resistor.A38]" office:value-type="float" office:value="47000" calcext:value-type="float">
            <text:p>47000</text:p>
          </table:table-cell>
          <table:table-cell table:formula="of:=1/([.$A39]*[.B$2]*2*PI())" office:value-type="float" office:value="338627.538493394" calcext:value-type="float">
            <text:p>338627.538493394</text:p>
          </table:table-cell>
          <table:table-cell table:formula="of:=1/([.$A39]*[.C$2]*2*PI())" office:value-type="float" office:value="153921.608406088" calcext:value-type="float">
            <text:p>153921.608406088</text:p>
          </table:table-cell>
          <table:table-cell table:formula="of:=1/([.$A39]*[.D$2]*2*PI())" office:value-type="float" office:value="72048.4124454031" calcext:value-type="float">
            <text:p>72048.4124454031</text:p>
          </table:table-cell>
          <table:table-cell table:formula="of:=1/([.$A39]*[.E$2]*2*PI())" office:value-type="float" office:value="33862.7538493394" calcext:value-type="float">
            <text:p>33862.7538493394</text:p>
          </table:table-cell>
          <table:table-cell table:formula="of:=1/([.$A39]*[.F$2]*2*PI())" office:value-type="float" office:value="15392.1608406088" calcext:value-type="float">
            <text:p>15392.1608406088</text:p>
          </table:table-cell>
          <table:table-cell table:formula="of:=1/([.$A39]*[.G$2]*2*PI())" office:value-type="float" office:value="7204.84124454031" calcext:value-type="float">
            <text:p>7204.84124454031</text:p>
          </table:table-cell>
          <table:table-cell table:formula="of:=1/([.$A39]*[.H$2]*2*PI())" office:value-type="float" office:value="3386.27538493394" calcext:value-type="float">
            <text:p>3386.27538493394</text:p>
          </table:table-cell>
          <table:table-cell table:formula="of:=1/([.$A39]*[.I$2]*2*PI())" office:value-type="float" office:value="1539.21608406088" calcext:value-type="float">
            <text:p>1539.21608406088</text:p>
          </table:table-cell>
          <table:table-cell table:formula="of:=1/([.$A39]*[.J$2]*2*PI())" office:value-type="float" office:value="720.484124454031" calcext:value-type="float">
            <text:p>720.484124454031</text:p>
          </table:table-cell>
          <table:table-cell table:formula="of:=1/([.$A39]*[.K$2]*2*PI())" office:value-type="float" office:value="338.627538493394" calcext:value-type="float">
            <text:p>338.627538493394</text:p>
          </table:table-cell>
          <table:table-cell table:formula="of:=1/([.$A39]*[.L$2]*2*PI())" office:value-type="float" office:value="153.921608406088" calcext:value-type="float">
            <text:p>153.921608406088</text:p>
          </table:table-cell>
          <table:table-cell table:formula="of:=1/([.$A39]*[.M$2]*2*PI())" office:value-type="float" office:value="72.048412445403" calcext:value-type="float">
            <text:p>72.048412445403</text:p>
          </table:table-cell>
          <table:table-cell table:formula="of:=1/([.$A39]*[.N$2]*2*PI())" office:value-type="float" office:value="33.8627538493394" calcext:value-type="float">
            <text:p>33.8627538493394</text:p>
          </table:table-cell>
          <table:table-cell table:formula="of:=1/([.$A39]*[.O$2]*2*PI())" office:value-type="float" office:value="15.3921608406088" calcext:value-type="float">
            <text:p>15.3921608406088</text:p>
          </table:table-cell>
          <table:table-cell table:formula="of:=1/([.$A39]*[.P$2]*2*PI())" office:value-type="float" office:value="7.20484124454031" calcext:value-type="float">
            <text:p>7.20484124454031</text:p>
          </table:table-cell>
          <table:table-cell table:formula="of:=1/([.$A39]*[.Q$2]*2*PI())" office:value-type="float" office:value="3.38627538493394" calcext:value-type="float">
            <text:p>3.38627538493394</text:p>
          </table:table-cell>
          <table:table-cell table:formula="of:=1/([.$A39]*[.R$2]*2*PI())" office:value-type="float" office:value="1.53921608406088" calcext:value-type="float">
            <text:p>1.53921608406088</text:p>
          </table:table-cell>
          <table:table-cell table:formula="of:=1/([.$A39]*[.S$2]*2*PI())" office:value-type="float" office:value="0.720484124454031" calcext:value-type="float">
            <text:p>0.720484124454031</text:p>
          </table:table-cell>
          <table:table-cell table:formula="of:=1/([.$A39]*[.T$2]*2*PI())" office:value-type="float" office:value="0.338627538493394" calcext:value-type="float">
            <text:p>0.338627538493394</text:p>
          </table:table-cell>
          <table:table-cell table:formula="of:=1/([.$A39]*[.U$2]*2*PI())" office:value-type="float" office:value="0.153921608406088" calcext:value-type="float">
            <text:p>0.153921608406088</text:p>
          </table:table-cell>
          <table:table-cell table:formula="of:=1/([.$A39]*[.V$2]*2*PI())" office:value-type="float" office:value="0.0720484124454031" calcext:value-type="float">
            <text:p>0.072048412445403</text:p>
          </table:table-cell>
          <table:table-cell table:formula="of:=1/([.$A39]*[.W$2]*2*PI())" office:value-type="float" office:value="0.0338627538493394" calcext:value-type="float">
            <text:p>0.03386275384934</text:p>
          </table:table-cell>
          <table:table-cell table:formula="of:=1/([.$A39]*[.X$2]*2*PI())" office:value-type="float" office:value="0.0153921608406088" calcext:value-type="float">
            <text:p>0.015392160840609</text:p>
          </table:table-cell>
          <table:table-cell table:formula="of:=1/([.$A39]*[.Y$2]*2*PI())" office:value-type="float" office:value="0.00720484124454031" calcext:value-type="float">
            <text:p>0.00720484124454</text:p>
          </table:table-cell>
          <table:table-cell/>
        </table:table-row>
        <table:table-row table:style-name="ro1">
          <table:table-cell table:formula="of:=[$resistor.A39]" office:value-type="float" office:value="56000" calcext:value-type="float">
            <text:p>56000</text:p>
          </table:table-cell>
          <table:table-cell table:formula="of:=1/([.$A40]*[.B$2]*2*PI())" office:value-type="float" office:value="284205.255521242" calcext:value-type="float">
            <text:p>284205.255521242</text:p>
          </table:table-cell>
          <table:table-cell table:formula="of:=1/([.$A40]*[.C$2]*2*PI())" office:value-type="float" office:value="129184.20705511" calcext:value-type="float">
            <text:p>129184.20705511</text:p>
          </table:table-cell>
          <table:table-cell table:formula="of:=1/([.$A40]*[.D$2]*2*PI())" office:value-type="float" office:value="60469.2033023919" calcext:value-type="float">
            <text:p>60469.2033023919</text:p>
          </table:table-cell>
          <table:table-cell table:formula="of:=1/([.$A40]*[.E$2]*2*PI())" office:value-type="float" office:value="28420.5255521242" calcext:value-type="float">
            <text:p>28420.5255521242</text:p>
          </table:table-cell>
          <table:table-cell table:formula="of:=1/([.$A40]*[.F$2]*2*PI())" office:value-type="float" office:value="12918.420705511" calcext:value-type="float">
            <text:p>12918.420705511</text:p>
          </table:table-cell>
          <table:table-cell table:formula="of:=1/([.$A40]*[.G$2]*2*PI())" office:value-type="float" office:value="6046.92033023918" calcext:value-type="float">
            <text:p>6046.92033023918</text:p>
          </table:table-cell>
          <table:table-cell table:formula="of:=1/([.$A40]*[.H$2]*2*PI())" office:value-type="float" office:value="2842.05255521242" calcext:value-type="float">
            <text:p>2842.05255521242</text:p>
          </table:table-cell>
          <table:table-cell table:formula="of:=1/([.$A40]*[.I$2]*2*PI())" office:value-type="float" office:value="1291.8420705511" calcext:value-type="float">
            <text:p>1291.8420705511</text:p>
          </table:table-cell>
          <table:table-cell table:formula="of:=1/([.$A40]*[.J$2]*2*PI())" office:value-type="float" office:value="604.692033023919" calcext:value-type="float">
            <text:p>604.692033023919</text:p>
          </table:table-cell>
          <table:table-cell table:formula="of:=1/([.$A40]*[.K$2]*2*PI())" office:value-type="float" office:value="284.205255521242" calcext:value-type="float">
            <text:p>284.205255521242</text:p>
          </table:table-cell>
          <table:table-cell table:formula="of:=1/([.$A40]*[.L$2]*2*PI())" office:value-type="float" office:value="129.18420705511" calcext:value-type="float">
            <text:p>129.18420705511</text:p>
          </table:table-cell>
          <table:table-cell table:formula="of:=1/([.$A40]*[.M$2]*2*PI())" office:value-type="float" office:value="60.4692033023919" calcext:value-type="float">
            <text:p>60.4692033023919</text:p>
          </table:table-cell>
          <table:table-cell table:formula="of:=1/([.$A40]*[.N$2]*2*PI())" office:value-type="float" office:value="28.4205255521242" calcext:value-type="float">
            <text:p>28.4205255521242</text:p>
          </table:table-cell>
          <table:table-cell table:formula="of:=1/([.$A40]*[.O$2]*2*PI())" office:value-type="float" office:value="12.918420705511" calcext:value-type="float">
            <text:p>12.918420705511</text:p>
          </table:table-cell>
          <table:table-cell table:formula="of:=1/([.$A40]*[.P$2]*2*PI())" office:value-type="float" office:value="6.04692033023919" calcext:value-type="float">
            <text:p>6.04692033023919</text:p>
          </table:table-cell>
          <table:table-cell table:formula="of:=1/([.$A40]*[.Q$2]*2*PI())" office:value-type="float" office:value="2.84205255521242" calcext:value-type="float">
            <text:p>2.84205255521242</text:p>
          </table:table-cell>
          <table:table-cell table:formula="of:=1/([.$A40]*[.R$2]*2*PI())" office:value-type="float" office:value="1.2918420705511" calcext:value-type="float">
            <text:p>1.2918420705511</text:p>
          </table:table-cell>
          <table:table-cell table:formula="of:=1/([.$A40]*[.S$2]*2*PI())" office:value-type="float" office:value="0.604692033023918" calcext:value-type="float">
            <text:p>0.604692033023918</text:p>
          </table:table-cell>
          <table:table-cell table:formula="of:=1/([.$A40]*[.T$2]*2*PI())" office:value-type="float" office:value="0.284205255521242" calcext:value-type="float">
            <text:p>0.284205255521242</text:p>
          </table:table-cell>
          <table:table-cell table:formula="of:=1/([.$A40]*[.U$2]*2*PI())" office:value-type="float" office:value="0.12918420705511" calcext:value-type="float">
            <text:p>0.12918420705511</text:p>
          </table:table-cell>
          <table:table-cell table:formula="of:=1/([.$A40]*[.V$2]*2*PI())" office:value-type="float" office:value="0.0604692033023919" calcext:value-type="float">
            <text:p>0.060469203302392</text:p>
          </table:table-cell>
          <table:table-cell table:formula="of:=1/([.$A40]*[.W$2]*2*PI())" office:value-type="float" office:value="0.0284205255521242" calcext:value-type="float">
            <text:p>0.028420525552124</text:p>
          </table:table-cell>
          <table:table-cell table:formula="of:=1/([.$A40]*[.X$2]*2*PI())" office:value-type="float" office:value="0.012918420705511" calcext:value-type="float">
            <text:p>0.012918420705511</text:p>
          </table:table-cell>
          <table:table-cell table:formula="of:=1/([.$A40]*[.Y$2]*2*PI())" office:value-type="float" office:value="0.00604692033023918" calcext:value-type="float">
            <text:p>0.006046920330239</text:p>
          </table:table-cell>
          <table:table-cell/>
        </table:table-row>
        <table:table-row table:style-name="ro1">
          <table:table-cell table:formula="of:=[$resistor.A40]" office:value-type="float" office:value="68000" calcext:value-type="float">
            <text:p>68000</text:p>
          </table:table-cell>
          <table:table-cell table:formula="of:=1/([.$A41]*[.B$2]*2*PI())" office:value-type="float" office:value="234051.386899846" calcext:value-type="float">
            <text:p>234051.386899846</text:p>
          </table:table-cell>
          <table:table-cell table:formula="of:=1/([.$A41]*[.C$2]*2*PI())" office:value-type="float" office:value="106386.994045385" calcext:value-type="float">
            <text:p>106386.994045385</text:p>
          </table:table-cell>
          <table:table-cell table:formula="of:=1/([.$A41]*[.D$2]*2*PI())" office:value-type="float" office:value="49798.1674254992" calcext:value-type="float">
            <text:p>49798.1674254992</text:p>
          </table:table-cell>
          <table:table-cell table:formula="of:=1/([.$A41]*[.E$2]*2*PI())" office:value-type="float" office:value="23405.1386899846" calcext:value-type="float">
            <text:p>23405.1386899846</text:p>
          </table:table-cell>
          <table:table-cell table:formula="of:=1/([.$A41]*[.F$2]*2*PI())" office:value-type="float" office:value="10638.6994045385" calcext:value-type="float">
            <text:p>10638.6994045385</text:p>
          </table:table-cell>
          <table:table-cell table:formula="of:=1/([.$A41]*[.G$2]*2*PI())" office:value-type="float" office:value="4979.81674254992" calcext:value-type="float">
            <text:p>4979.81674254992</text:p>
          </table:table-cell>
          <table:table-cell table:formula="of:=1/([.$A41]*[.H$2]*2*PI())" office:value-type="float" office:value="2340.51386899846" calcext:value-type="float">
            <text:p>2340.51386899846</text:p>
          </table:table-cell>
          <table:table-cell table:formula="of:=1/([.$A41]*[.I$2]*2*PI())" office:value-type="float" office:value="1063.86994045385" calcext:value-type="float">
            <text:p>1063.86994045385</text:p>
          </table:table-cell>
          <table:table-cell table:formula="of:=1/([.$A41]*[.J$2]*2*PI())" office:value-type="float" office:value="497.981674254992" calcext:value-type="float">
            <text:p>497.981674254992</text:p>
          </table:table-cell>
          <table:table-cell table:formula="of:=1/([.$A41]*[.K$2]*2*PI())" office:value-type="float" office:value="234.051386899846" calcext:value-type="float">
            <text:p>234.051386899846</text:p>
          </table:table-cell>
          <table:table-cell table:formula="of:=1/([.$A41]*[.L$2]*2*PI())" office:value-type="float" office:value="106.386994045385" calcext:value-type="float">
            <text:p>106.386994045385</text:p>
          </table:table-cell>
          <table:table-cell table:formula="of:=1/([.$A41]*[.M$2]*2*PI())" office:value-type="float" office:value="49.7981674254992" calcext:value-type="float">
            <text:p>49.7981674254992</text:p>
          </table:table-cell>
          <table:table-cell table:formula="of:=1/([.$A41]*[.N$2]*2*PI())" office:value-type="float" office:value="23.4051386899846" calcext:value-type="float">
            <text:p>23.4051386899846</text:p>
          </table:table-cell>
          <table:table-cell table:formula="of:=1/([.$A41]*[.O$2]*2*PI())" office:value-type="float" office:value="10.6386994045385" calcext:value-type="float">
            <text:p>10.6386994045385</text:p>
          </table:table-cell>
          <table:table-cell table:formula="of:=1/([.$A41]*[.P$2]*2*PI())" office:value-type="float" office:value="4.97981674254992" calcext:value-type="float">
            <text:p>4.97981674254992</text:p>
          </table:table-cell>
          <table:table-cell table:formula="of:=1/([.$A41]*[.Q$2]*2*PI())" office:value-type="float" office:value="2.34051386899846" calcext:value-type="float">
            <text:p>2.34051386899846</text:p>
          </table:table-cell>
          <table:table-cell table:formula="of:=1/([.$A41]*[.R$2]*2*PI())" office:value-type="float" office:value="1.06386994045385" calcext:value-type="float">
            <text:p>1.06386994045385</text:p>
          </table:table-cell>
          <table:table-cell table:formula="of:=1/([.$A41]*[.S$2]*2*PI())" office:value-type="float" office:value="0.497981674254992" calcext:value-type="float">
            <text:p>0.497981674254992</text:p>
          </table:table-cell>
          <table:table-cell table:formula="of:=1/([.$A41]*[.T$2]*2*PI())" office:value-type="float" office:value="0.234051386899846" calcext:value-type="float">
            <text:p>0.234051386899846</text:p>
          </table:table-cell>
          <table:table-cell table:formula="of:=1/([.$A41]*[.U$2]*2*PI())" office:value-type="float" office:value="0.106386994045385" calcext:value-type="float">
            <text:p>0.106386994045385</text:p>
          </table:table-cell>
          <table:table-cell table:formula="of:=1/([.$A41]*[.V$2]*2*PI())" office:value-type="float" office:value="0.0497981674254992" calcext:value-type="float">
            <text:p>0.049798167425499</text:p>
          </table:table-cell>
          <table:table-cell table:formula="of:=1/([.$A41]*[.W$2]*2*PI())" office:value-type="float" office:value="0.0234051386899846" calcext:value-type="float">
            <text:p>0.023405138689985</text:p>
          </table:table-cell>
          <table:table-cell table:formula="of:=1/([.$A41]*[.X$2]*2*PI())" office:value-type="float" office:value="0.0106386994045385" calcext:value-type="float">
            <text:p>0.010638699404539</text:p>
          </table:table-cell>
          <table:table-cell table:formula="of:=1/([.$A41]*[.Y$2]*2*PI())" office:value-type="float" office:value="0.00497981674254992" calcext:value-type="float">
            <text:p>0.00497981674255</text:p>
          </table:table-cell>
          <table:table-cell/>
        </table:table-row>
        <table:table-row table:style-name="ro1">
          <table:table-cell table:formula="of:=[$resistor.A41]" office:value-type="float" office:value="100000" calcext:value-type="float">
            <text:p>100000</text:p>
          </table:table-cell>
          <table:table-cell table:formula="of:=1/([.$A42]*[.B$2]*2*PI())" office:value-type="float" office:value="159154.943091895" calcext:value-type="float">
            <text:p>159154.943091895</text:p>
          </table:table-cell>
          <table:table-cell table:formula="of:=1/([.$A42]*[.C$2]*2*PI())" office:value-type="float" office:value="72343.1559508615" calcext:value-type="float">
            <text:p>72343.1559508615</text:p>
          </table:table-cell>
          <table:table-cell table:formula="of:=1/([.$A42]*[.D$2]*2*PI())" office:value-type="float" office:value="33862.7538493394" calcext:value-type="float">
            <text:p>33862.7538493394</text:p>
          </table:table-cell>
          <table:table-cell table:formula="of:=1/([.$A42]*[.E$2]*2*PI())" office:value-type="float" office:value="15915.4943091895" calcext:value-type="float">
            <text:p>15915.4943091895</text:p>
          </table:table-cell>
          <table:table-cell table:formula="of:=1/([.$A42]*[.F$2]*2*PI())" office:value-type="float" office:value="7234.31559508615" calcext:value-type="float">
            <text:p>7234.31559508615</text:p>
          </table:table-cell>
          <table:table-cell table:formula="of:=1/([.$A42]*[.G$2]*2*PI())" office:value-type="float" office:value="3386.27538493394" calcext:value-type="float">
            <text:p>3386.27538493394</text:p>
          </table:table-cell>
          <table:table-cell table:formula="of:=1/([.$A42]*[.H$2]*2*PI())" office:value-type="float" office:value="1591.54943091895" calcext:value-type="float">
            <text:p>1591.54943091895</text:p>
          </table:table-cell>
          <table:table-cell table:formula="of:=1/([.$A42]*[.I$2]*2*PI())" office:value-type="float" office:value="723.431559508615" calcext:value-type="float">
            <text:p>723.431559508615</text:p>
          </table:table-cell>
          <table:table-cell table:formula="of:=1/([.$A42]*[.J$2]*2*PI())" office:value-type="float" office:value="338.627538493394" calcext:value-type="float">
            <text:p>338.627538493394</text:p>
          </table:table-cell>
          <table:table-cell table:formula="of:=1/([.$A42]*[.K$2]*2*PI())" office:value-type="float" office:value="159.154943091895" calcext:value-type="float">
            <text:p>159.154943091895</text:p>
          </table:table-cell>
          <table:table-cell table:formula="of:=1/([.$A42]*[.L$2]*2*PI())" office:value-type="float" office:value="72.3431559508615" calcext:value-type="float">
            <text:p>72.3431559508615</text:p>
          </table:table-cell>
          <table:table-cell table:formula="of:=1/([.$A42]*[.M$2]*2*PI())" office:value-type="float" office:value="33.8627538493394" calcext:value-type="float">
            <text:p>33.8627538493394</text:p>
          </table:table-cell>
          <table:table-cell table:formula="of:=1/([.$A42]*[.N$2]*2*PI())" office:value-type="float" office:value="15.9154943091895" calcext:value-type="float">
            <text:p>15.9154943091895</text:p>
          </table:table-cell>
          <table:table-cell table:formula="of:=1/([.$A42]*[.O$2]*2*PI())" office:value-type="float" office:value="7.23431559508615" calcext:value-type="float">
            <text:p>7.23431559508615</text:p>
          </table:table-cell>
          <table:table-cell table:formula="of:=1/([.$A42]*[.P$2]*2*PI())" office:value-type="float" office:value="3.38627538493394" calcext:value-type="float">
            <text:p>3.38627538493394</text:p>
          </table:table-cell>
          <table:table-cell table:formula="of:=1/([.$A42]*[.Q$2]*2*PI())" office:value-type="float" office:value="1.59154943091895" calcext:value-type="float">
            <text:p>1.59154943091895</text:p>
          </table:table-cell>
          <table:table-cell table:formula="of:=1/([.$A42]*[.R$2]*2*PI())" office:value-type="float" office:value="0.723431559508615" calcext:value-type="float">
            <text:p>0.723431559508615</text:p>
          </table:table-cell>
          <table:table-cell table:formula="of:=1/([.$A42]*[.S$2]*2*PI())" office:value-type="float" office:value="0.338627538493394" calcext:value-type="float">
            <text:p>0.338627538493394</text:p>
          </table:table-cell>
          <table:table-cell table:formula="of:=1/([.$A42]*[.T$2]*2*PI())" office:value-type="float" office:value="0.159154943091895" calcext:value-type="float">
            <text:p>0.159154943091895</text:p>
          </table:table-cell>
          <table:table-cell table:formula="of:=1/([.$A42]*[.U$2]*2*PI())" office:value-type="float" office:value="0.0723431559508615" calcext:value-type="float">
            <text:p>0.072343155950862</text:p>
          </table:table-cell>
          <table:table-cell table:formula="of:=1/([.$A42]*[.V$2]*2*PI())" office:value-type="float" office:value="0.0338627538493394" calcext:value-type="float">
            <text:p>0.03386275384934</text:p>
          </table:table-cell>
          <table:table-cell table:formula="of:=1/([.$A42]*[.W$2]*2*PI())" office:value-type="float" office:value="0.0159154943091895" calcext:value-type="float">
            <text:p>0.01591549430919</text:p>
          </table:table-cell>
          <table:table-cell table:formula="of:=1/([.$A42]*[.X$2]*2*PI())" office:value-type="float" office:value="0.00723431559508615" calcext:value-type="float">
            <text:p>0.007234315595086</text:p>
          </table:table-cell>
          <table:table-cell table:formula="of:=1/([.$A42]*[.Y$2]*2*PI())" office:value-type="float" office:value="0.00338627538493394" calcext:value-type="float">
            <text:p>0.003386275384934</text:p>
          </table:table-cell>
          <table:table-cell/>
        </table:table-row>
        <table:table-row table:style-name="ro1">
          <table:table-cell table:formula="of:=[$resistor.A42]" office:value-type="float" office:value="120000" calcext:value-type="float">
            <text:p>120000</text:p>
          </table:table-cell>
          <table:table-cell table:formula="of:=1/([.$A43]*[.B$2]*2*PI())" office:value-type="float" office:value="132629.119243246" calcext:value-type="float">
            <text:p>132629.119243246</text:p>
          </table:table-cell>
          <table:table-cell table:formula="of:=1/([.$A43]*[.C$2]*2*PI())" office:value-type="float" office:value="60285.9632923846" calcext:value-type="float">
            <text:p>60285.9632923846</text:p>
          </table:table-cell>
          <table:table-cell table:formula="of:=1/([.$A43]*[.D$2]*2*PI())" office:value-type="float" office:value="28218.9615411162" calcext:value-type="float">
            <text:p>28218.9615411162</text:p>
          </table:table-cell>
          <table:table-cell table:formula="of:=1/([.$A43]*[.E$2]*2*PI())" office:value-type="float" office:value="13262.9119243246" calcext:value-type="float">
            <text:p>13262.9119243246</text:p>
          </table:table-cell>
          <table:table-cell table:formula="of:=1/([.$A43]*[.F$2]*2*PI())" office:value-type="float" office:value="6028.59632923846" calcext:value-type="float">
            <text:p>6028.59632923846</text:p>
          </table:table-cell>
          <table:table-cell table:formula="of:=1/([.$A43]*[.G$2]*2*PI())" office:value-type="float" office:value="2821.89615411162" calcext:value-type="float">
            <text:p>2821.89615411162</text:p>
          </table:table-cell>
          <table:table-cell table:formula="of:=1/([.$A43]*[.H$2]*2*PI())" office:value-type="float" office:value="1326.29119243246" calcext:value-type="float">
            <text:p>1326.29119243246</text:p>
          </table:table-cell>
          <table:table-cell table:formula="of:=1/([.$A43]*[.I$2]*2*PI())" office:value-type="float" office:value="602.859632923846" calcext:value-type="float">
            <text:p>602.859632923846</text:p>
          </table:table-cell>
          <table:table-cell table:formula="of:=1/([.$A43]*[.J$2]*2*PI())" office:value-type="float" office:value="282.189615411162" calcext:value-type="float">
            <text:p>282.189615411162</text:p>
          </table:table-cell>
          <table:table-cell table:formula="of:=1/([.$A43]*[.K$2]*2*PI())" office:value-type="float" office:value="132.629119243246" calcext:value-type="float">
            <text:p>132.629119243246</text:p>
          </table:table-cell>
          <table:table-cell table:formula="of:=1/([.$A43]*[.L$2]*2*PI())" office:value-type="float" office:value="60.2859632923846" calcext:value-type="float">
            <text:p>60.2859632923846</text:p>
          </table:table-cell>
          <table:table-cell table:formula="of:=1/([.$A43]*[.M$2]*2*PI())" office:value-type="float" office:value="28.2189615411162" calcext:value-type="float">
            <text:p>28.2189615411162</text:p>
          </table:table-cell>
          <table:table-cell table:formula="of:=1/([.$A43]*[.N$2]*2*PI())" office:value-type="float" office:value="13.2629119243246" calcext:value-type="float">
            <text:p>13.2629119243246</text:p>
          </table:table-cell>
          <table:table-cell table:formula="of:=1/([.$A43]*[.O$2]*2*PI())" office:value-type="float" office:value="6.02859632923846" calcext:value-type="float">
            <text:p>6.02859632923846</text:p>
          </table:table-cell>
          <table:table-cell table:formula="of:=1/([.$A43]*[.P$2]*2*PI())" office:value-type="float" office:value="2.82189615411162" calcext:value-type="float">
            <text:p>2.82189615411162</text:p>
          </table:table-cell>
          <table:table-cell table:formula="of:=1/([.$A43]*[.Q$2]*2*PI())" office:value-type="float" office:value="1.32629119243246" calcext:value-type="float">
            <text:p>1.32629119243246</text:p>
          </table:table-cell>
          <table:table-cell table:formula="of:=1/([.$A43]*[.R$2]*2*PI())" office:value-type="float" office:value="0.602859632923846" calcext:value-type="float">
            <text:p>0.602859632923846</text:p>
          </table:table-cell>
          <table:table-cell table:formula="of:=1/([.$A43]*[.S$2]*2*PI())" office:value-type="float" office:value="0.282189615411162" calcext:value-type="float">
            <text:p>0.282189615411162</text:p>
          </table:table-cell>
          <table:table-cell table:formula="of:=1/([.$A43]*[.T$2]*2*PI())" office:value-type="float" office:value="0.132629119243246" calcext:value-type="float">
            <text:p>0.132629119243246</text:p>
          </table:table-cell>
          <table:table-cell table:formula="of:=1/([.$A43]*[.U$2]*2*PI())" office:value-type="float" office:value="0.0602859632923846" calcext:value-type="float">
            <text:p>0.060285963292385</text:p>
          </table:table-cell>
          <table:table-cell table:formula="of:=1/([.$A43]*[.V$2]*2*PI())" office:value-type="float" office:value="0.0282189615411162" calcext:value-type="float">
            <text:p>0.028218961541116</text:p>
          </table:table-cell>
          <table:table-cell table:formula="of:=1/([.$A43]*[.W$2]*2*PI())" office:value-type="float" office:value="0.0132629119243246" calcext:value-type="float">
            <text:p>0.013262911924325</text:p>
          </table:table-cell>
          <table:table-cell table:formula="of:=1/([.$A43]*[.X$2]*2*PI())" office:value-type="float" office:value="0.00602859632923846" calcext:value-type="float">
            <text:p>0.006028596329238</text:p>
          </table:table-cell>
          <table:table-cell table:formula="of:=1/([.$A43]*[.Y$2]*2*PI())" office:value-type="float" office:value="0.00282189615411162" calcext:value-type="float">
            <text:p>0.002821896154112</text:p>
          </table:table-cell>
          <table:table-cell/>
        </table:table-row>
        <table:table-row table:style-name="ro1">
          <table:table-cell table:formula="of:=[$resistor.A43]" office:value-type="float" office:value="150000" calcext:value-type="float">
            <text:p>150000</text:p>
          </table:table-cell>
          <table:table-cell table:formula="of:=1/([.$A44]*[.B$2]*2*PI())" office:value-type="float" office:value="106103.295394597" calcext:value-type="float">
            <text:p>106103.295394597</text:p>
          </table:table-cell>
          <table:table-cell table:formula="of:=1/([.$A44]*[.C$2]*2*PI())" office:value-type="float" office:value="48228.7706339077" calcext:value-type="float">
            <text:p>48228.7706339077</text:p>
          </table:table-cell>
          <table:table-cell table:formula="of:=1/([.$A44]*[.D$2]*2*PI())" office:value-type="float" office:value="22575.1692328929" calcext:value-type="float">
            <text:p>22575.1692328929</text:p>
          </table:table-cell>
          <table:table-cell table:formula="of:=1/([.$A44]*[.E$2]*2*PI())" office:value-type="float" office:value="10610.3295394597" calcext:value-type="float">
            <text:p>10610.3295394597</text:p>
          </table:table-cell>
          <table:table-cell table:formula="of:=1/([.$A44]*[.F$2]*2*PI())" office:value-type="float" office:value="4822.87706339077" calcext:value-type="float">
            <text:p>4822.87706339077</text:p>
          </table:table-cell>
          <table:table-cell table:formula="of:=1/([.$A44]*[.G$2]*2*PI())" office:value-type="float" office:value="2257.5169232893" calcext:value-type="float">
            <text:p>2257.5169232893</text:p>
          </table:table-cell>
          <table:table-cell table:formula="of:=1/([.$A44]*[.H$2]*2*PI())" office:value-type="float" office:value="1061.03295394597" calcext:value-type="float">
            <text:p>1061.03295394597</text:p>
          </table:table-cell>
          <table:table-cell table:formula="of:=1/([.$A44]*[.I$2]*2*PI())" office:value-type="float" office:value="482.287706339077" calcext:value-type="float">
            <text:p>482.287706339077</text:p>
          </table:table-cell>
          <table:table-cell table:formula="of:=1/([.$A44]*[.J$2]*2*PI())" office:value-type="float" office:value="225.75169232893" calcext:value-type="float">
            <text:p>225.75169232893</text:p>
          </table:table-cell>
          <table:table-cell table:formula="of:=1/([.$A44]*[.K$2]*2*PI())" office:value-type="float" office:value="106.103295394597" calcext:value-type="float">
            <text:p>106.103295394597</text:p>
          </table:table-cell>
          <table:table-cell table:formula="of:=1/([.$A44]*[.L$2]*2*PI())" office:value-type="float" office:value="48.2287706339077" calcext:value-type="float">
            <text:p>48.2287706339077</text:p>
          </table:table-cell>
          <table:table-cell table:formula="of:=1/([.$A44]*[.M$2]*2*PI())" office:value-type="float" office:value="22.575169232893" calcext:value-type="float">
            <text:p>22.575169232893</text:p>
          </table:table-cell>
          <table:table-cell table:formula="of:=1/([.$A44]*[.N$2]*2*PI())" office:value-type="float" office:value="10.6103295394597" calcext:value-type="float">
            <text:p>10.6103295394597</text:p>
          </table:table-cell>
          <table:table-cell table:formula="of:=1/([.$A44]*[.O$2]*2*PI())" office:value-type="float" office:value="4.82287706339077" calcext:value-type="float">
            <text:p>4.82287706339077</text:p>
          </table:table-cell>
          <table:table-cell table:formula="of:=1/([.$A44]*[.P$2]*2*PI())" office:value-type="float" office:value="2.2575169232893" calcext:value-type="float">
            <text:p>2.2575169232893</text:p>
          </table:table-cell>
          <table:table-cell table:formula="of:=1/([.$A44]*[.Q$2]*2*PI())" office:value-type="float" office:value="1.06103295394597" calcext:value-type="float">
            <text:p>1.06103295394597</text:p>
          </table:table-cell>
          <table:table-cell table:formula="of:=1/([.$A44]*[.R$2]*2*PI())" office:value-type="float" office:value="0.482287706339077" calcext:value-type="float">
            <text:p>0.482287706339077</text:p>
          </table:table-cell>
          <table:table-cell table:formula="of:=1/([.$A44]*[.S$2]*2*PI())" office:value-type="float" office:value="0.22575169232893" calcext:value-type="float">
            <text:p>0.22575169232893</text:p>
          </table:table-cell>
          <table:table-cell table:formula="of:=1/([.$A44]*[.T$2]*2*PI())" office:value-type="float" office:value="0.106103295394597" calcext:value-type="float">
            <text:p>0.106103295394597</text:p>
          </table:table-cell>
          <table:table-cell table:formula="of:=1/([.$A44]*[.U$2]*2*PI())" office:value-type="float" office:value="0.0482287706339077" calcext:value-type="float">
            <text:p>0.048228770633908</text:p>
          </table:table-cell>
          <table:table-cell table:formula="of:=1/([.$A44]*[.V$2]*2*PI())" office:value-type="float" office:value="0.022575169232893" calcext:value-type="float">
            <text:p>0.022575169232893</text:p>
          </table:table-cell>
          <table:table-cell table:formula="of:=1/([.$A44]*[.W$2]*2*PI())" office:value-type="float" office:value="0.0106103295394597" calcext:value-type="float">
            <text:p>0.01061032953946</text:p>
          </table:table-cell>
          <table:table-cell table:formula="of:=1/([.$A44]*[.X$2]*2*PI())" office:value-type="float" office:value="0.00482287706339077" calcext:value-type="float">
            <text:p>0.004822877063391</text:p>
          </table:table-cell>
          <table:table-cell table:formula="of:=1/([.$A44]*[.Y$2]*2*PI())" office:value-type="float" office:value="0.0022575169232893" calcext:value-type="float">
            <text:p>0.002257516923289</text:p>
          </table:table-cell>
          <table:table-cell/>
        </table:table-row>
        <table:table-row table:style-name="ro1">
          <table:table-cell table:style-name="ce1" table:formula="of:=[$resistor.A44]" office:value-type="float" office:value="180000" calcext:value-type="float">
            <text:p>180000</text:p>
          </table:table-cell>
          <table:table-cell table:formula="of:=1/([.$A45]*[.B$2]*2*PI())" office:value-type="float" office:value="88419.4128288308" calcext:value-type="float">
            <text:p>88419.4128288308</text:p>
          </table:table-cell>
          <table:table-cell table:formula="of:=1/([.$A45]*[.C$2]*2*PI())" office:value-type="float" office:value="40190.6421949231" calcext:value-type="float">
            <text:p>40190.6421949231</text:p>
          </table:table-cell>
          <table:table-cell table:formula="of:=1/([.$A45]*[.D$2]*2*PI())" office:value-type="float" office:value="18812.6410274108" calcext:value-type="float">
            <text:p>18812.6410274108</text:p>
          </table:table-cell>
          <table:table-cell table:formula="of:=1/([.$A45]*[.E$2]*2*PI())" office:value-type="float" office:value="8841.94128288308" calcext:value-type="float">
            <text:p>8841.94128288308</text:p>
          </table:table-cell>
          <table:table-cell table:formula="of:=1/([.$A45]*[.F$2]*2*PI())" office:value-type="float" office:value="4019.06421949231" calcext:value-type="float">
            <text:p>4019.06421949231</text:p>
          </table:table-cell>
          <table:table-cell table:formula="of:=1/([.$A45]*[.G$2]*2*PI())" office:value-type="float" office:value="1881.26410274108" calcext:value-type="float">
            <text:p>1881.26410274108</text:p>
          </table:table-cell>
          <table:table-cell table:formula="of:=1/([.$A45]*[.H$2]*2*PI())" office:value-type="float" office:value="884.194128288307" calcext:value-type="float">
            <text:p>884.194128288307</text:p>
          </table:table-cell>
          <table:table-cell table:formula="of:=1/([.$A45]*[.I$2]*2*PI())" office:value-type="float" office:value="401.906421949231" calcext:value-type="float">
            <text:p>401.906421949231</text:p>
          </table:table-cell>
          <table:table-cell table:formula="of:=1/([.$A45]*[.J$2]*2*PI())" office:value-type="float" office:value="188.126410274108" calcext:value-type="float">
            <text:p>188.126410274108</text:p>
          </table:table-cell>
          <table:table-cell table:formula="of:=1/([.$A45]*[.K$2]*2*PI())" office:value-type="float" office:value="88.4194128288307" calcext:value-type="float">
            <text:p>88.4194128288307</text:p>
          </table:table-cell>
          <table:table-cell table:formula="of:=1/([.$A45]*[.L$2]*2*PI())" office:value-type="float" office:value="40.1906421949231" calcext:value-type="float">
            <text:p>40.1906421949231</text:p>
          </table:table-cell>
          <table:table-cell table:formula="of:=1/([.$A45]*[.M$2]*2*PI())" office:value-type="float" office:value="18.8126410274108" calcext:value-type="float">
            <text:p>18.8126410274108</text:p>
          </table:table-cell>
          <table:table-cell table:formula="of:=1/([.$A45]*[.N$2]*2*PI())" office:value-type="float" office:value="8.84194128288308" calcext:value-type="float">
            <text:p>8.84194128288308</text:p>
          </table:table-cell>
          <table:table-cell table:formula="of:=1/([.$A45]*[.O$2]*2*PI())" office:value-type="float" office:value="4.01906421949231" calcext:value-type="float">
            <text:p>4.01906421949231</text:p>
          </table:table-cell>
          <table:table-cell table:formula="of:=1/([.$A45]*[.P$2]*2*PI())" office:value-type="float" office:value="1.88126410274108" calcext:value-type="float">
            <text:p>1.88126410274108</text:p>
          </table:table-cell>
          <table:table-cell table:formula="of:=1/([.$A45]*[.Q$2]*2*PI())" office:value-type="float" office:value="0.884194128288307" calcext:value-type="float">
            <text:p>0.884194128288307</text:p>
          </table:table-cell>
          <table:table-cell table:formula="of:=1/([.$A45]*[.R$2]*2*PI())" office:value-type="float" office:value="0.401906421949231" calcext:value-type="float">
            <text:p>0.401906421949231</text:p>
          </table:table-cell>
          <table:table-cell table:formula="of:=1/([.$A45]*[.S$2]*2*PI())" office:value-type="float" office:value="0.188126410274108" calcext:value-type="float">
            <text:p>0.188126410274108</text:p>
          </table:table-cell>
          <table:table-cell table:formula="of:=1/([.$A45]*[.T$2]*2*PI())" office:value-type="float" office:value="0.0884194128288308" calcext:value-type="float">
            <text:p>0.088419412828831</text:p>
          </table:table-cell>
          <table:table-cell table:formula="of:=1/([.$A45]*[.U$2]*2*PI())" office:value-type="float" office:value="0.0401906421949231" calcext:value-type="float">
            <text:p>0.040190642194923</text:p>
          </table:table-cell>
          <table:table-cell table:formula="of:=1/([.$A45]*[.V$2]*2*PI())" office:value-type="float" office:value="0.0188126410274108" calcext:value-type="float">
            <text:p>0.018812641027411</text:p>
          </table:table-cell>
          <table:table-cell table:formula="of:=1/([.$A45]*[.W$2]*2*PI())" office:value-type="float" office:value="0.00884194128288308" calcext:value-type="float">
            <text:p>0.008841941282883</text:p>
          </table:table-cell>
          <table:table-cell table:formula="of:=1/([.$A45]*[.X$2]*2*PI())" office:value-type="float" office:value="0.00401906421949231" calcext:value-type="float">
            <text:p>0.004019064219492</text:p>
          </table:table-cell>
          <table:table-cell table:formula="of:=1/([.$A45]*[.Y$2]*2*PI())" office:value-type="float" office:value="0.00188126410274108" calcext:value-type="float">
            <text:p>0.001881264102741</text:p>
          </table:table-cell>
          <table:table-cell/>
        </table:table-row>
        <table:table-row table:style-name="ro1">
          <table:table-cell table:formula="of:=[$resistor.A45]" office:value-type="float" office:value="220000" calcext:value-type="float">
            <text:p>220000</text:p>
          </table:table-cell>
          <table:table-cell table:formula="of:=1/([.$A46]*[.B$2]*2*PI())" office:value-type="float" office:value="72343.1559508615" calcext:value-type="float">
            <text:p>72343.1559508615</text:p>
          </table:table-cell>
          <table:table-cell table:formula="of:=1/([.$A46]*[.C$2]*2*PI())" office:value-type="float" office:value="32883.2527049371" calcext:value-type="float">
            <text:p>32883.2527049371</text:p>
          </table:table-cell>
          <table:table-cell table:formula="of:=1/([.$A46]*[.D$2]*2*PI())" office:value-type="float" office:value="15392.1608406088" calcext:value-type="float">
            <text:p>15392.1608406088</text:p>
          </table:table-cell>
          <table:table-cell table:formula="of:=1/([.$A46]*[.E$2]*2*PI())" office:value-type="float" office:value="7234.31559508615" calcext:value-type="float">
            <text:p>7234.31559508615</text:p>
          </table:table-cell>
          <table:table-cell table:formula="of:=1/([.$A46]*[.F$2]*2*PI())" office:value-type="float" office:value="3288.32527049371" calcext:value-type="float">
            <text:p>3288.32527049371</text:p>
          </table:table-cell>
          <table:table-cell table:formula="of:=1/([.$A46]*[.G$2]*2*PI())" office:value-type="float" office:value="1539.21608406088" calcext:value-type="float">
            <text:p>1539.21608406088</text:p>
          </table:table-cell>
          <table:table-cell table:formula="of:=1/([.$A46]*[.H$2]*2*PI())" office:value-type="float" office:value="723.431559508615" calcext:value-type="float">
            <text:p>723.431559508615</text:p>
          </table:table-cell>
          <table:table-cell table:formula="of:=1/([.$A46]*[.I$2]*2*PI())" office:value-type="float" office:value="328.832527049371" calcext:value-type="float">
            <text:p>328.832527049371</text:p>
          </table:table-cell>
          <table:table-cell table:formula="of:=1/([.$A46]*[.J$2]*2*PI())" office:value-type="float" office:value="153.921608406088" calcext:value-type="float">
            <text:p>153.921608406088</text:p>
          </table:table-cell>
          <table:table-cell table:formula="of:=1/([.$A46]*[.K$2]*2*PI())" office:value-type="float" office:value="72.3431559508615" calcext:value-type="float">
            <text:p>72.3431559508615</text:p>
          </table:table-cell>
          <table:table-cell table:formula="of:=1/([.$A46]*[.L$2]*2*PI())" office:value-type="float" office:value="32.8832527049371" calcext:value-type="float">
            <text:p>32.8832527049371</text:p>
          </table:table-cell>
          <table:table-cell table:formula="of:=1/([.$A46]*[.M$2]*2*PI())" office:value-type="float" office:value="15.3921608406088" calcext:value-type="float">
            <text:p>15.3921608406088</text:p>
          </table:table-cell>
          <table:table-cell table:formula="of:=1/([.$A46]*[.N$2]*2*PI())" office:value-type="float" office:value="7.23431559508615" calcext:value-type="float">
            <text:p>7.23431559508615</text:p>
          </table:table-cell>
          <table:table-cell table:formula="of:=1/([.$A46]*[.O$2]*2*PI())" office:value-type="float" office:value="3.28832527049371" calcext:value-type="float">
            <text:p>3.28832527049371</text:p>
          </table:table-cell>
          <table:table-cell table:formula="of:=1/([.$A46]*[.P$2]*2*PI())" office:value-type="float" office:value="1.53921608406088" calcext:value-type="float">
            <text:p>1.53921608406088</text:p>
          </table:table-cell>
          <table:table-cell table:formula="of:=1/([.$A46]*[.Q$2]*2*PI())" office:value-type="float" office:value="0.723431559508615" calcext:value-type="float">
            <text:p>0.723431559508615</text:p>
          </table:table-cell>
          <table:table-cell table:formula="of:=1/([.$A46]*[.R$2]*2*PI())" office:value-type="float" office:value="0.32883252704937" calcext:value-type="float">
            <text:p>0.32883252704937</text:p>
          </table:table-cell>
          <table:table-cell table:formula="of:=1/([.$A46]*[.S$2]*2*PI())" office:value-type="float" office:value="0.153921608406088" calcext:value-type="float">
            <text:p>0.153921608406088</text:p>
          </table:table-cell>
          <table:table-cell table:formula="of:=1/([.$A46]*[.T$2]*2*PI())" office:value-type="float" office:value="0.0723431559508615" calcext:value-type="float">
            <text:p>0.072343155950862</text:p>
          </table:table-cell>
          <table:table-cell table:formula="of:=1/([.$A46]*[.U$2]*2*PI())" office:value-type="float" office:value="0.0328832527049371" calcext:value-type="float">
            <text:p>0.032883252704937</text:p>
          </table:table-cell>
          <table:table-cell table:formula="of:=1/([.$A46]*[.V$2]*2*PI())" office:value-type="float" office:value="0.0153921608406088" calcext:value-type="float">
            <text:p>0.015392160840609</text:p>
          </table:table-cell>
          <table:table-cell table:formula="of:=1/([.$A46]*[.W$2]*2*PI())" office:value-type="float" office:value="0.00723431559508615" calcext:value-type="float">
            <text:p>0.007234315595086</text:p>
          </table:table-cell>
          <table:table-cell table:formula="of:=1/([.$A46]*[.X$2]*2*PI())" office:value-type="float" office:value="0.00328832527049371" calcext:value-type="float">
            <text:p>0.003288325270494</text:p>
          </table:table-cell>
          <table:table-cell table:formula="of:=1/([.$A46]*[.Y$2]*2*PI())" office:value-type="float" office:value="0.00153921608406088" calcext:value-type="float">
            <text:p>0.001539216084061</text:p>
          </table:table-cell>
          <table:table-cell/>
        </table:table-row>
        <table:table-row table:style-name="ro1">
          <table:table-cell table:formula="of:=[$resistor.A46]" office:value-type="float" office:value="270000" calcext:value-type="float">
            <text:p>270000</text:p>
          </table:table-cell>
          <table:table-cell table:formula="of:=1/([.$A47]*[.B$2]*2*PI())" office:value-type="float" office:value="58946.2752192205" calcext:value-type="float">
            <text:p>58946.2752192205</text:p>
          </table:table-cell>
          <table:table-cell table:formula="of:=1/([.$A47]*[.C$2]*2*PI())" office:value-type="float" office:value="26793.761463282" calcext:value-type="float">
            <text:p>26793.761463282</text:p>
          </table:table-cell>
          <table:table-cell table:formula="of:=1/([.$A47]*[.D$2]*2*PI())" office:value-type="float" office:value="12541.7606849405" calcext:value-type="float">
            <text:p>12541.7606849405</text:p>
          </table:table-cell>
          <table:table-cell table:formula="of:=1/([.$A47]*[.E$2]*2*PI())" office:value-type="float" office:value="5894.62752192205" calcext:value-type="float">
            <text:p>5894.62752192205</text:p>
          </table:table-cell>
          <table:table-cell table:formula="of:=1/([.$A47]*[.F$2]*2*PI())" office:value-type="float" office:value="2679.3761463282" calcext:value-type="float">
            <text:p>2679.3761463282</text:p>
          </table:table-cell>
          <table:table-cell table:formula="of:=1/([.$A47]*[.G$2]*2*PI())" office:value-type="float" office:value="1254.17606849405" calcext:value-type="float">
            <text:p>1254.17606849405</text:p>
          </table:table-cell>
          <table:table-cell table:formula="of:=1/([.$A47]*[.H$2]*2*PI())" office:value-type="float" office:value="589.462752192205" calcext:value-type="float">
            <text:p>589.462752192205</text:p>
          </table:table-cell>
          <table:table-cell table:formula="of:=1/([.$A47]*[.I$2]*2*PI())" office:value-type="float" office:value="267.93761463282" calcext:value-type="float">
            <text:p>267.93761463282</text:p>
          </table:table-cell>
          <table:table-cell table:formula="of:=1/([.$A47]*[.J$2]*2*PI())" office:value-type="float" office:value="125.417606849405" calcext:value-type="float">
            <text:p>125.417606849405</text:p>
          </table:table-cell>
          <table:table-cell table:formula="of:=1/([.$A47]*[.K$2]*2*PI())" office:value-type="float" office:value="58.9462752192205" calcext:value-type="float">
            <text:p>58.9462752192205</text:p>
          </table:table-cell>
          <table:table-cell table:formula="of:=1/([.$A47]*[.L$2]*2*PI())" office:value-type="float" office:value="26.793761463282" calcext:value-type="float">
            <text:p>26.793761463282</text:p>
          </table:table-cell>
          <table:table-cell table:formula="of:=1/([.$A47]*[.M$2]*2*PI())" office:value-type="float" office:value="12.5417606849405" calcext:value-type="float">
            <text:p>12.5417606849405</text:p>
          </table:table-cell>
          <table:table-cell table:formula="of:=1/([.$A47]*[.N$2]*2*PI())" office:value-type="float" office:value="5.89462752192205" calcext:value-type="float">
            <text:p>5.89462752192205</text:p>
          </table:table-cell>
          <table:table-cell table:formula="of:=1/([.$A47]*[.O$2]*2*PI())" office:value-type="float" office:value="2.6793761463282" calcext:value-type="float">
            <text:p>2.6793761463282</text:p>
          </table:table-cell>
          <table:table-cell table:formula="of:=1/([.$A47]*[.P$2]*2*PI())" office:value-type="float" office:value="1.25417606849405" calcext:value-type="float">
            <text:p>1.25417606849405</text:p>
          </table:table-cell>
          <table:table-cell table:formula="of:=1/([.$A47]*[.Q$2]*2*PI())" office:value-type="float" office:value="0.589462752192205" calcext:value-type="float">
            <text:p>0.589462752192205</text:p>
          </table:table-cell>
          <table:table-cell table:formula="of:=1/([.$A47]*[.R$2]*2*PI())" office:value-type="float" office:value="0.26793761463282" calcext:value-type="float">
            <text:p>0.26793761463282</text:p>
          </table:table-cell>
          <table:table-cell table:formula="of:=1/([.$A47]*[.S$2]*2*PI())" office:value-type="float" office:value="0.125417606849405" calcext:value-type="float">
            <text:p>0.125417606849405</text:p>
          </table:table-cell>
          <table:table-cell table:formula="of:=1/([.$A47]*[.T$2]*2*PI())" office:value-type="float" office:value="0.0589462752192205" calcext:value-type="float">
            <text:p>0.058946275219221</text:p>
          </table:table-cell>
          <table:table-cell table:formula="of:=1/([.$A47]*[.U$2]*2*PI())" office:value-type="float" office:value="0.026793761463282" calcext:value-type="float">
            <text:p>0.026793761463282</text:p>
          </table:table-cell>
          <table:table-cell table:formula="of:=1/([.$A47]*[.V$2]*2*PI())" office:value-type="float" office:value="0.0125417606849405" calcext:value-type="float">
            <text:p>0.012541760684941</text:p>
          </table:table-cell>
          <table:table-cell table:formula="of:=1/([.$A47]*[.W$2]*2*PI())" office:value-type="float" office:value="0.00589462752192205" calcext:value-type="float">
            <text:p>0.005894627521922</text:p>
          </table:table-cell>
          <table:table-cell table:formula="of:=1/([.$A47]*[.X$2]*2*PI())" office:value-type="float" office:value="0.0026793761463282" calcext:value-type="float">
            <text:p>0.002679376146328</text:p>
          </table:table-cell>
          <table:table-cell table:formula="of:=1/([.$A47]*[.Y$2]*2*PI())" office:value-type="float" office:value="0.00125417606849405" calcext:value-type="float">
            <text:p>0.001254176068494</text:p>
          </table:table-cell>
          <table:table-cell/>
        </table:table-row>
        <table:table-row table:style-name="ro1">
          <table:table-cell table:formula="of:=[$resistor.A47]" office:value-type="float" office:value="330000" calcext:value-type="float">
            <text:p>330000</text:p>
          </table:table-cell>
          <table:table-cell table:formula="of:=1/([.$A48]*[.B$2]*2*PI())" office:value-type="float" office:value="48228.7706339077" calcext:value-type="float">
            <text:p>48228.7706339077</text:p>
          </table:table-cell>
          <table:table-cell table:formula="of:=1/([.$A48]*[.C$2]*2*PI())" office:value-type="float" office:value="21922.168469958" calcext:value-type="float">
            <text:p>21922.168469958</text:p>
          </table:table-cell>
          <table:table-cell table:formula="of:=1/([.$A48]*[.D$2]*2*PI())" office:value-type="float" office:value="10261.4405604059" calcext:value-type="float">
            <text:p>10261.4405604059</text:p>
          </table:table-cell>
          <table:table-cell table:formula="of:=1/([.$A48]*[.E$2]*2*PI())" office:value-type="float" office:value="4822.87706339077" calcext:value-type="float">
            <text:p>4822.87706339077</text:p>
          </table:table-cell>
          <table:table-cell table:formula="of:=1/([.$A48]*[.F$2]*2*PI())" office:value-type="float" office:value="2192.2168469958" calcext:value-type="float">
            <text:p>2192.2168469958</text:p>
          </table:table-cell>
          <table:table-cell table:formula="of:=1/([.$A48]*[.G$2]*2*PI())" office:value-type="float" office:value="1026.14405604059" calcext:value-type="float">
            <text:p>1026.14405604059</text:p>
          </table:table-cell>
          <table:table-cell table:formula="of:=1/([.$A48]*[.H$2]*2*PI())" office:value-type="float" office:value="482.287706339077" calcext:value-type="float">
            <text:p>482.287706339077</text:p>
          </table:table-cell>
          <table:table-cell table:formula="of:=1/([.$A48]*[.I$2]*2*PI())" office:value-type="float" office:value="219.22168469958" calcext:value-type="float">
            <text:p>219.22168469958</text:p>
          </table:table-cell>
          <table:table-cell table:formula="of:=1/([.$A48]*[.J$2]*2*PI())" office:value-type="float" office:value="102.614405604059" calcext:value-type="float">
            <text:p>102.614405604059</text:p>
          </table:table-cell>
          <table:table-cell table:formula="of:=1/([.$A48]*[.K$2]*2*PI())" office:value-type="float" office:value="48.2287706339077" calcext:value-type="float">
            <text:p>48.2287706339077</text:p>
          </table:table-cell>
          <table:table-cell table:formula="of:=1/([.$A48]*[.L$2]*2*PI())" office:value-type="float" office:value="21.922168469958" calcext:value-type="float">
            <text:p>21.922168469958</text:p>
          </table:table-cell>
          <table:table-cell table:formula="of:=1/([.$A48]*[.M$2]*2*PI())" office:value-type="float" office:value="10.2614405604059" calcext:value-type="float">
            <text:p>10.2614405604059</text:p>
          </table:table-cell>
          <table:table-cell table:formula="of:=1/([.$A48]*[.N$2]*2*PI())" office:value-type="float" office:value="4.82287706339077" calcext:value-type="float">
            <text:p>4.82287706339077</text:p>
          </table:table-cell>
          <table:table-cell table:formula="of:=1/([.$A48]*[.O$2]*2*PI())" office:value-type="float" office:value="2.1922168469958" calcext:value-type="float">
            <text:p>2.1922168469958</text:p>
          </table:table-cell>
          <table:table-cell table:formula="of:=1/([.$A48]*[.P$2]*2*PI())" office:value-type="float" office:value="1.02614405604059" calcext:value-type="float">
            <text:p>1.02614405604059</text:p>
          </table:table-cell>
          <table:table-cell table:formula="of:=1/([.$A48]*[.Q$2]*2*PI())" office:value-type="float" office:value="0.482287706339077" calcext:value-type="float">
            <text:p>0.482287706339077</text:p>
          </table:table-cell>
          <table:table-cell table:formula="of:=1/([.$A48]*[.R$2]*2*PI())" office:value-type="float" office:value="0.21922168469958" calcext:value-type="float">
            <text:p>0.21922168469958</text:p>
          </table:table-cell>
          <table:table-cell table:formula="of:=1/([.$A48]*[.S$2]*2*PI())" office:value-type="float" office:value="0.102614405604059" calcext:value-type="float">
            <text:p>0.102614405604059</text:p>
          </table:table-cell>
          <table:table-cell table:formula="of:=1/([.$A48]*[.T$2]*2*PI())" office:value-type="float" office:value="0.0482287706339077" calcext:value-type="float">
            <text:p>0.048228770633908</text:p>
          </table:table-cell>
          <table:table-cell table:formula="of:=1/([.$A48]*[.U$2]*2*PI())" office:value-type="float" office:value="0.021922168469958" calcext:value-type="float">
            <text:p>0.021922168469958</text:p>
          </table:table-cell>
          <table:table-cell table:formula="of:=1/([.$A48]*[.V$2]*2*PI())" office:value-type="float" office:value="0.0102614405604059" calcext:value-type="float">
            <text:p>0.010261440560406</text:p>
          </table:table-cell>
          <table:table-cell table:formula="of:=1/([.$A48]*[.W$2]*2*PI())" office:value-type="float" office:value="0.00482287706339077" calcext:value-type="float">
            <text:p>0.004822877063391</text:p>
          </table:table-cell>
          <table:table-cell table:formula="of:=1/([.$A48]*[.X$2]*2*PI())" office:value-type="float" office:value="0.0021922168469958" calcext:value-type="float">
            <text:p>0.002192216846996</text:p>
          </table:table-cell>
          <table:table-cell table:formula="of:=1/([.$A48]*[.Y$2]*2*PI())" office:value-type="float" office:value="0.00102614405604059" calcext:value-type="float">
            <text:p>0.001026144056041</text:p>
          </table:table-cell>
          <table:table-cell/>
        </table:table-row>
        <table:table-row table:style-name="ro1">
          <table:table-cell table:style-name="ce1" table:formula="of:=[$resistor.A48]" office:value-type="float" office:value="390000" calcext:value-type="float">
            <text:p>390000</text:p>
          </table:table-cell>
          <table:table-cell table:formula="of:=1/([.$A49]*[.B$2]*2*PI())" office:value-type="float" office:value="40808.9597671527" calcext:value-type="float">
            <text:p>40808.9597671527</text:p>
          </table:table-cell>
          <table:table-cell table:formula="of:=1/([.$A49]*[.C$2]*2*PI())" office:value-type="float" office:value="18549.5271668876" calcext:value-type="float">
            <text:p>18549.5271668876</text:p>
          </table:table-cell>
          <table:table-cell table:formula="of:=1/([.$A49]*[.D$2]*2*PI())" office:value-type="float" office:value="8682.75739726652" calcext:value-type="float">
            <text:p>8682.75739726652</text:p>
          </table:table-cell>
          <table:table-cell table:formula="of:=1/([.$A49]*[.E$2]*2*PI())" office:value-type="float" office:value="4080.89597671527" calcext:value-type="float">
            <text:p>4080.89597671527</text:p>
          </table:table-cell>
          <table:table-cell table:formula="of:=1/([.$A49]*[.F$2]*2*PI())" office:value-type="float" office:value="1854.95271668876" calcext:value-type="float">
            <text:p>1854.95271668876</text:p>
          </table:table-cell>
          <table:table-cell table:formula="of:=1/([.$A49]*[.G$2]*2*PI())" office:value-type="float" office:value="868.275739726652" calcext:value-type="float">
            <text:p>868.275739726652</text:p>
          </table:table-cell>
          <table:table-cell table:formula="of:=1/([.$A49]*[.H$2]*2*PI())" office:value-type="float" office:value="408.089597671527" calcext:value-type="float">
            <text:p>408.089597671527</text:p>
          </table:table-cell>
          <table:table-cell table:formula="of:=1/([.$A49]*[.I$2]*2*PI())" office:value-type="float" office:value="185.495271668876" calcext:value-type="float">
            <text:p>185.495271668876</text:p>
          </table:table-cell>
          <table:table-cell table:formula="of:=1/([.$A49]*[.J$2]*2*PI())" office:value-type="float" office:value="86.8275739726652" calcext:value-type="float">
            <text:p>86.8275739726652</text:p>
          </table:table-cell>
          <table:table-cell table:formula="of:=1/([.$A49]*[.K$2]*2*PI())" office:value-type="float" office:value="40.8089597671527" calcext:value-type="float">
            <text:p>40.8089597671527</text:p>
          </table:table-cell>
          <table:table-cell table:formula="of:=1/([.$A49]*[.L$2]*2*PI())" office:value-type="float" office:value="18.5495271668876" calcext:value-type="float">
            <text:p>18.5495271668876</text:p>
          </table:table-cell>
          <table:table-cell table:formula="of:=1/([.$A49]*[.M$2]*2*PI())" office:value-type="float" office:value="8.68275739726652" calcext:value-type="float">
            <text:p>8.68275739726652</text:p>
          </table:table-cell>
          <table:table-cell table:formula="of:=1/([.$A49]*[.N$2]*2*PI())" office:value-type="float" office:value="4.08089597671527" calcext:value-type="float">
            <text:p>4.08089597671527</text:p>
          </table:table-cell>
          <table:table-cell table:formula="of:=1/([.$A49]*[.O$2]*2*PI())" office:value-type="float" office:value="1.85495271668876" calcext:value-type="float">
            <text:p>1.85495271668876</text:p>
          </table:table-cell>
          <table:table-cell table:formula="of:=1/([.$A49]*[.P$2]*2*PI())" office:value-type="float" office:value="0.868275739726652" calcext:value-type="float">
            <text:p>0.868275739726652</text:p>
          </table:table-cell>
          <table:table-cell table:formula="of:=1/([.$A49]*[.Q$2]*2*PI())" office:value-type="float" office:value="0.408089597671527" calcext:value-type="float">
            <text:p>0.408089597671527</text:p>
          </table:table-cell>
          <table:table-cell table:formula="of:=1/([.$A49]*[.R$2]*2*PI())" office:value-type="float" office:value="0.185495271668876" calcext:value-type="float">
            <text:p>0.185495271668876</text:p>
          </table:table-cell>
          <table:table-cell table:formula="of:=1/([.$A49]*[.S$2]*2*PI())" office:value-type="float" office:value="0.0868275739726652" calcext:value-type="float">
            <text:p>0.086827573972665</text:p>
          </table:table-cell>
          <table:table-cell table:formula="of:=1/([.$A49]*[.T$2]*2*PI())" office:value-type="float" office:value="0.0408089597671527" calcext:value-type="float">
            <text:p>0.040808959767153</text:p>
          </table:table-cell>
          <table:table-cell table:formula="of:=1/([.$A49]*[.U$2]*2*PI())" office:value-type="float" office:value="0.0185495271668876" calcext:value-type="float">
            <text:p>0.018549527166888</text:p>
          </table:table-cell>
          <table:table-cell table:formula="of:=1/([.$A49]*[.V$2]*2*PI())" office:value-type="float" office:value="0.00868275739726652" calcext:value-type="float">
            <text:p>0.008682757397267</text:p>
          </table:table-cell>
          <table:table-cell table:formula="of:=1/([.$A49]*[.W$2]*2*PI())" office:value-type="float" office:value="0.00408089597671527" calcext:value-type="float">
            <text:p>0.004080895976715</text:p>
          </table:table-cell>
          <table:table-cell table:formula="of:=1/([.$A49]*[.X$2]*2*PI())" office:value-type="float" office:value="0.00185495271668876" calcext:value-type="float">
            <text:p>0.001854952716689</text:p>
          </table:table-cell>
          <table:table-cell table:formula="of:=1/([.$A49]*[.Y$2]*2*PI())" office:value-type="float" office:value="0.000868275739726652" calcext:value-type="float">
            <text:p>0.000868275739727</text:p>
          </table:table-cell>
          <table:table-cell/>
        </table:table-row>
        <table:table-row table:style-name="ro1">
          <table:table-cell table:formula="of:=[$resistor.A49]" office:value-type="float" office:value="470000" calcext:value-type="float">
            <text:p>470000</text:p>
          </table:table-cell>
          <table:table-cell table:formula="of:=1/([.$A50]*[.B$2]*2*PI())" office:value-type="float" office:value="33862.7538493394" calcext:value-type="float">
            <text:p>33862.7538493394</text:p>
          </table:table-cell>
          <table:table-cell table:formula="of:=1/([.$A50]*[.C$2]*2*PI())" office:value-type="float" office:value="15392.1608406088" calcext:value-type="float">
            <text:p>15392.1608406088</text:p>
          </table:table-cell>
          <table:table-cell table:formula="of:=1/([.$A50]*[.D$2]*2*PI())" office:value-type="float" office:value="7204.84124454031" calcext:value-type="float">
            <text:p>7204.84124454031</text:p>
          </table:table-cell>
          <table:table-cell table:formula="of:=1/([.$A50]*[.E$2]*2*PI())" office:value-type="float" office:value="3386.27538493394" calcext:value-type="float">
            <text:p>3386.27538493394</text:p>
          </table:table-cell>
          <table:table-cell table:formula="of:=1/([.$A50]*[.F$2]*2*PI())" office:value-type="float" office:value="1539.21608406088" calcext:value-type="float">
            <text:p>1539.21608406088</text:p>
          </table:table-cell>
          <table:table-cell table:formula="of:=1/([.$A50]*[.G$2]*2*PI())" office:value-type="float" office:value="720.484124454031" calcext:value-type="float">
            <text:p>720.484124454031</text:p>
          </table:table-cell>
          <table:table-cell table:formula="of:=1/([.$A50]*[.H$2]*2*PI())" office:value-type="float" office:value="338.627538493394" calcext:value-type="float">
            <text:p>338.627538493394</text:p>
          </table:table-cell>
          <table:table-cell table:formula="of:=1/([.$A50]*[.I$2]*2*PI())" office:value-type="float" office:value="153.921608406088" calcext:value-type="float">
            <text:p>153.921608406088</text:p>
          </table:table-cell>
          <table:table-cell table:formula="of:=1/([.$A50]*[.J$2]*2*PI())" office:value-type="float" office:value="72.048412445403" calcext:value-type="float">
            <text:p>72.048412445403</text:p>
          </table:table-cell>
          <table:table-cell table:formula="of:=1/([.$A50]*[.K$2]*2*PI())" office:value-type="float" office:value="33.8627538493394" calcext:value-type="float">
            <text:p>33.8627538493394</text:p>
          </table:table-cell>
          <table:table-cell table:formula="of:=1/([.$A50]*[.L$2]*2*PI())" office:value-type="float" office:value="15.3921608406088" calcext:value-type="float">
            <text:p>15.3921608406088</text:p>
          </table:table-cell>
          <table:table-cell table:formula="of:=1/([.$A50]*[.M$2]*2*PI())" office:value-type="float" office:value="7.20484124454031" calcext:value-type="float">
            <text:p>7.20484124454031</text:p>
          </table:table-cell>
          <table:table-cell table:formula="of:=1/([.$A50]*[.N$2]*2*PI())" office:value-type="float" office:value="3.38627538493394" calcext:value-type="float">
            <text:p>3.38627538493394</text:p>
          </table:table-cell>
          <table:table-cell table:formula="of:=1/([.$A50]*[.O$2]*2*PI())" office:value-type="float" office:value="1.53921608406088" calcext:value-type="float">
            <text:p>1.53921608406088</text:p>
          </table:table-cell>
          <table:table-cell table:formula="of:=1/([.$A50]*[.P$2]*2*PI())" office:value-type="float" office:value="0.72048412445403" calcext:value-type="float">
            <text:p>0.72048412445403</text:p>
          </table:table-cell>
          <table:table-cell table:formula="of:=1/([.$A50]*[.Q$2]*2*PI())" office:value-type="float" office:value="0.338627538493394" calcext:value-type="float">
            <text:p>0.338627538493394</text:p>
          </table:table-cell>
          <table:table-cell table:formula="of:=1/([.$A50]*[.R$2]*2*PI())" office:value-type="float" office:value="0.153921608406088" calcext:value-type="float">
            <text:p>0.153921608406088</text:p>
          </table:table-cell>
          <table:table-cell table:formula="of:=1/([.$A50]*[.S$2]*2*PI())" office:value-type="float" office:value="0.0720484124454031" calcext:value-type="float">
            <text:p>0.072048412445403</text:p>
          </table:table-cell>
          <table:table-cell table:formula="of:=1/([.$A50]*[.T$2]*2*PI())" office:value-type="float" office:value="0.0338627538493394" calcext:value-type="float">
            <text:p>0.03386275384934</text:p>
          </table:table-cell>
          <table:table-cell table:formula="of:=1/([.$A50]*[.U$2]*2*PI())" office:value-type="float" office:value="0.0153921608406088" calcext:value-type="float">
            <text:p>0.015392160840609</text:p>
          </table:table-cell>
          <table:table-cell table:formula="of:=1/([.$A50]*[.V$2]*2*PI())" office:value-type="float" office:value="0.00720484124454031" calcext:value-type="float">
            <text:p>0.00720484124454</text:p>
          </table:table-cell>
          <table:table-cell table:formula="of:=1/([.$A50]*[.W$2]*2*PI())" office:value-type="float" office:value="0.00338627538493394" calcext:value-type="float">
            <text:p>0.003386275384934</text:p>
          </table:table-cell>
          <table:table-cell table:formula="of:=1/([.$A50]*[.X$2]*2*PI())" office:value-type="float" office:value="0.00153921608406088" calcext:value-type="float">
            <text:p>0.001539216084061</text:p>
          </table:table-cell>
          <table:table-cell table:formula="of:=1/([.$A50]*[.Y$2]*2*PI())" office:value-type="float" office:value="0.00072048412445403" calcext:value-type="float">
            <text:p>0.000720484124454</text:p>
          </table:table-cell>
          <table:table-cell/>
        </table:table-row>
        <table:table-row table:style-name="ro1">
          <table:table-cell table:formula="of:=[$resistor.A50]" office:value-type="float" office:value="560000" calcext:value-type="float">
            <text:p>560000</text:p>
          </table:table-cell>
          <table:table-cell table:formula="of:=1/([.$A51]*[.B$2]*2*PI())" office:value-type="float" office:value="28420.5255521242" calcext:value-type="float">
            <text:p>28420.5255521242</text:p>
          </table:table-cell>
          <table:table-cell table:formula="of:=1/([.$A51]*[.C$2]*2*PI())" office:value-type="float" office:value="12918.420705511" calcext:value-type="float">
            <text:p>12918.420705511</text:p>
          </table:table-cell>
          <table:table-cell table:formula="of:=1/([.$A51]*[.D$2]*2*PI())" office:value-type="float" office:value="6046.92033023919" calcext:value-type="float">
            <text:p>6046.92033023919</text:p>
          </table:table-cell>
          <table:table-cell table:formula="of:=1/([.$A51]*[.E$2]*2*PI())" office:value-type="float" office:value="2842.05255521242" calcext:value-type="float">
            <text:p>2842.05255521242</text:p>
          </table:table-cell>
          <table:table-cell table:formula="of:=1/([.$A51]*[.F$2]*2*PI())" office:value-type="float" office:value="1291.8420705511" calcext:value-type="float">
            <text:p>1291.8420705511</text:p>
          </table:table-cell>
          <table:table-cell table:formula="of:=1/([.$A51]*[.G$2]*2*PI())" office:value-type="float" office:value="604.692033023919" calcext:value-type="float">
            <text:p>604.692033023919</text:p>
          </table:table-cell>
          <table:table-cell table:formula="of:=1/([.$A51]*[.H$2]*2*PI())" office:value-type="float" office:value="284.205255521242" calcext:value-type="float">
            <text:p>284.205255521242</text:p>
          </table:table-cell>
          <table:table-cell table:formula="of:=1/([.$A51]*[.I$2]*2*PI())" office:value-type="float" office:value="129.18420705511" calcext:value-type="float">
            <text:p>129.18420705511</text:p>
          </table:table-cell>
          <table:table-cell table:formula="of:=1/([.$A51]*[.J$2]*2*PI())" office:value-type="float" office:value="60.4692033023919" calcext:value-type="float">
            <text:p>60.4692033023919</text:p>
          </table:table-cell>
          <table:table-cell table:formula="of:=1/([.$A51]*[.K$2]*2*PI())" office:value-type="float" office:value="28.4205255521242" calcext:value-type="float">
            <text:p>28.4205255521242</text:p>
          </table:table-cell>
          <table:table-cell table:formula="of:=1/([.$A51]*[.L$2]*2*PI())" office:value-type="float" office:value="12.918420705511" calcext:value-type="float">
            <text:p>12.918420705511</text:p>
          </table:table-cell>
          <table:table-cell table:formula="of:=1/([.$A51]*[.M$2]*2*PI())" office:value-type="float" office:value="6.04692033023919" calcext:value-type="float">
            <text:p>6.04692033023919</text:p>
          </table:table-cell>
          <table:table-cell table:formula="of:=1/([.$A51]*[.N$2]*2*PI())" office:value-type="float" office:value="2.84205255521242" calcext:value-type="float">
            <text:p>2.84205255521242</text:p>
          </table:table-cell>
          <table:table-cell table:formula="of:=1/([.$A51]*[.O$2]*2*PI())" office:value-type="float" office:value="1.2918420705511" calcext:value-type="float">
            <text:p>1.2918420705511</text:p>
          </table:table-cell>
          <table:table-cell table:formula="of:=1/([.$A51]*[.P$2]*2*PI())" office:value-type="float" office:value="0.604692033023918" calcext:value-type="float">
            <text:p>0.604692033023918</text:p>
          </table:table-cell>
          <table:table-cell table:formula="of:=1/([.$A51]*[.Q$2]*2*PI())" office:value-type="float" office:value="0.284205255521242" calcext:value-type="float">
            <text:p>0.284205255521242</text:p>
          </table:table-cell>
          <table:table-cell table:formula="of:=1/([.$A51]*[.R$2]*2*PI())" office:value-type="float" office:value="0.12918420705511" calcext:value-type="float">
            <text:p>0.12918420705511</text:p>
          </table:table-cell>
          <table:table-cell table:formula="of:=1/([.$A51]*[.S$2]*2*PI())" office:value-type="float" office:value="0.0604692033023918" calcext:value-type="float">
            <text:p>0.060469203302392</text:p>
          </table:table-cell>
          <table:table-cell table:formula="of:=1/([.$A51]*[.T$2]*2*PI())" office:value-type="float" office:value="0.0284205255521242" calcext:value-type="float">
            <text:p>0.028420525552124</text:p>
          </table:table-cell>
          <table:table-cell table:formula="of:=1/([.$A51]*[.U$2]*2*PI())" office:value-type="float" office:value="0.012918420705511" calcext:value-type="float">
            <text:p>0.012918420705511</text:p>
          </table:table-cell>
          <table:table-cell table:formula="of:=1/([.$A51]*[.V$2]*2*PI())" office:value-type="float" office:value="0.00604692033023919" calcext:value-type="float">
            <text:p>0.006046920330239</text:p>
          </table:table-cell>
          <table:table-cell table:formula="of:=1/([.$A51]*[.W$2]*2*PI())" office:value-type="float" office:value="0.00284205255521242" calcext:value-type="float">
            <text:p>0.002842052555212</text:p>
          </table:table-cell>
          <table:table-cell table:formula="of:=1/([.$A51]*[.X$2]*2*PI())" office:value-type="float" office:value="0.0012918420705511" calcext:value-type="float">
            <text:p>0.001291842070551</text:p>
          </table:table-cell>
          <table:table-cell table:formula="of:=1/([.$A51]*[.Y$2]*2*PI())" office:value-type="float" office:value="0.000604692033023918" calcext:value-type="float">
            <text:p>0.000604692033024</text:p>
          </table:table-cell>
          <table:table-cell/>
        </table:table-row>
        <table:table-row table:style-name="ro1">
          <table:table-cell table:formula="of:=[$resistor.A51]" office:value-type="float" office:value="680000" calcext:value-type="float">
            <text:p>680000</text:p>
          </table:table-cell>
          <table:table-cell table:formula="of:=1/([.$A52]*[.B$2]*2*PI())" office:value-type="float" office:value="23405.1386899846" calcext:value-type="float">
            <text:p>23405.1386899846</text:p>
          </table:table-cell>
          <table:table-cell table:formula="of:=1/([.$A52]*[.C$2]*2*PI())" office:value-type="float" office:value="10638.6994045385" calcext:value-type="float">
            <text:p>10638.6994045385</text:p>
          </table:table-cell>
          <table:table-cell table:formula="of:=1/([.$A52]*[.D$2]*2*PI())" office:value-type="float" office:value="4979.81674254992" calcext:value-type="float">
            <text:p>4979.81674254992</text:p>
          </table:table-cell>
          <table:table-cell table:formula="of:=1/([.$A52]*[.E$2]*2*PI())" office:value-type="float" office:value="2340.51386899846" calcext:value-type="float">
            <text:p>2340.51386899846</text:p>
          </table:table-cell>
          <table:table-cell table:formula="of:=1/([.$A52]*[.F$2]*2*PI())" office:value-type="float" office:value="1063.86994045385" calcext:value-type="float">
            <text:p>1063.86994045385</text:p>
          </table:table-cell>
          <table:table-cell table:formula="of:=1/([.$A52]*[.G$2]*2*PI())" office:value-type="float" office:value="497.981674254992" calcext:value-type="float">
            <text:p>497.981674254992</text:p>
          </table:table-cell>
          <table:table-cell table:formula="of:=1/([.$A52]*[.H$2]*2*PI())" office:value-type="float" office:value="234.051386899846" calcext:value-type="float">
            <text:p>234.051386899846</text:p>
          </table:table-cell>
          <table:table-cell table:formula="of:=1/([.$A52]*[.I$2]*2*PI())" office:value-type="float" office:value="106.386994045385" calcext:value-type="float">
            <text:p>106.386994045385</text:p>
          </table:table-cell>
          <table:table-cell table:formula="of:=1/([.$A52]*[.J$2]*2*PI())" office:value-type="float" office:value="49.7981674254992" calcext:value-type="float">
            <text:p>49.7981674254992</text:p>
          </table:table-cell>
          <table:table-cell table:formula="of:=1/([.$A52]*[.K$2]*2*PI())" office:value-type="float" office:value="23.4051386899846" calcext:value-type="float">
            <text:p>23.4051386899846</text:p>
          </table:table-cell>
          <table:table-cell table:formula="of:=1/([.$A52]*[.L$2]*2*PI())" office:value-type="float" office:value="10.6386994045385" calcext:value-type="float">
            <text:p>10.6386994045385</text:p>
          </table:table-cell>
          <table:table-cell table:formula="of:=1/([.$A52]*[.M$2]*2*PI())" office:value-type="float" office:value="4.97981674254992" calcext:value-type="float">
            <text:p>4.97981674254992</text:p>
          </table:table-cell>
          <table:table-cell table:formula="of:=1/([.$A52]*[.N$2]*2*PI())" office:value-type="float" office:value="2.34051386899846" calcext:value-type="float">
            <text:p>2.34051386899846</text:p>
          </table:table-cell>
          <table:table-cell table:formula="of:=1/([.$A52]*[.O$2]*2*PI())" office:value-type="float" office:value="1.06386994045385" calcext:value-type="float">
            <text:p>1.06386994045385</text:p>
          </table:table-cell>
          <table:table-cell table:formula="of:=1/([.$A52]*[.P$2]*2*PI())" office:value-type="float" office:value="0.497981674254992" calcext:value-type="float">
            <text:p>0.497981674254992</text:p>
          </table:table-cell>
          <table:table-cell table:formula="of:=1/([.$A52]*[.Q$2]*2*PI())" office:value-type="float" office:value="0.234051386899846" calcext:value-type="float">
            <text:p>0.234051386899846</text:p>
          </table:table-cell>
          <table:table-cell table:formula="of:=1/([.$A52]*[.R$2]*2*PI())" office:value-type="float" office:value="0.106386994045385" calcext:value-type="float">
            <text:p>0.106386994045385</text:p>
          </table:table-cell>
          <table:table-cell table:formula="of:=1/([.$A52]*[.S$2]*2*PI())" office:value-type="float" office:value="0.0497981674254992" calcext:value-type="float">
            <text:p>0.049798167425499</text:p>
          </table:table-cell>
          <table:table-cell table:formula="of:=1/([.$A52]*[.T$2]*2*PI())" office:value-type="float" office:value="0.0234051386899846" calcext:value-type="float">
            <text:p>0.023405138689985</text:p>
          </table:table-cell>
          <table:table-cell table:formula="of:=1/([.$A52]*[.U$2]*2*PI())" office:value-type="float" office:value="0.0106386994045385" calcext:value-type="float">
            <text:p>0.010638699404539</text:p>
          </table:table-cell>
          <table:table-cell table:formula="of:=1/([.$A52]*[.V$2]*2*PI())" office:value-type="float" office:value="0.00497981674254992" calcext:value-type="float">
            <text:p>0.00497981674255</text:p>
          </table:table-cell>
          <table:table-cell table:formula="of:=1/([.$A52]*[.W$2]*2*PI())" office:value-type="float" office:value="0.00234051386899846" calcext:value-type="float">
            <text:p>0.002340513868998</text:p>
          </table:table-cell>
          <table:table-cell table:formula="of:=1/([.$A52]*[.X$2]*2*PI())" office:value-type="float" office:value="0.00106386994045385" calcext:value-type="float">
            <text:p>0.001063869940454</text:p>
          </table:table-cell>
          <table:table-cell table:formula="of:=1/([.$A52]*[.Y$2]*2*PI())" office:value-type="float" office:value="0.000497981674254992" calcext:value-type="float">
            <text:p>0.000497981674255</text:p>
          </table:table-cell>
          <table:table-cell/>
        </table:table-row>
        <table:table-row table:style-name="ro1">
          <table:table-cell table:formula="of:=[$resistor.A52]" office:value-type="float" office:value="1000000" calcext:value-type="float">
            <text:p>1000000</text:p>
          </table:table-cell>
          <table:table-cell table:formula="of:=1/([.$A53]*[.B$2]*2*PI())" office:value-type="float" office:value="15915.4943091895" calcext:value-type="float">
            <text:p>15915.4943091895</text:p>
          </table:table-cell>
          <table:table-cell table:formula="of:=1/([.$A53]*[.C$2]*2*PI())" office:value-type="float" office:value="7234.31559508615" calcext:value-type="float">
            <text:p>7234.31559508615</text:p>
          </table:table-cell>
          <table:table-cell table:formula="of:=1/([.$A53]*[.D$2]*2*PI())" office:value-type="float" office:value="3386.27538493394" calcext:value-type="float">
            <text:p>3386.27538493394</text:p>
          </table:table-cell>
          <table:table-cell table:formula="of:=1/([.$A53]*[.E$2]*2*PI())" office:value-type="float" office:value="1591.54943091895" calcext:value-type="float">
            <text:p>1591.54943091895</text:p>
          </table:table-cell>
          <table:table-cell table:formula="of:=1/([.$A53]*[.F$2]*2*PI())" office:value-type="float" office:value="723.431559508615" calcext:value-type="float">
            <text:p>723.431559508615</text:p>
          </table:table-cell>
          <table:table-cell table:formula="of:=1/([.$A53]*[.G$2]*2*PI())" office:value-type="float" office:value="338.627538493394" calcext:value-type="float">
            <text:p>338.627538493394</text:p>
          </table:table-cell>
          <table:table-cell table:formula="of:=1/([.$A53]*[.H$2]*2*PI())" office:value-type="float" office:value="159.154943091895" calcext:value-type="float">
            <text:p>159.154943091895</text:p>
          </table:table-cell>
          <table:table-cell table:formula="of:=1/([.$A53]*[.I$2]*2*PI())" office:value-type="float" office:value="72.3431559508615" calcext:value-type="float">
            <text:p>72.3431559508615</text:p>
          </table:table-cell>
          <table:table-cell table:formula="of:=1/([.$A53]*[.J$2]*2*PI())" office:value-type="float" office:value="33.8627538493394" calcext:value-type="float">
            <text:p>33.8627538493394</text:p>
          </table:table-cell>
          <table:table-cell table:formula="of:=1/([.$A53]*[.K$2]*2*PI())" office:value-type="float" office:value="15.9154943091895" calcext:value-type="float">
            <text:p>15.9154943091895</text:p>
          </table:table-cell>
          <table:table-cell table:formula="of:=1/([.$A53]*[.L$2]*2*PI())" office:value-type="float" office:value="7.23431559508615" calcext:value-type="float">
            <text:p>7.23431559508615</text:p>
          </table:table-cell>
          <table:table-cell table:formula="of:=1/([.$A53]*[.M$2]*2*PI())" office:value-type="float" office:value="3.38627538493394" calcext:value-type="float">
            <text:p>3.38627538493394</text:p>
          </table:table-cell>
          <table:table-cell table:formula="of:=1/([.$A53]*[.N$2]*2*PI())" office:value-type="float" office:value="1.59154943091895" calcext:value-type="float">
            <text:p>1.59154943091895</text:p>
          </table:table-cell>
          <table:table-cell table:formula="of:=1/([.$A53]*[.O$2]*2*PI())" office:value-type="float" office:value="0.723431559508615" calcext:value-type="float">
            <text:p>0.723431559508615</text:p>
          </table:table-cell>
          <table:table-cell table:formula="of:=1/([.$A53]*[.P$2]*2*PI())" office:value-type="float" office:value="0.338627538493394" calcext:value-type="float">
            <text:p>0.338627538493394</text:p>
          </table:table-cell>
          <table:table-cell table:formula="of:=1/([.$A53]*[.Q$2]*2*PI())" office:value-type="float" office:value="0.159154943091895" calcext:value-type="float">
            <text:p>0.159154943091895</text:p>
          </table:table-cell>
          <table:table-cell table:formula="of:=1/([.$A53]*[.R$2]*2*PI())" office:value-type="float" office:value="0.0723431559508615" calcext:value-type="float">
            <text:p>0.072343155950862</text:p>
          </table:table-cell>
          <table:table-cell table:formula="of:=1/([.$A53]*[.S$2]*2*PI())" office:value-type="float" office:value="0.0338627538493394" calcext:value-type="float">
            <text:p>0.03386275384934</text:p>
          </table:table-cell>
          <table:table-cell table:formula="of:=1/([.$A53]*[.T$2]*2*PI())" office:value-type="float" office:value="0.0159154943091895" calcext:value-type="float">
            <text:p>0.01591549430919</text:p>
          </table:table-cell>
          <table:table-cell table:formula="of:=1/([.$A53]*[.U$2]*2*PI())" office:value-type="float" office:value="0.00723431559508615" calcext:value-type="float">
            <text:p>0.007234315595086</text:p>
          </table:table-cell>
          <table:table-cell table:formula="of:=1/([.$A53]*[.V$2]*2*PI())" office:value-type="float" office:value="0.00338627538493394" calcext:value-type="float">
            <text:p>0.003386275384934</text:p>
          </table:table-cell>
          <table:table-cell table:formula="of:=1/([.$A53]*[.W$2]*2*PI())" office:value-type="float" office:value="0.00159154943091895" calcext:value-type="float">
            <text:p>0.001591549430919</text:p>
          </table:table-cell>
          <table:table-cell table:formula="of:=1/([.$A53]*[.X$2]*2*PI())" office:value-type="float" office:value="0.000723431559508615" calcext:value-type="float">
            <text:p>0.000723431559509</text:p>
          </table:table-cell>
          <table:table-cell table:formula="of:=1/([.$A53]*[.Y$2]*2*PI())" office:value-type="float" office:value="0.000338627538493394" calcext:value-type="float">
            <text:p>0.000338627538493</text:p>
          </table:table-cell>
          <table:table-cell/>
        </table:table-row>
        <table:table-row table:style-name="ro1">
          <table:table-cell table:formula="of:=[$resistor.A53]" office:value-type="float" office:value="1500000" calcext:value-type="float">
            <text:p>1500000</text:p>
          </table:table-cell>
          <table:table-cell table:formula="of:=1/([.$A54]*[.B$2]*2*PI())" office:value-type="float" office:value="10610.3295394597" calcext:value-type="float">
            <text:p>10610.3295394597</text:p>
          </table:table-cell>
          <table:table-cell table:formula="of:=1/([.$A54]*[.C$2]*2*PI())" office:value-type="float" office:value="4822.87706339077" calcext:value-type="float">
            <text:p>4822.87706339077</text:p>
          </table:table-cell>
          <table:table-cell table:formula="of:=1/([.$A54]*[.D$2]*2*PI())" office:value-type="float" office:value="2257.5169232893" calcext:value-type="float">
            <text:p>2257.5169232893</text:p>
          </table:table-cell>
          <table:table-cell table:formula="of:=1/([.$A54]*[.E$2]*2*PI())" office:value-type="float" office:value="1061.03295394597" calcext:value-type="float">
            <text:p>1061.03295394597</text:p>
          </table:table-cell>
          <table:table-cell table:formula="of:=1/([.$A54]*[.F$2]*2*PI())" office:value-type="float" office:value="482.287706339077" calcext:value-type="float">
            <text:p>482.287706339077</text:p>
          </table:table-cell>
          <table:table-cell table:formula="of:=1/([.$A54]*[.G$2]*2*PI())" office:value-type="float" office:value="225.75169232893" calcext:value-type="float">
            <text:p>225.75169232893</text:p>
          </table:table-cell>
          <table:table-cell table:formula="of:=1/([.$A54]*[.H$2]*2*PI())" office:value-type="float" office:value="106.103295394597" calcext:value-type="float">
            <text:p>106.103295394597</text:p>
          </table:table-cell>
          <table:table-cell table:formula="of:=1/([.$A54]*[.I$2]*2*PI())" office:value-type="float" office:value="48.2287706339077" calcext:value-type="float">
            <text:p>48.2287706339077</text:p>
          </table:table-cell>
          <table:table-cell table:formula="of:=1/([.$A54]*[.J$2]*2*PI())" office:value-type="float" office:value="22.575169232893" calcext:value-type="float">
            <text:p>22.575169232893</text:p>
          </table:table-cell>
          <table:table-cell table:formula="of:=1/([.$A54]*[.K$2]*2*PI())" office:value-type="float" office:value="10.6103295394597" calcext:value-type="float">
            <text:p>10.6103295394597</text:p>
          </table:table-cell>
          <table:table-cell table:formula="of:=1/([.$A54]*[.L$2]*2*PI())" office:value-type="float" office:value="4.82287706339077" calcext:value-type="float">
            <text:p>4.82287706339077</text:p>
          </table:table-cell>
          <table:table-cell table:formula="of:=1/([.$A54]*[.M$2]*2*PI())" office:value-type="float" office:value="2.2575169232893" calcext:value-type="float">
            <text:p>2.2575169232893</text:p>
          </table:table-cell>
          <table:table-cell table:formula="of:=1/([.$A54]*[.N$2]*2*PI())" office:value-type="float" office:value="1.06103295394597" calcext:value-type="float">
            <text:p>1.06103295394597</text:p>
          </table:table-cell>
          <table:table-cell table:formula="of:=1/([.$A54]*[.O$2]*2*PI())" office:value-type="float" office:value="0.482287706339077" calcext:value-type="float">
            <text:p>0.482287706339077</text:p>
          </table:table-cell>
          <table:table-cell table:formula="of:=1/([.$A54]*[.P$2]*2*PI())" office:value-type="float" office:value="0.22575169232893" calcext:value-type="float">
            <text:p>0.22575169232893</text:p>
          </table:table-cell>
          <table:table-cell table:formula="of:=1/([.$A54]*[.Q$2]*2*PI())" office:value-type="float" office:value="0.106103295394597" calcext:value-type="float">
            <text:p>0.106103295394597</text:p>
          </table:table-cell>
          <table:table-cell table:formula="of:=1/([.$A54]*[.R$2]*2*PI())" office:value-type="float" office:value="0.0482287706339077" calcext:value-type="float">
            <text:p>0.048228770633908</text:p>
          </table:table-cell>
          <table:table-cell table:formula="of:=1/([.$A54]*[.S$2]*2*PI())" office:value-type="float" office:value="0.022575169232893" calcext:value-type="float">
            <text:p>0.022575169232893</text:p>
          </table:table-cell>
          <table:table-cell table:formula="of:=1/([.$A54]*[.T$2]*2*PI())" office:value-type="float" office:value="0.0106103295394597" calcext:value-type="float">
            <text:p>0.01061032953946</text:p>
          </table:table-cell>
          <table:table-cell table:formula="of:=1/([.$A54]*[.U$2]*2*PI())" office:value-type="float" office:value="0.00482287706339077" calcext:value-type="float">
            <text:p>0.004822877063391</text:p>
          </table:table-cell>
          <table:table-cell table:formula="of:=1/([.$A54]*[.V$2]*2*PI())" office:value-type="float" office:value="0.0022575169232893" calcext:value-type="float">
            <text:p>0.002257516923289</text:p>
          </table:table-cell>
          <table:table-cell table:formula="of:=1/([.$A54]*[.W$2]*2*PI())" office:value-type="float" office:value="0.00106103295394597" calcext:value-type="float">
            <text:p>0.001061032953946</text:p>
          </table:table-cell>
          <table:table-cell table:formula="of:=1/([.$A54]*[.X$2]*2*PI())" office:value-type="float" office:value="0.000482287706339077" calcext:value-type="float">
            <text:p>0.000482287706339</text:p>
          </table:table-cell>
          <table:table-cell table:formula="of:=1/([.$A54]*[.Y$2]*2*PI())" office:value-type="float" office:value="0.00022575169232893" calcext:value-type="float">
            <text:p>0.000225751692329</text:p>
          </table:table-cell>
          <table:table-cell/>
        </table:table-row>
        <table:table-row table:style-name="ro1">
          <table:table-cell table:formula="of:=[$resistor.A54]" office:value-type="float" office:value="2200000" calcext:value-type="float">
            <text:p>2200000</text:p>
          </table:table-cell>
          <table:table-cell table:formula="of:=1/([.$A55]*[.B$2]*2*PI())" office:value-type="float" office:value="7234.31559508615" calcext:value-type="float">
            <text:p>7234.31559508615</text:p>
          </table:table-cell>
          <table:table-cell table:formula="of:=1/([.$A55]*[.C$2]*2*PI())" office:value-type="float" office:value="3288.32527049371" calcext:value-type="float">
            <text:p>3288.32527049371</text:p>
          </table:table-cell>
          <table:table-cell table:formula="of:=1/([.$A55]*[.D$2]*2*PI())" office:value-type="float" office:value="1539.21608406088" calcext:value-type="float">
            <text:p>1539.21608406088</text:p>
          </table:table-cell>
          <table:table-cell table:formula="of:=1/([.$A55]*[.E$2]*2*PI())" office:value-type="float" office:value="723.431559508615" calcext:value-type="float">
            <text:p>723.431559508615</text:p>
          </table:table-cell>
          <table:table-cell table:formula="of:=1/([.$A55]*[.F$2]*2*PI())" office:value-type="float" office:value="328.832527049371" calcext:value-type="float">
            <text:p>328.832527049371</text:p>
          </table:table-cell>
          <table:table-cell table:formula="of:=1/([.$A55]*[.G$2]*2*PI())" office:value-type="float" office:value="153.921608406088" calcext:value-type="float">
            <text:p>153.921608406088</text:p>
          </table:table-cell>
          <table:table-cell table:formula="of:=1/([.$A55]*[.H$2]*2*PI())" office:value-type="float" office:value="72.3431559508615" calcext:value-type="float">
            <text:p>72.3431559508615</text:p>
          </table:table-cell>
          <table:table-cell table:formula="of:=1/([.$A55]*[.I$2]*2*PI())" office:value-type="float" office:value="32.8832527049371" calcext:value-type="float">
            <text:p>32.8832527049371</text:p>
          </table:table-cell>
          <table:table-cell table:formula="of:=1/([.$A55]*[.J$2]*2*PI())" office:value-type="float" office:value="15.3921608406088" calcext:value-type="float">
            <text:p>15.3921608406088</text:p>
          </table:table-cell>
          <table:table-cell table:formula="of:=1/([.$A55]*[.K$2]*2*PI())" office:value-type="float" office:value="7.23431559508615" calcext:value-type="float">
            <text:p>7.23431559508615</text:p>
          </table:table-cell>
          <table:table-cell table:formula="of:=1/([.$A55]*[.L$2]*2*PI())" office:value-type="float" office:value="3.28832527049371" calcext:value-type="float">
            <text:p>3.28832527049371</text:p>
          </table:table-cell>
          <table:table-cell table:formula="of:=1/([.$A55]*[.M$2]*2*PI())" office:value-type="float" office:value="1.53921608406088" calcext:value-type="float">
            <text:p>1.53921608406088</text:p>
          </table:table-cell>
          <table:table-cell table:formula="of:=1/([.$A55]*[.N$2]*2*PI())" office:value-type="float" office:value="0.723431559508615" calcext:value-type="float">
            <text:p>0.723431559508615</text:p>
          </table:table-cell>
          <table:table-cell table:formula="of:=1/([.$A55]*[.O$2]*2*PI())" office:value-type="float" office:value="0.328832527049371" calcext:value-type="float">
            <text:p>0.328832527049371</text:p>
          </table:table-cell>
          <table:table-cell table:formula="of:=1/([.$A55]*[.P$2]*2*PI())" office:value-type="float" office:value="0.153921608406088" calcext:value-type="float">
            <text:p>0.153921608406088</text:p>
          </table:table-cell>
          <table:table-cell table:formula="of:=1/([.$A55]*[.Q$2]*2*PI())" office:value-type="float" office:value="0.0723431559508615" calcext:value-type="float">
            <text:p>0.072343155950862</text:p>
          </table:table-cell>
          <table:table-cell table:formula="of:=1/([.$A55]*[.R$2]*2*PI())" office:value-type="float" office:value="0.0328832527049371" calcext:value-type="float">
            <text:p>0.032883252704937</text:p>
          </table:table-cell>
          <table:table-cell table:formula="of:=1/([.$A55]*[.S$2]*2*PI())" office:value-type="float" office:value="0.0153921608406088" calcext:value-type="float">
            <text:p>0.015392160840609</text:p>
          </table:table-cell>
          <table:table-cell table:formula="of:=1/([.$A55]*[.T$2]*2*PI())" office:value-type="float" office:value="0.00723431559508615" calcext:value-type="float">
            <text:p>0.007234315595086</text:p>
          </table:table-cell>
          <table:table-cell table:formula="of:=1/([.$A55]*[.U$2]*2*PI())" office:value-type="float" office:value="0.00328832527049371" calcext:value-type="float">
            <text:p>0.003288325270494</text:p>
          </table:table-cell>
          <table:table-cell table:formula="of:=1/([.$A55]*[.V$2]*2*PI())" office:value-type="float" office:value="0.00153921608406088" calcext:value-type="float">
            <text:p>0.001539216084061</text:p>
          </table:table-cell>
          <table:table-cell table:formula="of:=1/([.$A55]*[.W$2]*2*PI())" office:value-type="float" office:value="0.000723431559508615" calcext:value-type="float">
            <text:p>0.000723431559509</text:p>
          </table:table-cell>
          <table:table-cell table:formula="of:=1/([.$A55]*[.X$2]*2*PI())" office:value-type="float" office:value="0.000328832527049371" calcext:value-type="float">
            <text:p>0.000328832527049</text:p>
          </table:table-cell>
          <table:table-cell table:formula="of:=1/([.$A55]*[.Y$2]*2*PI())" office:value-type="float" office:value="0.000153921608406088" calcext:value-type="float">
            <text:p>0.000153921608406</text:p>
          </table:table-cell>
          <table:table-cell/>
        </table:table-row>
        <table:table-row table:style-name="ro1">
          <table:table-cell table:formula="of:=[$resistor.A55]" office:value-type="float" office:value="3300000" calcext:value-type="float">
            <text:p>3300000</text:p>
          </table:table-cell>
          <table:table-cell table:formula="of:=1/([.$A56]*[.B$2]*2*PI())" office:value-type="float" office:value="4822.87706339077" calcext:value-type="float">
            <text:p>4822.87706339077</text:p>
          </table:table-cell>
          <table:table-cell table:formula="of:=1/([.$A56]*[.C$2]*2*PI())" office:value-type="float" office:value="2192.2168469958" calcext:value-type="float">
            <text:p>2192.2168469958</text:p>
          </table:table-cell>
          <table:table-cell table:formula="of:=1/([.$A56]*[.D$2]*2*PI())" office:value-type="float" office:value="1026.14405604059" calcext:value-type="float">
            <text:p>1026.14405604059</text:p>
          </table:table-cell>
          <table:table-cell table:formula="of:=1/([.$A56]*[.E$2]*2*PI())" office:value-type="float" office:value="482.287706339077" calcext:value-type="float">
            <text:p>482.287706339077</text:p>
          </table:table-cell>
          <table:table-cell table:formula="of:=1/([.$A56]*[.F$2]*2*PI())" office:value-type="float" office:value="219.22168469958" calcext:value-type="float">
            <text:p>219.22168469958</text:p>
          </table:table-cell>
          <table:table-cell table:formula="of:=1/([.$A56]*[.G$2]*2*PI())" office:value-type="float" office:value="102.614405604059" calcext:value-type="float">
            <text:p>102.614405604059</text:p>
          </table:table-cell>
          <table:table-cell table:formula="of:=1/([.$A56]*[.H$2]*2*PI())" office:value-type="float" office:value="48.2287706339077" calcext:value-type="float">
            <text:p>48.2287706339077</text:p>
          </table:table-cell>
          <table:table-cell table:formula="of:=1/([.$A56]*[.I$2]*2*PI())" office:value-type="float" office:value="21.922168469958" calcext:value-type="float">
            <text:p>21.922168469958</text:p>
          </table:table-cell>
          <table:table-cell table:formula="of:=1/([.$A56]*[.J$2]*2*PI())" office:value-type="float" office:value="10.2614405604059" calcext:value-type="float">
            <text:p>10.2614405604059</text:p>
          </table:table-cell>
          <table:table-cell table:formula="of:=1/([.$A56]*[.K$2]*2*PI())" office:value-type="float" office:value="4.82287706339077" calcext:value-type="float">
            <text:p>4.82287706339077</text:p>
          </table:table-cell>
          <table:table-cell table:formula="of:=1/([.$A56]*[.L$2]*2*PI())" office:value-type="float" office:value="2.1922168469958" calcext:value-type="float">
            <text:p>2.1922168469958</text:p>
          </table:table-cell>
          <table:table-cell table:formula="of:=1/([.$A56]*[.M$2]*2*PI())" office:value-type="float" office:value="1.02614405604059" calcext:value-type="float">
            <text:p>1.02614405604059</text:p>
          </table:table-cell>
          <table:table-cell table:formula="of:=1/([.$A56]*[.N$2]*2*PI())" office:value-type="float" office:value="0.482287706339077" calcext:value-type="float">
            <text:p>0.482287706339077</text:p>
          </table:table-cell>
          <table:table-cell table:formula="of:=1/([.$A56]*[.O$2]*2*PI())" office:value-type="float" office:value="0.21922168469958" calcext:value-type="float">
            <text:p>0.21922168469958</text:p>
          </table:table-cell>
          <table:table-cell table:formula="of:=1/([.$A56]*[.P$2]*2*PI())" office:value-type="float" office:value="0.102614405604059" calcext:value-type="float">
            <text:p>0.102614405604059</text:p>
          </table:table-cell>
          <table:table-cell table:formula="of:=1/([.$A56]*[.Q$2]*2*PI())" office:value-type="float" office:value="0.0482287706339077" calcext:value-type="float">
            <text:p>0.048228770633908</text:p>
          </table:table-cell>
          <table:table-cell table:formula="of:=1/([.$A56]*[.R$2]*2*PI())" office:value-type="float" office:value="0.021922168469958" calcext:value-type="float">
            <text:p>0.021922168469958</text:p>
          </table:table-cell>
          <table:table-cell table:formula="of:=1/([.$A56]*[.S$2]*2*PI())" office:value-type="float" office:value="0.0102614405604059" calcext:value-type="float">
            <text:p>0.010261440560406</text:p>
          </table:table-cell>
          <table:table-cell table:formula="of:=1/([.$A56]*[.T$2]*2*PI())" office:value-type="float" office:value="0.00482287706339077" calcext:value-type="float">
            <text:p>0.004822877063391</text:p>
          </table:table-cell>
          <table:table-cell table:formula="of:=1/([.$A56]*[.U$2]*2*PI())" office:value-type="float" office:value="0.0021922168469958" calcext:value-type="float">
            <text:p>0.002192216846996</text:p>
          </table:table-cell>
          <table:table-cell table:formula="of:=1/([.$A56]*[.V$2]*2*PI())" office:value-type="float" office:value="0.00102614405604059" calcext:value-type="float">
            <text:p>0.001026144056041</text:p>
          </table:table-cell>
          <table:table-cell table:formula="of:=1/([.$A56]*[.W$2]*2*PI())" office:value-type="float" office:value="0.000482287706339077" calcext:value-type="float">
            <text:p>0.000482287706339</text:p>
          </table:table-cell>
          <table:table-cell table:formula="of:=1/([.$A56]*[.X$2]*2*PI())" office:value-type="float" office:value="0.00021922168469958" calcext:value-type="float">
            <text:p>0.0002192216847</text:p>
          </table:table-cell>
          <table:table-cell table:formula="of:=1/([.$A56]*[.Y$2]*2*PI())" office:value-type="float" office:value="0.000102614405604059" calcext:value-type="float">
            <text:p>0.000102614405604</text:p>
          </table:table-cell>
          <table:table-cell/>
        </table:table-row>
        <table:table-row table:style-name="ro1">
          <table:table-cell table:formula="of:=[$resistor.A56]" office:value-type="float" office:value="4700000" calcext:value-type="float">
            <text:p>4700000</text:p>
          </table:table-cell>
          <table:table-cell table:formula="of:=1/([.$A57]*[.B$2]*2*PI())" office:value-type="float" office:value="3386.27538493394" calcext:value-type="float">
            <text:p>3386.27538493394</text:p>
          </table:table-cell>
          <table:table-cell table:formula="of:=1/([.$A57]*[.C$2]*2*PI())" office:value-type="float" office:value="1539.21608406088" calcext:value-type="float">
            <text:p>1539.21608406088</text:p>
          </table:table-cell>
          <table:table-cell table:formula="of:=1/([.$A57]*[.D$2]*2*PI())" office:value-type="float" office:value="720.484124454031" calcext:value-type="float">
            <text:p>720.484124454031</text:p>
          </table:table-cell>
          <table:table-cell table:formula="of:=1/([.$A57]*[.E$2]*2*PI())" office:value-type="float" office:value="338.627538493394" calcext:value-type="float">
            <text:p>338.627538493394</text:p>
          </table:table-cell>
          <table:table-cell table:formula="of:=1/([.$A57]*[.F$2]*2*PI())" office:value-type="float" office:value="153.921608406088" calcext:value-type="float">
            <text:p>153.921608406088</text:p>
          </table:table-cell>
          <table:table-cell table:formula="of:=1/([.$A57]*[.G$2]*2*PI())" office:value-type="float" office:value="72.048412445403" calcext:value-type="float">
            <text:p>72.048412445403</text:p>
          </table:table-cell>
          <table:table-cell table:formula="of:=1/([.$A57]*[.H$2]*2*PI())" office:value-type="float" office:value="33.8627538493394" calcext:value-type="float">
            <text:p>33.8627538493394</text:p>
          </table:table-cell>
          <table:table-cell table:formula="of:=1/([.$A57]*[.I$2]*2*PI())" office:value-type="float" office:value="15.3921608406088" calcext:value-type="float">
            <text:p>15.3921608406088</text:p>
          </table:table-cell>
          <table:table-cell table:formula="of:=1/([.$A57]*[.J$2]*2*PI())" office:value-type="float" office:value="7.20484124454031" calcext:value-type="float">
            <text:p>7.20484124454031</text:p>
          </table:table-cell>
          <table:table-cell table:formula="of:=1/([.$A57]*[.K$2]*2*PI())" office:value-type="float" office:value="3.38627538493394" calcext:value-type="float">
            <text:p>3.38627538493394</text:p>
          </table:table-cell>
          <table:table-cell table:formula="of:=1/([.$A57]*[.L$2]*2*PI())" office:value-type="float" office:value="1.53921608406088" calcext:value-type="float">
            <text:p>1.53921608406088</text:p>
          </table:table-cell>
          <table:table-cell table:formula="of:=1/([.$A57]*[.M$2]*2*PI())" office:value-type="float" office:value="0.720484124454031" calcext:value-type="float">
            <text:p>0.720484124454031</text:p>
          </table:table-cell>
          <table:table-cell table:formula="of:=1/([.$A57]*[.N$2]*2*PI())" office:value-type="float" office:value="0.338627538493394" calcext:value-type="float">
            <text:p>0.338627538493394</text:p>
          </table:table-cell>
          <table:table-cell table:formula="of:=1/([.$A57]*[.O$2]*2*PI())" office:value-type="float" office:value="0.153921608406088" calcext:value-type="float">
            <text:p>0.153921608406088</text:p>
          </table:table-cell>
          <table:table-cell table:formula="of:=1/([.$A57]*[.P$2]*2*PI())" office:value-type="float" office:value="0.0720484124454031" calcext:value-type="float">
            <text:p>0.072048412445403</text:p>
          </table:table-cell>
          <table:table-cell table:formula="of:=1/([.$A57]*[.Q$2]*2*PI())" office:value-type="float" office:value="0.0338627538493394" calcext:value-type="float">
            <text:p>0.03386275384934</text:p>
          </table:table-cell>
          <table:table-cell table:formula="of:=1/([.$A57]*[.R$2]*2*PI())" office:value-type="float" office:value="0.0153921608406088" calcext:value-type="float">
            <text:p>0.015392160840609</text:p>
          </table:table-cell>
          <table:table-cell table:formula="of:=1/([.$A57]*[.S$2]*2*PI())" office:value-type="float" office:value="0.00720484124454031" calcext:value-type="float">
            <text:p>0.00720484124454</text:p>
          </table:table-cell>
          <table:table-cell table:formula="of:=1/([.$A57]*[.T$2]*2*PI())" office:value-type="float" office:value="0.00338627538493394" calcext:value-type="float">
            <text:p>0.003386275384934</text:p>
          </table:table-cell>
          <table:table-cell table:formula="of:=1/([.$A57]*[.U$2]*2*PI())" office:value-type="float" office:value="0.00153921608406088" calcext:value-type="float">
            <text:p>0.001539216084061</text:p>
          </table:table-cell>
          <table:table-cell table:formula="of:=1/([.$A57]*[.V$2]*2*PI())" office:value-type="float" office:value="0.000720484124454031" calcext:value-type="float">
            <text:p>0.000720484124454</text:p>
          </table:table-cell>
          <table:table-cell table:formula="of:=1/([.$A57]*[.W$2]*2*PI())" office:value-type="float" office:value="0.000338627538493394" calcext:value-type="float">
            <text:p>0.000338627538493</text:p>
          </table:table-cell>
          <table:table-cell table:formula="of:=1/([.$A57]*[.X$2]*2*PI())" office:value-type="float" office:value="0.000153921608406088" calcext:value-type="float">
            <text:p>0.000153921608406</text:p>
          </table:table-cell>
          <table:table-cell table:formula="of:=1/([.$A57]*[.Y$2]*2*PI())" office:value-type="float" office:value="0.000072048412445403" calcext:value-type="float">
            <text:p>7.2048412445403E-05</text:p>
          </table:table-cell>
          <table:table-cell/>
        </table:table-row>
        <table:table-row table:style-name="ro1">
          <table:table-cell table:formula="of:=[$resistor.A57]" office:value-type="float" office:value="6800000" calcext:value-type="float">
            <text:p>6800000</text:p>
          </table:table-cell>
          <table:table-cell table:formula="of:=1/([.$A58]*[.B$2]*2*PI())" office:value-type="float" office:value="2340.51386899846" calcext:value-type="float">
            <text:p>2340.51386899846</text:p>
          </table:table-cell>
          <table:table-cell table:formula="of:=1/([.$A58]*[.C$2]*2*PI())" office:value-type="float" office:value="1063.86994045385" calcext:value-type="float">
            <text:p>1063.86994045385</text:p>
          </table:table-cell>
          <table:table-cell table:formula="of:=1/([.$A58]*[.D$2]*2*PI())" office:value-type="float" office:value="497.981674254992" calcext:value-type="float">
            <text:p>497.981674254992</text:p>
          </table:table-cell>
          <table:table-cell table:formula="of:=1/([.$A58]*[.E$2]*2*PI())" office:value-type="float" office:value="234.051386899846" calcext:value-type="float">
            <text:p>234.051386899846</text:p>
          </table:table-cell>
          <table:table-cell table:formula="of:=1/([.$A58]*[.F$2]*2*PI())" office:value-type="float" office:value="106.386994045385" calcext:value-type="float">
            <text:p>106.386994045385</text:p>
          </table:table-cell>
          <table:table-cell table:formula="of:=1/([.$A58]*[.G$2]*2*PI())" office:value-type="float" office:value="49.7981674254992" calcext:value-type="float">
            <text:p>49.7981674254992</text:p>
          </table:table-cell>
          <table:table-cell table:formula="of:=1/([.$A58]*[.H$2]*2*PI())" office:value-type="float" office:value="23.4051386899846" calcext:value-type="float">
            <text:p>23.4051386899846</text:p>
          </table:table-cell>
          <table:table-cell table:formula="of:=1/([.$A58]*[.I$2]*2*PI())" office:value-type="float" office:value="10.6386994045385" calcext:value-type="float">
            <text:p>10.6386994045385</text:p>
          </table:table-cell>
          <table:table-cell table:formula="of:=1/([.$A58]*[.J$2]*2*PI())" office:value-type="float" office:value="4.97981674254992" calcext:value-type="float">
            <text:p>4.97981674254992</text:p>
          </table:table-cell>
          <table:table-cell table:formula="of:=1/([.$A58]*[.K$2]*2*PI())" office:value-type="float" office:value="2.34051386899846" calcext:value-type="float">
            <text:p>2.34051386899846</text:p>
          </table:table-cell>
          <table:table-cell table:formula="of:=1/([.$A58]*[.L$2]*2*PI())" office:value-type="float" office:value="1.06386994045385" calcext:value-type="float">
            <text:p>1.06386994045385</text:p>
          </table:table-cell>
          <table:table-cell table:formula="of:=1/([.$A58]*[.M$2]*2*PI())" office:value-type="float" office:value="0.497981674254992" calcext:value-type="float">
            <text:p>0.497981674254992</text:p>
          </table:table-cell>
          <table:table-cell table:formula="of:=1/([.$A58]*[.N$2]*2*PI())" office:value-type="float" office:value="0.234051386899846" calcext:value-type="float">
            <text:p>0.234051386899846</text:p>
          </table:table-cell>
          <table:table-cell table:formula="of:=1/([.$A58]*[.O$2]*2*PI())" office:value-type="float" office:value="0.106386994045385" calcext:value-type="float">
            <text:p>0.106386994045385</text:p>
          </table:table-cell>
          <table:table-cell table:formula="of:=1/([.$A58]*[.P$2]*2*PI())" office:value-type="float" office:value="0.0497981674254992" calcext:value-type="float">
            <text:p>0.049798167425499</text:p>
          </table:table-cell>
          <table:table-cell table:formula="of:=1/([.$A58]*[.Q$2]*2*PI())" office:value-type="float" office:value="0.0234051386899846" calcext:value-type="float">
            <text:p>0.023405138689985</text:p>
          </table:table-cell>
          <table:table-cell table:formula="of:=1/([.$A58]*[.R$2]*2*PI())" office:value-type="float" office:value="0.0106386994045385" calcext:value-type="float">
            <text:p>0.010638699404539</text:p>
          </table:table-cell>
          <table:table-cell table:formula="of:=1/([.$A58]*[.S$2]*2*PI())" office:value-type="float" office:value="0.00497981674254992" calcext:value-type="float">
            <text:p>0.00497981674255</text:p>
          </table:table-cell>
          <table:table-cell table:formula="of:=1/([.$A58]*[.T$2]*2*PI())" office:value-type="float" office:value="0.00234051386899846" calcext:value-type="float">
            <text:p>0.002340513868998</text:p>
          </table:table-cell>
          <table:table-cell table:formula="of:=1/([.$A58]*[.U$2]*2*PI())" office:value-type="float" office:value="0.00106386994045385" calcext:value-type="float">
            <text:p>0.001063869940454</text:p>
          </table:table-cell>
          <table:table-cell table:formula="of:=1/([.$A58]*[.V$2]*2*PI())" office:value-type="float" office:value="0.000497981674254992" calcext:value-type="float">
            <text:p>0.000497981674255</text:p>
          </table:table-cell>
          <table:table-cell table:formula="of:=1/([.$A58]*[.W$2]*2*PI())" office:value-type="float" office:value="0.000234051386899846" calcext:value-type="float">
            <text:p>0.0002340513869</text:p>
          </table:table-cell>
          <table:table-cell table:formula="of:=1/([.$A58]*[.X$2]*2*PI())" office:value-type="float" office:value="0.000106386994045385" calcext:value-type="float">
            <text:p>0.000106386994045</text:p>
          </table:table-cell>
          <table:table-cell table:formula="of:=1/([.$A58]*[.Y$2]*2*PI())" office:value-type="float" office:value="0.0000497981674254992" calcext:value-type="float">
            <text:p>4.97981674254992E-05</text:p>
          </table:table-cell>
          <table:table-cell/>
        </table:table-row>
        <table:table-row table:style-name="ro1">
          <table:table-cell table:style-name="ce2" office:value-type="string" calcext:value-type="string">
            <text:p>Ω</text:p>
          </table:table-cell>
          <table:table-cell table:style-name="Default" table:number-columns-repeated="24"/>
          <table:table-cell/>
        </table:table-row>
        <calcext:conditional-formats>
          <calcext:conditional-format calcext:target-range-address="Sheet1.B3:Sheet1.Y58">
            <calcext:condition calcext:apply-style-name="Good" calcext:value="between(4600,3400)" calcext:base-cell-address="Sheet1.B3"/>
          </calcext:conditional-format>
        </calcext:conditional-formats>
      </table:table>
      <table:table table:name="resistor" table:style-name="ta1">
        <table:table-column table:style-name="co1" table:default-cell-style-name="Default"/>
        <table:table-row table:style-name="ro1">
          <table:table-cell office:value-type="string" calcext:value-type="string">
            <text:p>resisto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</table:table-row>
        <table:table-row table:style-name="ro1">
          <table:table-cell table:formula="of:=10*[.A30]" office:value-type="float" office:value="100000" calcext:value-type="float">
            <text:p>100000</text:p>
          </table:table-cell>
        </table:table-row>
        <table:table-row table:style-name="ro1">
          <table:table-cell table:formula="of:=10*[.A31]" office:value-type="float" office:value="120000" calcext:value-type="float">
            <text:p>120000</text:p>
          </table:table-cell>
        </table:table-row>
        <table:table-row table:style-name="ro1">
          <table:table-cell table:formula="of:=10*[.A32]" office:value-type="float" office:value="150000" calcext:value-type="float">
            <text:p>150000</text:p>
          </table:table-cell>
        </table:table-row>
        <table:table-row table:style-name="ro1">
          <table:table-cell table:formula="of:=10*[.A33]" office:value-type="float" office:value="180000" calcext:value-type="float">
            <text:p>180000</text:p>
          </table:table-cell>
        </table:table-row>
        <table:table-row table:style-name="ro1">
          <table:table-cell table:formula="of:=10*[.A34]" office:value-type="float" office:value="220000" calcext:value-type="float">
            <text:p>220000</text:p>
          </table:table-cell>
        </table:table-row>
        <table:table-row table:style-name="ro1">
          <table:table-cell table:formula="of:=10*[.A35]" office:value-type="float" office:value="270000" calcext:value-type="float">
            <text:p>270000</text:p>
          </table:table-cell>
        </table:table-row>
        <table:table-row table:style-name="ro1">
          <table:table-cell table:formula="of:=10*[.A36]" office:value-type="float" office:value="330000" calcext:value-type="float">
            <text:p>330000</text:p>
          </table:table-cell>
        </table:table-row>
        <table:table-row table:style-name="ro1">
          <table:table-cell table:formula="of:=10*[.A37]" office:value-type="float" office:value="390000" calcext:value-type="float">
            <text:p>390000</text:p>
          </table:table-cell>
        </table:table-row>
        <table:table-row table:style-name="ro1">
          <table:table-cell table:formula="of:=10*[.A38]" office:value-type="float" office:value="470000" calcext:value-type="float">
            <text:p>470000</text:p>
          </table:table-cell>
        </table:table-row>
        <table:table-row table:style-name="ro1">
          <table:table-cell table:formula="of:=10*[.A39]" office:value-type="float" office:value="560000" calcext:value-type="float">
            <text:p>560000</text:p>
          </table:table-cell>
        </table:table-row>
        <table:table-row table:style-name="ro1">
          <table:table-cell table:formula="of:=10*[.A40]" office:value-type="float" office:value="680000" calcext:value-type="float">
            <text:p>680000</text:p>
          </table:table-cell>
        </table:table-row>
        <table:table-row table:style-name="ro1">
          <table:table-cell table:formula="of:=10*[.A41]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</table:table-row>
      </table:table>
      <table:table table:name="cap" table:style-name="ta1">
        <table:table-column table:style-name="co1" table:default-cell-style-name="ce4"/>
        <table:table-row table:style-name="ro1">
          <table:table-cell table:style-name="Default" office:value-type="string" calcext:value-type="string">
            <text:p>capacitors</text:p>
          </table:table-cell>
        </table:table-row>
        <table:table-row table:style-name="ro1">
          <table:table-cell office:value-type="float" office:value="0.00000000001" calcext:value-type="float">
            <text:p>1.00E-11</text:p>
          </table:table-cell>
        </table:table-row>
        <table:table-row table:style-name="ro1">
          <table:table-cell office:value-type="float" office:value="0.000000000022" calcext:value-type="float">
            <text:p>2.20E-11</text:p>
          </table:table-cell>
        </table:table-row>
        <table:table-row table:style-name="ro1">
          <table:table-cell office:value-type="float" office:value="0.000000000047" calcext:value-type="float">
            <text:p>4.70E-11</text:p>
          </table:table-cell>
        </table:table-row>
        <table:table-row table:style-name="ro1">
          <table:table-cell office:value-type="float" office:value="0.0000000001" calcext:value-type="float">
            <text:p>1.00E-10</text:p>
          </table:table-cell>
        </table:table-row>
        <table:table-row table:style-name="ro1">
          <table:table-cell office:value-type="float" office:value="0.00000000022" calcext:value-type="float">
            <text:p>2.20E-10</text:p>
          </table:table-cell>
        </table:table-row>
        <table:table-row table:style-name="ro1">
          <table:table-cell office:value-type="float" office:value="0.00000000047" calcext:value-type="float">
            <text:p>4.70E-10</text:p>
          </table:table-cell>
        </table:table-row>
        <table:table-row table:style-name="ro1">
          <table:table-cell office:value-type="float" office:value="0.000000001" calcext:value-type="float">
            <text:p>1.00E-09</text:p>
          </table:table-cell>
        </table:table-row>
        <table:table-row table:style-name="ro1">
          <table:table-cell office:value-type="float" office:value="0.0000000022" calcext:value-type="float">
            <text:p>2.20E-09</text:p>
          </table:table-cell>
        </table:table-row>
        <table:table-row table:style-name="ro1">
          <table:table-cell office:value-type="float" office:value="0.0000000047" calcext:value-type="float">
            <text:p>4.70E-09</text:p>
          </table:table-cell>
        </table:table-row>
        <table:table-row table:style-name="ro1">
          <table:table-cell office:value-type="float" office:value="0.00000001" calcext:value-type="float">
            <text:p>1.00E-08</text:p>
          </table:table-cell>
        </table:table-row>
        <table:table-row table:style-name="ro1">
          <table:table-cell office:value-type="float" office:value="0.000000022" calcext:value-type="float">
            <text:p>2.20E-08</text:p>
          </table:table-cell>
        </table:table-row>
        <table:table-row table:style-name="ro1">
          <table:table-cell office:value-type="float" office:value="0.000000047" calcext:value-type="float">
            <text:p>4.70E-08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0.00000022" calcext:value-type="float">
            <text:p>2.20E-07</text:p>
          </table:table-cell>
        </table:table-row>
        <table:table-row table:style-name="ro1">
          <table:table-cell office:value-type="float" office:value="0.00000047" calcext:value-type="float">
            <text:p>4.70E-07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0.0000022" calcext:value-type="float">
            <text:p>2.20E-06</text:p>
          </table:table-cell>
        </table:table-row>
        <table:table-row table:style-name="ro1">
          <table:table-cell office:value-type="float" office:value="0.0000047" calcext:value-type="float">
            <text:p>4.70E-06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</table:table-row>
        <table:table-row table:style-name="ro1">
          <table:table-cell office:value-type="float" office:value="0.000022" calcext:value-type="float">
            <text:p>2.20E-05</text:p>
          </table:table-cell>
        </table:table-row>
        <table:table-row table:style-name="ro1">
          <table:table-cell office:value-type="float" office:value="0.000047" calcext:value-type="float">
            <text:p>4.70E-05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</table:table-row>
        <table:table-row table:style-name="ro1">
          <table:table-cell office:value-type="float" office:value="0.00022" calcext:value-type="float">
            <text:p>2.20E-04</text:p>
          </table:table-cell>
        </table:table-row>
        <table:table-row table:style-name="ro1">
          <table:table-cell office:value-type="float" office:value="0.00047" calcext:value-type="float">
            <text:p>4.70E-04</text:p>
          </table:table-cell>
        </table:table-row>
      </table:table>
      <table:named-expressions>
        <table:named-range table:name="resistors" table:base-cell-address="$resistor.$A$2" table:cell-range-address="$resistor.$A$2:.$A$5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6:34:19.316336821</meta:creation-date>
    <meta:editing-duration>P0D</meta:editing-duration>
    <meta:editing-cycles>1</meta:editing-cycles>
    <meta:generator>LibreOffice/6.2.8.2$Linux_X86_64 LibreOffice_project/20$Build-2</meta:generator>
    <meta:document-statistic meta:table-count="3" meta:cell-count="1512" meta:object-count="0"/>
  </office:meta>
</office:document-meta>
</file>